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master-page-name="MasterPage2" style:family="paragraph" style:name="P39">
      <style:text-properties/>
      <style:paragraph-properties fo:margin-left="0cm" fo:margin-right="0cm" fo:text-indent="0cm"/>
    </style:style>
    <style:style style:family="paragraph" style:name="P41">
      <style:text-properties/>
      <style:paragraph-properties fo:margin-left="0cm" fo:margin-right="0cm" fo:text-indent="1.251cm"/>
    </style:style>
    <style:style style:family="paragraph" style:name="P42">
      <style:text-properties/>
      <style:paragraph-properties fo:margin-left="0cm" fo:margin-right="0cm" fo:text-indent="1.251cm"/>
    </style:style>
    <style:style style:parent-style-name="744" style:list-style-name="WWNum24" style:family="paragraph" style:name="P43">
      <style:text-properties/>
      <style:paragraph-properties/>
    </style:style>
    <style:style style:parent-style-name="744" style:list-style-name="WWNum24" style:family="paragraph" style:name="P44">
      <style:text-properties/>
      <style:paragraph-properties/>
    </style:style>
    <style:style style:parent-style-name="744" style:list-style-name="WWNum24" style:family="paragraph" style:name="P45">
      <style:text-properties/>
      <style:paragraph-properties/>
    </style:style>
    <style:style style:family="text" style:name="T1112">
      <style:text-properties fo:color="#000000" fo:font-family="Arial" style:font-family-complex="Arial" fo:font-size="11pt" fo:language="en" fo:country="US"/>
    </style:style>
    <style:style style:parent-style-name="744" style:list-style-name="WWNum1" style:family="paragraph" style:name="P46">
      <style:text-properties/>
      <style:paragraph-properties/>
    </style:style>
    <style:style style:parent-style-name="744" style:list-style-name="WWNum1" style:family="paragraph" style:name="P47">
      <style:text-properties/>
      <style:paragraph-properties/>
    </style:style>
    <style:style style:parent-style-name="744" style:list-style-name="WWNum1" style:family="paragraph" style:name="P48">
      <style:text-properties/>
      <style:paragraph-properties/>
    </style:style>
    <style:style style:family="text" style:name="T1113">
      <style:text-properties fo:color="#000000" fo:font-family="Arial" style:font-family-complex="Arial" fo:font-size="11pt" fo:language="en" fo:country="US"/>
    </style:style>
    <style:style style:family="text" style:name="T1114">
      <style:text-properties fo:color="#000000" fo:font-family="Arial" style:font-family-complex="Arial" fo:font-size="11pt" fo:language="en" fo:country="US"/>
    </style:style>
    <style:style style:parent-style-name="744" style:list-style-name="WWNum1" style:family="paragraph" style:name="P49">
      <style:text-properties/>
      <style:paragraph-properties/>
    </style:style>
    <style:style style:parent-style-name="744" style:list-style-name="WWNum1" style:family="paragraph" style:name="P50">
      <style:text-properties/>
      <style:paragraph-properties/>
    </style:style>
    <style:style style:parent-style-name="744" style:list-style-name="WWNum1" style:family="paragraph" style:name="P51">
      <style:text-properties/>
      <style:paragraph-properties/>
    </style:style>
    <style:style style:parent-style-name="744" style:list-style-name="WWNum1" style:family="paragraph" style:name="P52">
      <style:text-properties/>
      <style:paragraph-properties/>
    </style:style>
    <style:style style:parent-style-name="744" style:list-style-name="WWNum1" style:family="paragraph" style:name="P53">
      <style:text-properties/>
      <style:paragraph-properties/>
    </style:style>
    <style:style style:parent-style-name="744" style:list-style-name="WWNum1" style:family="paragraph" style:name="P54">
      <style:text-properties/>
      <style:paragraph-properties/>
    </style:style>
    <style:style style:parent-style-name="744" style:list-style-name="WWNum1" style:family="paragraph" style:name="P55">
      <style:text-properties/>
      <style:paragraph-properties/>
    </style:style>
    <style:style style:parent-style-name="744" style:list-style-name="WWNum1" style:family="paragraph" style:name="P56">
      <style:text-properties/>
      <style:paragraph-properties/>
    </style:style>
    <style:style style:parent-style-name="744" style:list-style-name="WWNum1" style:family="paragraph" style:name="P57">
      <style:text-properties/>
      <style:paragraph-properties/>
    </style:style>
    <style:style style:family="text" style:name="T1115">
      <style:text-properties fo:color="#000000" fo:font-family="Arial" style:font-family-complex="Arial" fo:font-size="11pt" fo:language="en" fo:country="US"/>
    </style:style>
    <style:style style:family="paragraph" style:name="P58">
      <style:text-properties/>
      <style:paragraph-properties/>
    </style:style>
    <style:style style:parent-style-name="744" style:list-style-name="WWNum4" style:family="paragraph" style:name="P59">
      <style:text-properties/>
      <style:paragraph-properties/>
    </style:style>
    <style:style style:parent-style-name="744" style:list-style-name="WWNum4" style:family="paragraph" style:name="P60">
      <style:text-properties/>
      <style:paragraph-properties/>
    </style:style>
    <style:style style:family="text" style:name="T1116">
      <style:text-properties fo:color="#000000" fo:font-family="Arial" style:font-family-complex="Arial" fo:font-size="11pt" fo:language="en" fo:country="US"/>
    </style:style>
    <style:style style:parent-style-name="744" style:list-style-name="WWNum4" style:family="paragraph" style:name="P61">
      <style:text-properties/>
      <style:paragraph-properties/>
    </style:style>
    <style:style style:parent-style-name="744" style:list-style-name="WWNum4" style:family="paragraph" style:name="P62">
      <style:text-properties/>
      <style:paragraph-properties/>
    </style:style>
    <style:style style:family="text" style:name="T1117">
      <style:text-properties fo:color="#000000" fo:font-family="Arial" style:font-family-complex="Arial" fo:font-size="11pt" fo:language="en" fo:country="US"/>
    </style:style>
    <style:style style:parent-style-name="744" style:list-style-name="WWNum4" style:family="paragraph" style:name="P63">
      <style:text-properties/>
      <style:paragraph-properties/>
    </style:style>
    <style:style style:parent-style-name="744" style:list-style-name="WWNum4" style:family="paragraph" style:name="P64">
      <style:text-properties/>
      <style:paragraph-properties/>
    </style:style>
    <style:style style:family="text" style:name="T1118">
      <style:text-properties fo:color="#000000" fo:font-family="Arial" style:font-family-complex="Arial" fo:font-size="11pt" fo:language="en" fo:country="US"/>
    </style:style>
    <style:style style:parent-style-name="744" style:list-style-name="WWNum4" style:family="paragraph" style:name="P65">
      <style:text-properties/>
      <style:paragraph-properties/>
    </style:style>
    <style:style style:parent-style-name="744" style:list-style-name="WWNum4" style:family="paragraph" style:name="P66">
      <style:text-properties/>
      <style:paragraph-properties/>
    </style:style>
    <style:style style:family="text" style:name="T1119">
      <style:text-properties fo:color="#000000" fo:font-family="Arial" style:font-family-complex="Arial" fo:font-size="11pt" fo:language="en" fo:country="US"/>
    </style:style>
    <style:style style:parent-style-name="744" style:list-style-name="WWNum4" style:family="paragraph" style:name="P67">
      <style:text-properties/>
      <style:paragraph-properties/>
    </style:style>
    <style:style style:family="paragraph" style:name="P68">
      <style:text-properties/>
      <style:paragraph-properties fo:margin-left="0cm" fo:margin-right="0cm" fo:text-indent="0cm"/>
    </style:style>
    <style:style style:family="paragraph" style:name="P69">
      <style:text-properties/>
      <style:paragraph-properties fo:margin-left="0cm" fo:margin-right="0cm" fo:text-indent="0cm"/>
    </style:style>
    <style:style style:parent-style-name="744" style:list-style-name="WWNum25" style:family="paragraph" style:name="P70">
      <style:text-properties/>
      <style:paragraph-properties/>
    </style:style>
    <style:style style:parent-style-name="744" style:list-style-name="WWNum25" style:family="paragraph" style:name="P71">
      <style:text-properties/>
      <style:paragraph-properties/>
    </style:style>
    <style:style style:family="text" style:name="T1120">
      <style:text-properties fo:color="#000000" fo:font-family="Arial" style:font-family-complex="Arial" fo:font-size="11pt" fo:language="en" fo:country="US"/>
    </style:style>
    <style:style style:parent-style-name="744" style:list-style-name="WWNum25" style:family="paragraph" style:name="P72">
      <style:text-properties/>
      <style:paragraph-properties/>
    </style:style>
    <style:style style:parent-style-name="744" style:list-style-name="WWNum25" style:family="paragraph" style:name="P73">
      <style:text-properties/>
      <style:paragraph-properties/>
    </style:style>
    <style:style style:family="text" style:name="T1121">
      <style:text-properties fo:color="#000000" fo:font-family="Arial" style:font-family-complex="Arial" fo:font-size="11pt" fo:language="en" fo:country="US"/>
    </style:style>
    <style:style style:parent-style-name="744" style:list-style-name="WWNum25" style:family="paragraph" style:name="P74">
      <style:text-properties/>
      <style:paragraph-properties/>
    </style:style>
    <style:style style:parent-style-name="744" style:list-style-name="WWNum25" style:family="paragraph" style:name="P75">
      <style:text-properties/>
      <style:paragraph-properties/>
    </style:style>
    <style:style style:family="text" style:name="T1122">
      <style:text-properties fo:color="#000000" fo:font-family="Arial" style:font-family-complex="Arial" fo:font-size="11pt" fo:language="en" fo:country="US"/>
    </style:style>
    <style:style style:parent-style-name="744" style:list-style-name="WWNum25" style:family="paragraph" style:name="P76">
      <style:text-properties/>
      <style:paragraph-properties/>
    </style:style>
    <style:style style:parent-style-name="744" style:list-style-name="WWNum25" style:family="paragraph" style:name="P77">
      <style:text-properties/>
      <style:paragraph-properties/>
    </style:style>
    <style:style style:family="paragraph" style:name="P78">
      <style:text-properties/>
      <style:paragraph-properties fo:margin-left="0cm" fo:margin-right="0cm" fo:text-indent="0cm"/>
    </style:style>
    <style:style style:family="text" style:name="T1123">
      <style:text-properties fo:color="#c00000"/>
    </style:style>
    <style:style style:parent-style-name="744" style:list-style-name="WWNum10" style:family="paragraph" style:name="P79">
      <style:text-properties/>
      <style:paragraph-properties/>
    </style:style>
    <style:style style:parent-style-name="744" style:list-style-name="WWNum10" style:family="paragraph" style:name="P80">
      <style:text-properties/>
      <style:paragraph-properties/>
    </style:style>
    <style:style style:parent-style-name="744" style:list-style-name="WWNum10" style:family="paragraph" style:name="P81">
      <style:text-properties/>
      <style:paragraph-properties/>
    </style:style>
    <style:style style:family="text" style:name="T1124">
      <style:text-properties fo:color="#000000" fo:font-family="Arial" style:font-family-complex="Arial" fo:font-size="11pt" fo:language="en" fo:country="US"/>
    </style:style>
    <style:style style:family="text" style:name="T1125">
      <style:text-properties fo:color="#000000" fo:font-family="Arial" style:font-family-complex="Arial" fo:font-size="11pt" fo:language="en" fo:country="US" fo:font-weight="bold"/>
    </style:style>
    <style:style style:family="text" style:name="T1126">
      <style:text-properties fo:color="#000000" fo:font-family="Arial" style:font-family-complex="Arial" fo:font-size="11pt" fo:language="en" fo:country="US" fo:font-weight="normal"/>
    </style:style>
    <style:style style:parent-style-name="744" style:list-style-name="WWNum10" style:family="paragraph" style:name="P82">
      <style:text-properties/>
      <style:paragraph-properties/>
    </style:style>
    <style:style style:family="text" style:name="T1127">
      <style:text-properties fo:color="#000000" fo:font-family="Arial" style:font-family-complex="Arial" fo:font-size="11pt" fo:language="en" fo:country="US" fo:font-weight="normal"/>
    </style:style>
    <style:style style:parent-style-name="744" style:list-style-name="WWNum10" style:family="paragraph" style:name="P83">
      <style:text-properties/>
      <style:paragraph-properties/>
    </style:style>
    <style:style style:parent-style-name="744" style:list-style-name="WWNum10" style:family="paragraph" style:name="P84">
      <style:text-properties/>
      <style:paragraph-properties/>
    </style:style>
    <style:style style:parent-style-name="744" style:list-style-name="WWNum10" style:family="paragraph" style:name="P85">
      <style:text-properties/>
      <style:paragraph-properties/>
    </style:style>
    <style:style style:family="text" style:name="T1128">
      <style:text-properties fo:color="#000000" fo:font-family="Arial" style:font-family-complex="Arial" fo:font-size="11pt" fo:language="en" fo:country="US"/>
    </style:style>
    <style:style style:parent-style-name="744" style:list-style-name="WWNum10" style:family="paragraph" style:name="P86">
      <style:text-properties/>
      <style:paragraph-properties/>
    </style:style>
    <style:style style:parent-style-name="744" style:list-style-name="WWNum10" style:family="paragraph" style:name="P87">
      <style:text-properties/>
      <style:paragraph-properties/>
    </style:style>
    <style:style style:family="paragraph" style:name="P88">
      <style:text-properties/>
      <style:paragraph-properties fo:margin-left="0cm" fo:margin-right="0cm" fo:text-indent="0cm"/>
    </style:style>
    <style:style style:parent-style-name="744" style:list-style-name="WWNum6" style:family="paragraph" style:name="P89">
      <style:text-properties/>
      <style:paragraph-properties/>
    </style:style>
    <style:style style:parent-style-name="744" style:list-style-name="WWNum6" style:family="paragraph" style:name="P90">
      <style:text-properties/>
      <style:paragraph-properties/>
    </style:style>
    <style:style style:parent-style-name="744" style:list-style-name="WWNum6" style:family="paragraph" style:name="P91">
      <style:text-properties/>
      <style:paragraph-properties/>
    </style:style>
    <style:style style:parent-style-name="744" style:list-style-name="WWNum6" style:family="paragraph" style:name="P92">
      <style:text-properties/>
      <style:paragraph-properties/>
    </style:style>
    <style:style style:family="paragraph" style:name="P93">
      <style:text-properties/>
      <style:paragraph-properties fo:margin-left="0cm" fo:margin-right="0cm" fo:text-indent="0cm"/>
    </style:style>
    <style:style style:parent-style-name="744" style:list-style-name="WWNum18" style:family="paragraph" style:name="P94">
      <style:text-properties/>
      <style:paragraph-properties fo:margin-left="0cm" fo:margin-right="0cm" fo:text-indent="0cm"/>
    </style:style>
    <style:style style:parent-style-name="744" style:list-style-name="WWNum18" style:family="paragraph" style:name="P95">
      <style:text-properties/>
      <style:paragraph-properties fo:margin-left="0cm" fo:margin-right="0cm" fo:text-indent="0cm"/>
    </style:style>
    <style:style style:parent-style-name="744" style:list-style-name="WWNum18" style:family="paragraph" style:name="P96">
      <style:text-properties/>
      <style:paragraph-properties fo:margin-left="0cm" fo:margin-right="0cm" fo:text-indent="0cm"/>
    </style:style>
    <style:style style:parent-style-name="744" style:list-style-name="WWNum18" style:family="paragraph" style:name="P97">
      <style:text-properties/>
      <style:paragraph-properties fo:margin-left="0cm" fo:margin-right="0cm" fo:text-indent="0cm"/>
    </style:style>
    <style:style style:parent-style-name="744" style:list-style-name="WWNum18" style:family="paragraph" style:name="P98">
      <style:text-properties/>
      <style:paragraph-properties fo:margin-left="0cm" fo:margin-right="0cm" fo:text-indent="0cm"/>
    </style:style>
    <style:style style:parent-style-name="744" style:list-style-name="WWNum18" style:family="paragraph" style:name="P99">
      <style:text-properties/>
      <style:paragraph-properties fo:margin-left="0cm" fo:margin-right="0cm" fo:text-indent="0cm"/>
    </style:style>
    <style:style style:family="paragraph" style:name="P100">
      <style:text-properties/>
      <style:paragraph-properties fo:margin-left="0cm" fo:margin-right="0cm" fo:text-indent="0cm"/>
    </style:style>
    <style:style style:family="paragraph" style:name="P101">
      <style:text-properties/>
      <style:paragraph-properties fo:margin-left="0cm" fo:margin-right="0cm" fo:text-indent="0cm"/>
    </style:style>
    <style:style style:parent-style-name="744" style:list-style-name="WWNum20" style:family="paragraph" style:name="P102">
      <style:text-properties/>
      <style:paragraph-properties fo:margin-left="0cm" fo:margin-right="0cm" fo:text-indent="0cm"/>
    </style:style>
    <style:style style:parent-style-name="744" style:list-style-name="WWNum20" style:family="paragraph" style:name="P103">
      <style:text-properties/>
      <style:paragraph-properties fo:margin-left="0cm" fo:margin-right="0cm" fo:text-indent="0cm"/>
    </style:style>
    <style:style style:parent-style-name="744" style:list-style-name="WWNum20" style:family="paragraph" style:name="P104">
      <style:text-properties/>
      <style:paragraph-properties fo:margin-left="0cm" fo:margin-right="0cm" fo:text-indent="0cm"/>
    </style:style>
    <style:style style:parent-style-name="744" style:list-style-name="WWNum20" style:family="paragraph" style:name="P105">
      <style:text-properties/>
      <style:paragraph-properties fo:margin-left="0cm" fo:margin-right="0cm" fo:text-indent="0cm"/>
    </style:style>
    <style:style style:family="paragraph" style:name="P106">
      <style:text-properties/>
      <style:paragraph-properties fo:margin-left="0cm" fo:margin-right="0cm" fo:text-indent="0cm"/>
    </style:style>
  </office:automatic-styles>
  <office:body>
    <office:text text:use-soft-page-breaks="true">
      <text:p text:style-name="P39"><text:span>M</text:span><text:span>igration is often very hard for geese to do. Along the way, there are many dangers, like predators, people, and tall buildings. </text:span><text:span/></text:p>
      <text:p text:style-name="P41"><text:span>According to goose legend, there is a hero far away with incredible knowledge, including the secret to safe migration. However i</text:span><text:span>t</text:span><text:span> is a dangerous journey. This hero of all geese is fabled to bring around great change to goose society. </text:span><text:span/></text:p>
      <text:p text:style-name="P42"><text:span>The goose authorities have been in charge of all the geese as long as everyone can remember. They want to stay in power, and have demanded that no goos</text:span><text:span>e should search for the hero. Duckie, the bravest goose in the flock, believes that he can find the hero, but needs to break the goose authority's rules. </text:span><text:span/></text:p>
      <text:list text:style-name="WWNum24" text:continue-numbering="true">
        <text:list-item>
          <text:p text:style-name="P43"><text:span>On the first day, Duckie flies A km from home and stops for lunch. Duckie then continue the journey for B km. </text:span><text:span>The goose authorities want to know: Where is Duckie?</text:span><text:span/></text:p>
        </text:list-item>
        <text:list-item>
          <text:list>
            <text:list-item>
              <text:p text:style-name="P44"><text:span>A+B= P1</text:span><text:span/></text:p>
            </text:list-item>
            <text:list-item>
              <text:p text:style-name="P45"><text:span text:style-name="T1112">Addition is the most basic operation. It represents a change by a certain amount</text:span><text:span/></text:p>
            </text:list-item>
          </text:list>
        </text:list-item>
      </text:list>
      <text:list text:style-name="WWNum1" text:continue-numbering="true">
        <text:list-item>
          <text:p text:style-name="P46"><text:span>Duckie does this routine on the first day, second, day, and third day. The goose authorities want to know: Where is Duckie?</text:span><text:span/></text:p>
        </text:list-item>
        <text:list-item>
          <text:list>
            <text:list-item>
              <text:p text:style-name="P47"><text:span>3*P1=P2</text:span><text:span/></text:p>
            </text:list-item>
            <text:list-item>
              <text:p text:style-name="P48"><text:span text:style-name="T1113">Multiplication is the second basic operation. It represents stretching or squishing </text:span><text:span text:style-name="T1114">another number by a certain amount. Imagine a rubber band. Multiplying its length by P is the same as stretching the band so it is P long for every 1 length of the band.</text:span><text:span/></text:p>
            </text:list-item>
          </text:list>
        </text:list-item>
        <text:list-item>
          <text:p text:style-name="P49"><text:span>On the morning of the 4th day, when he has traveled P1 kms, Duckie realizes he </text:span><text:span>forgot his suitcase (filled with goosenip) at home and has to turn back! He start flying in the opposite direction to go to the goosenip store. To do this he must travel in the backwards direction for C km. This is called –C km, </text:span><text:span/></text:p>
        </text:list-item>
        <text:list-item>
          <text:list>
            <text:list-item>
              <text:p text:style-name="P50"><text:span>– means opposite direction. </text:span><text:span>The goose authorities want to know: Where is Duckie?</text:span><text:span/></text:p>
            </text:list-item>
            <text:list-item>
              <text:p text:style-name="P51"><text:span>P2-C= P3</text:span><text:span/></text:p>
            </text:list-item>
          </text:list>
        </text:list-item>
        <text:list-item>
          <text:p text:style-name="P52"><text:span>On his journey to the goosenip store, Duckie takes a break every -D km. On this part of his journey he flies the –D distance C/D km times.</text:span><text:span> The goose authorities want to know: Ho</text:span><text:span>w far did Duckie have to travel to get to the store?</text:span><text:span><text:s/></text:span><text:span/></text:p>
        </text:list-item>
        <text:list-item>
          <text:list>
            <text:list-item>
              <text:p text:style-name="P53"><text:span>Multiplying by a negative number shows stretching or squishing another number in the opposite direction</text:span><text:span/></text:p>
            </text:list-item>
            <text:list-item>
              <text:p text:style-name="P54"><text:span>-D*C</text:span><text:span/></text:p>
            </text:list-item>
          </text:list>
        </text:list-item>
        <text:list-item>
          <text:p text:style-name="P55"><text:span>On the fifth day, Duckie turns around again and flies for E km. Duckie is now travelling in the opposite direction of –E, or -(-E). Duckie travelled E km forward. The goose authorities would like to know: Where is Duckie?</text:span><text:span><text:s/></text:span><text:span/></text:p>
        </text:list-item>
        <text:list-item>
          <text:list>
            <text:list-item>
              <text:p text:style-name="P56"><text:span>P3 + E = P4</text:span><text:span/></text:p>
            </text:list-item>
            <text:list-item>
              <text:p text:style-name="P57"><text:span text:style-name="T1115">A number in the opposite direction of the opposite direction of a number is in the same direction of that number. It is written as -(-number), which is the same as<text:s text:c="2"/>that number. </text:span><text:span/></text:p>
            </text:list-item>
          </text:list>
        </text:list-item>
      </text:list>
      <text:p text:style-name="P58"><text:span>On the sixth day, Duckie runs into a problem. Literally! When he is flying, he is stopped by another Goose named “Gus”. Gus</text:span><text:span> tells Duckie that the goose authorities have told him that he cannot pass. Duckie tells him about his search for his treasure, and Gus finds his motives admirable. He tells Duckie that if he can beat him in a series of challenges, he will let Duckie pass.</text:span><text:span> Duckie, is equally as good at the contests as Gus is, so they always tie.</text:span><text:span/></text:p>
      <text:list text:style-name="WWNum4" text:continue-numbering="true">
        <text:list-item>
          <text:p text:style-name="P59"><text:span>The first contest is a triathlon where Gus and Duckie do 3 races. Gus travels F m, then G + H m. Duckie instead travels F+G m, then H m. Did they tie?</text:span><text:span/></text:p>
        </text:list-item>
        <text:list-item>
          <text:list>
            <text:list-item>
              <text:p text:style-name="P60"><text:span text:style-name="T1116">When adding, computation can be grouped in any way. In other words : (A+B)+C = A+(B+C)</text:span><text:span/></text:p>
            </text:list-item>
          </text:list>
        </text:list-item>
        <text:list-item>
          <text:p text:style-name="P61"><text:span>The second contest is an swimming<text:s text:c="2"/>contest. Gus swims I m of food, takes a break, then swims J m. Duckie instead swims J m, takes a break, then swims I m. Did they tie?</text:span><text:span/></text:p>
        </text:list-item>
        <text:list-item>
          <text:list>
            <text:list-item>
              <text:p text:style-name="P62"><text:span text:style-name="T1117">The order of adding does not matter. In other words : A+B = B + A</text:span><text:span/></text:p>
            </text:list-item>
          </text:list>
        </text:list-item>
        <text:list-item>
          <text:p text:style-name="P63"><text:span>The third contest, Gus travels K m, then L m, and repeats that pattern M times. Duckie instead travels K m M times, then L m M times. Do they tie?</text:span><text:span/></text:p>
        </text:list-item>
        <text:list-item>
          <text:list>
            <text:list-item>
              <text:p text:style-name="P64"><text:span text:style-name="T1118">Multiplying by a full expression is the same as multiplying by each part of the expression. In other words : A*(B+C) = (A*B) + (A*C)</text:span><text:span/></text:p>
            </text:list-item>
          </text:list>
        </text:list-item>
        <text:list-item>
          <text:p text:style-name="P65"><text:span>In the fourth contest, Gus travels N m M times. Duckie instead travels M m N times. Do they tie?</text:span><text:span/></text:p>
        </text:list-item>
        <text:list-item>
          <text:list>
            <text:list-item>
              <text:p text:style-name="P66"><text:span text:style-name="T1119">The order of multiplying does not matter. In other words : A * B = B * A</text:span><text:span/></text:p>
            </text:list-item>
          </text:list>
        </text:list-item>
        <text:list-item>
          <text:p text:style-name="P67"><text:span>The fifth contest is an archery contest, Gus shot a score of (O and then a score of P) Q times. Duckie shot a score of Q times and then a score of P Q times. Do they tie? </text:span><text:span/></text:p>
        </text:list-item>
      </text:list>
      <text:p text:style-name="P68"><text:span>While Gus and Duckie tied in every competition, Gus is impressed at Duckie’s strength, and decides to join him on his journey to the hero. </text:span><text:span/></text:p>
      <text:p text:style-name="P69"><text:span>The goose authorities</text:span><text:span> have noticed that Gus joined Duckie, and decide to review what Duckie and Gus did during the races. They believe this will help them understand why Gus joined Duckie, and possibly set traps along the way. </text:span><text:span/></text:p>
      <text:list text:style-name="WWNum25" text:continue-numbering="true">
        <text:list-item>
          <text:p text:style-name="P70"><text:span>Duckie and Gus has always traveled the same amount at any given time</text:span><text:span>. </text:span><text:span>The position of Duckie = the position of Gus. </text:span><text:span/></text:p>
        </text:list-item>
        <text:list-item>
          <text:list>
            <text:list-item>
              <text:p text:style-name="P71"><text:span text:style-name="T1120">= means “Same As”. </text:span><text:span/></text:p>
            </text:list-item>
          </text:list>
        </text:list-item>
        <text:list-item>
          <text:p text:style-name="P72"><text:span>When Ducky went</text:span><text:span> forward a certain amount, so did Gus. When Duckie went backward a certain amount, so did Gus. When Duckie did a part of his journey a certain number of times, so did Gus. In order for their positions to be the same, Gus had to do exactly what Duckie did. </text:span><text:span/></text:p>
        </text:list-item>
        <text:list-item>
          <text:list>
            <text:list-item>
              <text:p text:style-name="P73"><text:span text:style-name="T1121">What happens to one side of an equation must happen to the other side. For example, If 3 = 3, then clearly 3 + 5 = 3 + 5 and 8 = 8.</text:span><text:span/></text:p>
            </text:list-item>
          </text:list>
        </text:list-item>
        <text:list-item>
          <text:p text:style-name="P74"><text:span>When the goose authorities didn’t know the exact amount Duckie traveled, they used a letter or symbol to represent the amount they didn’t know. The goose authorities rewrite some of their old records. Here are a few: </text:span><text:span/></text:p>
        </text:list-item>
        <text:list-item>
          <text:list>
            <text:list-item>
              <text:p text:style-name="P75"><text:span text:style-name="T1122">We use a letter or symbol to represent a number which isn’t already known, such as X. 2x + 3 = 6 means that 2*(some number) + 3 = 6. </text:span><text:span/></text:p>
            </text:list-item>
            <text:list-item>
              <text:p text:style-name="P76"><text:span>Day 1: A+B = X, X = P1</text:span><text:span/></text:p>
            </text:list-item>
            <text:list-item>
              <text:p text:style-name="P77"><text:span>Day 6: X is the distance she will need to fly for S each of the segments of the flight remaining if she wants to fly the same amount each day. </text:span><text:span>S*X + P4 = R. Subtract P4 from the left side to get only S*X, and to match do the same to R. S*X = R-P4. Multiply both sides with 1/S. X = (R-P4)/S is the amount she will have to fly each day. </text:span><text:span/></text:p>
            </text:list-item>
          </text:list>
        </text:list-item>
      </text:list>
      <text:p text:style-name="P78"><text:span>After what happened with Gus, the goose authorities decide that their best way of stopping Duckie is by setting traps. The journey is R </text:span><text:span>(</text:span><text:span text:style-name="T1123">R = S*P4</text:span><text:span>) km long, and they have traveled P4 km. </text:span><text:span>For every S miles of the total journey, Duckie has traveled 1 mile. </text:span><text:span/></text:p>
      <text:list text:style-name="WWNum10" text:continue-numbering="true">
        <text:list-item>
          <text:p text:style-name="P79"><text:span>For each mile Duckies has traveled, there are S miles in the journey. That means that 1/S of the journey is P4</text:span><text:span>. If the journey is R or P4 *S</text:span><text:span/></text:p>
        </text:list-item>
        <text:list-item>
          <text:list>
            <text:list-item>
              <text:p text:style-name="P80"><text:span>1/S of R is P4. </text:span><text:span/></text:p>
            </text:list-item>
            <text:list-item>
              <text:p text:style-name="P81"><text:span text:style-name="T1124">A certain quantity </text:span><text:span text:style-name="T1125">per</text:span><text:span text:style-name="T1126"> another quantity is a fraction. A/B</text:span><text:span/></text:p>
            </text:list-item>
          </text:list>
        </text:list-item>
        <text:list-item>
          <text:p text:style-name="P82"><text:span text:style-name="T1127"> If we have a whole made of length 4, then there are 4 equal parts of length 1. There is 1 long part for every 4 long part . If the whole is length 1, then if there are 4 parts, then each part is length ¼.</text:span><text:span/></text:p>
        </text:list-item>
        <text:list-item>
          <text:p text:style-name="P83"><text:span>The g</text:span><text:span>oose authorities realize that km are a very large unit for geese, so decide to start measuring the distance they have flown in a unit they create called goosemeters. This means that they need to change all of their previous measurements into </text:span><text:span>goosemeters</text:span><text:span>. T</text:span><text:span>here are U gm for every V m</text:span><text:span>. </text:span><text:span>How many goosemeters has Duckie traveled?</text:span><text:span/></text:p>
        </text:list-item>
        <text:list-item>
          <text:list>
            <text:list-item>
              <text:p text:style-name="P84"><text:span>(Ugm/Vm)*(1/S)*Rm=URgm/VS</text:span><text:span/></text:p>
            </text:list-item>
            <text:list-item>
              <text:p text:style-name="P85"><text:span>Like any number, multiplying by a ratio represents scaling by a certain amount. </text:span><text:span text:style-name="T1128">Imagine a rubber band which you can stretch and squish. Multiplication represents squishing the band so it is equal to 1/B of the original length and then stretching it by A</text:span><text:span><text:s/></text:span><text:span/></text:p>
            </text:list-item>
          </text:list>
        </text:list-item>
        <text:list-item>
          <text:p text:style-name="P86"><text:span>The goose authorities realize that making up units are silly, and keep setting traps. Duckie travels an additional W/X of the journ</text:span><text:span>ey on the 8th day. Duckie doesn’t know how to compare 1/VS to 1/X. Duckie realizes that URX/VSX is the same as UR/VS and WVS/VSX is the same as W/X. The goose authorities would like to know, has Duckie flown more on the eighth day than the previous 7 days?</text:span><text:span/></text:p>
        </text:list-item>
        <text:list-item>
          <text:p text:style-name="P87"><text:span>The goose authorities also want to know: how many 1/VSXs of the journey Duckie has completed? (URX+WVS)/VSXs.</text:span><text:span/></text:p>
        </text:list-item>
      </text:list>
      <text:p text:style-name="P88"><text:span>Duckie and his flock continue flying on the 9th day. On this day, they fly AD miles over farm land. At that point, Duckie flies</text:span><text:span> over his cow friend Bessie’s farm and decides to stop there for a rest</text:span><text:span>.</text:span><text:span/></text:p>
      <text:list text:style-name="WWNum6" text:continue-numbering="true">
        <text:list-item>
          <text:p text:style-name="P89"><text:span>He can tell from the fences that the farm is Y meters wide in one direction and Z meters wide in another direction. He wonders: how many 1x1 size squares of grass can Bessie have on her farm? </text:span><text:span>The farm is Y meters * Z meters = YZ m^2</text:span><text:span/></text:p>
        </text:list-item>
        <text:list-item>
          <text:p text:style-name="P90"><text:span>When Duckie lands to say hello to Bessie, he realizes that the farm is split along the diagonal into two triangles to make space for Bessie’s pet human, Farmer John. Duckie wants to know: how much space does Bessie now have for grazing? YZ/2 m^2</text:span><text:span/></text:p>
        </text:list-item>
        <text:list-item>
          <text:p text:style-name="P91"><text:span>Bessie wants better scenery while she is being milked. The current fence is very ugly because of the n</text:span><text:span>umbers written on them. She wants to know: how many meters of fence does she need to buy? She needs Y meters on the left side, Y meters on the right side, Z meters on the upper side, and Z meters on the lower side. Bessie needs Y+Y+Z+Z=2Y+2Z=2(Y+Z) meters.</text:span><text:span/></text:p>
        </text:list-item>
        <text:list-item>
          <text:p text:style-name="P92"><text:span>Bessie’s barn is inside her triangular half of the farm. Because grass cannot grow on her barn, she wants to remove the area formed by the barn. Using shoelace theorem, Duckie finds that Bessie’s barn is AA meters^2. That means that there are YZ-</text:span><text:span>AA m^2 in which Bessie can plant grass.</text:span><text:span/></text:p>
        </text:list-item>
      </text:list>
      <text:p text:style-name="P93"><text:span>On the 10th day, while Duckie is at Bessie’s farm, Duckie wants to work on his flying per</text:span><text:span>formance, called “Flying Circles around Gus”, where he flies around Gus (who is flying in the center) at an equal distance, forming a circle. The Gus is curious about what Duckie is doing, and so turns around to look at him while Duckie flies his routine. </text:span><text:span>Bessie has always been interested in circles, because of the recent number of crop circles she has found on her farm, and wonders what Duckie is doing.</text:span><text:span/></text:p>
      <text:list text:style-name="WWNum18" text:continue-numbering="true">
        <text:list-item>
          <text:p text:style-name="P94"><text:span>The number of meters between Duckie and Gus is called r, or the “radius”. When Duckie has flown r meters around Gus, the amount Gus has turned is a “radian”. </text:span><text:span/></text:p>
        </text:list-item>
        <text:list-item>
          <text:p text:style-name="P95"><text:span>When Duckie has flown a full circle </text:span><text:span>around Gus and Gus is looking in the same direction he started, Gus has flown 2*(3.1415....) This number, 3.1415... cannot be written as a fraction, and so is called “irrational”. This specific irrational number has the name “pi”.</text:span><text:span/></text:p>
        </text:list-item>
        <text:list-item>
          <text:p text:style-name="P96"><text:span>For every radian Gus has turned, Duckie has flown 1 radius. Duckie is wondering how much he will need to fly during his show. Bessie wants to know: In one full circle, how far has Duckie flown? 2*pi*r</text:span><text:span/></text:p>
        </text:list-item>
        <text:list-item>
          <text:p text:style-name="P97"><text:span>Bessie knows that all circles are scaled up versions of one another, and so only worries about a circle where the radius is 1. </text:span><text:span>She thinks about Duckie’s horizontal (side to side) and vertical (top to bottom) positions from Gus. </text:span><text:span>She give the x position the name “cos(theta)” and the y position the name “sin(theta)”, where theta is the angle Gus has turned. </text:span><text:span>Because the circle Duckie is making is r times bigger than the circle Bessie thought about. Bessie wants to know: What are Duckie’s x and y positions?</text:span><text:span/></text:p>
        </text:list-item>
        <text:list-item>
          <text:p text:style-name="P98"><text:span>Bessie also realizes that for any right triangle (a triangle created by cutting a rectangle in half), the width times the width plus the height times the height is equal the the diagonal side times the diagonal side.</text:span><text:span/></text:p>
        </text:list-item>
        <text:list-item>
          <text:p text:style-name="P99"><text:span>Bessie starts thinking about how other shapes relate to the show, and realizes that the line is the diagonal of a triangle, where the width is cos(theta) and the height is sin(theta). </text:span><text:span>rsin(x) * rsin(x) + rcos(x) * rcos(x) = r*r</text:span><text:span>. Multiplying both sides by 1/(r*r), shows that </text:span><text:span>sin(x) * sin(x) + cos(x) * cos(x) = 1*1 = 1</text:span><text:span>.</text:span><text:span/></text:p>
        </text:list-item>
      </text:list>
      <text:p text:style-name="P100"><text:span>Duckie really enjoyed his visit to Bessie’s farm, but has to get back to his journey.</text:span><text:span/></text:p>
      <text:p text:style-name="P101"><text:span>The goose authorities are feeling impatient about Duckie n</text:span><text:span>ot traveling, so on the 11th day, Duckie starts flying again so that he can go on vacation. Because he is behind schedule, he decides that every day, he should fly AC times more than he flew the previous day. On the last day he flew, Duckie flew AD miles. </text:span><text:span/></text:p>
      <text:list text:style-name="WWNum20" text:continue-numbering="true">
        <text:list-item>
          <text:p text:style-name="P102"><text:span>On the eleventh day, he flies AC times more than the 9th day. On the twelfth day, he flies AC times more than the 11th day, which is AC^2 timer more than the 9th day. On the thirteenth day, he flies AC times more than the 12th day, which is AC^3</text:span><text:span> times more than the 9th day. The goose authorities want to know: Where is Duckie? (AC^3+AC^2+AC)*AD = P6</text:span><text:span/></text:p>
        </text:list-item>
        <text:list-item>
          <text:p text:style-name="P103"><text:span>The fourteenth day, Duckie decides to change his pattern. He flies AC^2 times more than how much he flew on the 13th day, which is AC^3*AC^2. </text:span><text:span>The goose authorities want to know: Where is Duckie?</text:span><text:span> P6 + AC^3*AC^2 = P6 + AC^(3+2) = </text:span><text:span>P7</text:span><text:span/></text:p>
        </text:list-item>
        <text:list-item>
          <text:p text:style-name="P104"><text:span>On the fifteenth and sixteenth days, Duckie flew AD miles. For every mile he flew on the fifteenth, he flew the total number of miles she flew on the fifteenth. AE^1/2 * AE^1/2 = AD. </text:span><text:span>The goose authorities want to know: </text:span><text:span>How many miles did </text:span><text:span>Duckie fly on the fifteenth? =P7+AE^2 = P8</text:span><text:span/></text:p>
        </text:list-item>
        <text:list-item>
          <text:p text:style-name="P105"><text:span>On the seventeenth day, Duckie thinks he can get to the hotel, so doesn’t worry about keeping track of the number of miles. He knows he flew AF miles. The goose authorities want to know: If AC^k is AF, what is k?</text:span><text:span/></text:p>
        </text:list-item>
      </text:list>
      <text:p text:style-name="P106"><text:span>On the eighteenth day, Duckie finally makes it to the resort!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font-family="Arial" style:font-family-asian="Times New Roman" style:font-family-complex="Arial" fo:font-size="11pt"/>
      <style:paragraph-properties fo:line-height="115%" style:tab-stop-distance="35.45pt" fo:margin-top="0pt" fo:margin-bottom="10pt"/>
    </style:default-style>
    <style:default-style style:family="text">
      <style:text-properties fo:font-family="Arial" style:font-family-asian="Times New Roman" style:font-family-complex="Arial" fo:font-size="11pt"/>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DStyle_paragraph" style:family="paragraph" style:name="680">
      <style:text-properties fo:font-family="Arial" style:font-family-complex="Arial" fo:font-size="11pt"/>
      <style:paragraph-properties fo:line-height="115%" fo:margin-top="0pt" fo:margin-bottom="10pt"/>
    </style:style>
    <style:style style:display-name="DStyle_text" style:family="text" style:name="681">
      <style:text-properties fo:font-family="Arial" style:font-family-complex="Arial" fo:font-size="11pt"/>
      <style:paragraph-properties/>
    </style:style>
    <style:style style:parent-style-name="680" style:display-name="DStyle_paragraph" style:family="paragraph" style:name="682">
      <style:text-properties fo:font-family="Arial" style:font-family-complex="Arial" fo:font-size="11pt"/>
      <style:paragraph-properties fo:line-height="115%" fo:margin-top="0pt" fo:margin-bottom="10pt"/>
    </style:style>
    <style:style style:parent-style-name="680" style:display-name="DStyle_text" style:family="text" style:name="683">
      <style:text-properties fo:font-family="Arial" style:font-family-complex="Arial" fo:font-size="11pt"/>
      <style:paragraph-properties/>
    </style:style>
    <style:style style:parent-style-name="682" style:display-name="DStyle_paragraph" style:family="paragraph" style:name="684">
      <style:text-properties fo:font-family="Arial" style:font-family-complex="Arial" fo:font-size="11pt"/>
      <style:paragraph-properties fo:line-height="115%" fo:margin-top="0pt" fo:margin-bottom="10pt"/>
    </style:style>
    <style:style style:parent-style-name="680" style:display-name="DStyle_text" style:family="text" style:name="685">
      <style:text-properties fo:font-family="Arial" style:font-family-complex="Arial" fo:font-size="11pt"/>
      <style:paragraph-properties/>
    </style:style>
    <style:style style:parent-style-name="684" style:display-name="DStyle_paragraph" style:family="paragraph" style:name="686">
      <style:text-properties fo:font-family="Arial" style:font-family-complex="Arial" fo:font-size="11pt" fo:language="en" fo:country="US"/>
      <style:paragraph-properties fo:line-height="115%" fo:margin-top="0pt" fo:margin-bottom="10pt"/>
    </style:style>
    <style:style style:parent-style-name="680" style:display-name="DStyle_text" style:family="text" style:name="687">
      <style:text-properties fo:font-family="Arial" style:font-family-complex="Arial" fo:font-size="11pt" fo:language="en" fo:country="US"/>
      <style:paragraph-properties/>
    </style:style>
    <style:style style:parent-style-name="742" style:display-name="Heading 1" style:family="paragraph" style:name="688">
      <style:text-properties fo:font-family="Arial" style:font-family-complex="Arial" fo:font-size="20pt"/>
      <style:paragraph-properties fo:margin-top="24pt" fo:margin-bottom="10pt"/>
    </style:style>
    <style:style style:parent-style-name="680" style:display-name="Heading 1 Char" style:family="text" style:name="689">
      <style:text-properties fo:font-family="Arial" style:font-family-complex="Arial" fo:font-size="20pt"/>
      <style:paragraph-properties/>
    </style:style>
    <style:style style:parent-style-name="742" style:display-name="Heading 2" style:family="paragraph" style:name="690">
      <style:text-properties fo:font-family="Arial" style:font-family-complex="Arial" fo:font-size="17pt"/>
      <style:paragraph-properties fo:margin-top="18pt" fo:margin-bottom="10pt"/>
    </style:style>
    <style:style style:parent-style-name="680" style:display-name="Heading 2 Char" style:family="text" style:name="691">
      <style:text-properties fo:font-family="Arial" style:font-family-complex="Arial" fo:font-size="17pt"/>
      <style:paragraph-properties/>
    </style:style>
    <style:style style:parent-style-name="742" style:display-name="Heading 3" style:family="paragraph" style:name="692">
      <style:text-properties fo:font-family="Arial" style:font-family-complex="Arial" fo:font-size="15pt"/>
      <style:paragraph-properties fo:margin-top="16pt" fo:margin-bottom="10pt"/>
    </style:style>
    <style:style style:parent-style-name="680" style:display-name="Heading 3 Char" style:family="text" style:name="693">
      <style:text-properties fo:font-family="Arial" style:font-family-complex="Arial" fo:font-size="15pt"/>
      <style:paragraph-properties/>
    </style:style>
    <style:style style:parent-style-name="742" style:display-name="Heading 4" style:family="paragraph" style:name="694">
      <style:text-properties fo:font-family="Arial" style:font-family-complex="Arial" fo:font-size="13pt" fo:font-weight="bold"/>
      <style:paragraph-properties fo:margin-top="16pt" fo:margin-bottom="10pt"/>
    </style:style>
    <style:style style:parent-style-name="680" style:display-name="Heading 4 Char" style:family="text" style:name="695">
      <style:text-properties fo:font-family="Arial" style:font-family-complex="Arial" fo:font-size="13pt" fo:font-weight="bold"/>
      <style:paragraph-properties/>
    </style:style>
    <style:style style:parent-style-name="742" style:display-name="Heading 5" style:family="paragraph" style:name="696">
      <style:text-properties fo:font-family="Arial" style:font-family-complex="Arial" fo:font-size="12pt" fo:font-weight="bold"/>
      <style:paragraph-properties fo:margin-top="16pt" fo:margin-bottom="10pt"/>
    </style:style>
    <style:style style:parent-style-name="680" style:display-name="Heading 5 Char" style:family="text" style:name="697">
      <style:text-properties fo:font-family="Arial" style:font-family-complex="Arial" fo:font-size="12pt" fo:font-weight="bold"/>
      <style:paragraph-properties/>
    </style:style>
    <style:style style:parent-style-name="742" style:display-name="Heading 6" style:family="paragraph" style:name="698">
      <style:text-properties fo:font-family="Arial" style:font-family-complex="Arial" fo:font-size="11pt" fo:font-weight="bold"/>
      <style:paragraph-properties fo:margin-top="16pt" fo:margin-bottom="10pt"/>
    </style:style>
    <style:style style:parent-style-name="680" style:display-name="Heading 6 Char" style:family="text" style:name="699">
      <style:text-properties fo:font-family="Arial" style:font-family-complex="Arial" fo:font-size="11pt" fo:font-weight="bold"/>
      <style:paragraph-properties/>
    </style:style>
    <style:style style:parent-style-name="742" style:display-name="Heading 7" style:family="paragraph" style:name="700">
      <style:text-properties fo:font-family="Arial" style:font-family-complex="Arial" fo:font-size="11pt" fo:font-style="italic" fo:font-weight="bold"/>
      <style:paragraph-properties fo:margin-top="16pt" fo:margin-bottom="10pt"/>
    </style:style>
    <style:style style:parent-style-name="680" style:display-name="Heading 7 Char" style:family="text" style:name="701">
      <style:text-properties fo:font-family="Arial" style:font-family-complex="Arial" fo:font-size="11pt" fo:font-style="italic" fo:font-weight="bold"/>
      <style:paragraph-properties/>
    </style:style>
    <style:style style:parent-style-name="742" style:display-name="Heading 8" style:family="paragraph" style:name="702">
      <style:text-properties fo:font-family="Arial" style:font-family-complex="Arial" fo:font-size="11pt" fo:font-style="italic"/>
      <style:paragraph-properties fo:margin-top="16pt" fo:margin-bottom="10pt"/>
    </style:style>
    <style:style style:parent-style-name="680" style:display-name="Heading 8 Char" style:family="text" style:name="703">
      <style:text-properties fo:font-family="Arial" style:font-family-complex="Arial" fo:font-size="11pt" fo:font-style="italic"/>
      <style:paragraph-properties/>
    </style:style>
    <style:style style:parent-style-name="742" style:display-name="Heading 9" style:family="paragraph" style:name="704">
      <style:text-properties fo:font-family="Arial" style:font-family-complex="Arial" fo:font-size="10.5pt" fo:font-style="italic"/>
      <style:paragraph-properties fo:margin-top="16pt" fo:margin-bottom="10pt"/>
    </style:style>
    <style:style style:parent-style-name="680" style:display-name="Heading 9 Char" style:family="text" style:name="705">
      <style:text-properties fo:font-family="Arial" style:font-family-complex="Arial" fo:font-size="10.5pt" fo:font-style="italic"/>
      <style:paragraph-properties/>
    </style:style>
    <style:style style:parent-style-name="742" style:display-name="Title" style:family="paragraph" style:name="706">
      <style:text-properties fo:font-size="24pt"/>
      <style:paragraph-properties fo:margin-top="15pt" fo:margin-bottom="10pt"/>
    </style:style>
    <style:style style:parent-style-name="680" style:display-name="Title Char" style:family="text" style:name="707">
      <style:text-properties fo:font-size="24pt"/>
      <style:paragraph-properties/>
    </style:style>
    <style:style style:parent-style-name="742" style:display-name="Subtitle" style:family="paragraph" style:name="708">
      <style:text-properties fo:font-size="12pt"/>
      <style:paragraph-properties fo:margin-top="10pt" fo:margin-bottom="10pt"/>
    </style:style>
    <style:style style:parent-style-name="680" style:display-name="Subtitle Char" style:family="text" style:name="709">
      <style:text-properties fo:font-size="12pt"/>
      <style:paragraph-properties/>
    </style:style>
    <style:style style:parent-style-name="742" style:display-name="Quote" style:family="paragraph" style:name="710">
      <style:text-properties fo:font-style="italic"/>
      <style:paragraph-properties fo:margin-left="1.27cm" fo:margin-right="1.27cm" fo:text-indent="0cm"/>
    </style:style>
    <style:style style:parent-style-name="680" style:display-name="Quote Char" style:family="text" style:name="711">
      <style:text-properties fo:font-style="italic"/>
      <style:paragraph-properties/>
    </style:style>
    <style:style style:parent-style-name="742" style:display-name="Intense Quote" style:family="paragraph" style:name="712">
      <style:text-properties fo:font-style="italic"/>
      <style:paragraph-properties fo:margin-left="1.27cm" fo:margin-right="1.27cm" fo:text-indent="0cm" fo:background-color="#f2f2f2" fo:border="0.01764cm solid #FFFFFF"/>
    </style:style>
    <style:style style:parent-style-name="680" style:display-name="Intense Quote Char" style:family="text" style:name="713">
      <style:text-properties fo:font-style="italic"/>
      <style:paragraph-properties/>
    </style:style>
    <style:style style:parent-style-name="742" style:display-name="Header" style:family="paragraph" style:name="714">
      <style:paragraph-properties fo:line-height="100%" fo:margin-bottom="0pt">
        <style:tab-stops>
          <style:tab-stop style:position="12.6cm" style:type="center"/>
          <style:tab-stop style:position="25.2cm" style:type="right"/>
        </style:tab-stops>
      </style:paragraph-properties>
    </style:style>
    <style:style style:parent-style-name="680" style:display-name="Header Char" style:family="text" style:name="715">
      <style:paragraph-properties/>
    </style:style>
    <style:style style:parent-style-name="742" style:display-name="Footer" style:family="paragraph" style:name="716">
      <style:paragraph-properties fo:line-height="100%" fo:margin-bottom="0pt">
        <style:tab-stops>
          <style:tab-stop style:position="12.6cm" style:type="center"/>
          <style:tab-stop style:position="25.2cm" style:type="right"/>
        </style:tab-stops>
      </style:paragraph-properties>
    </style:style>
    <style:style style:parent-style-name="680" style:display-name="Footer Char" style:family="text" style:name="717">
      <style:paragraph-properties/>
    </style:style>
    <style:style style:parent-style-name="742" style:display-name="Caption" style:family="paragraph" style:name="718">
      <style:text-properties fo:color="#4f81bd" fo:font-size="9pt" fo:font-weight="bold"/>
      <style:paragraph-properties fo:line-height="115%"/>
    </style:style>
    <style:style style:parent-style-name="680" style:display-name="Caption Char" style:family="text" style:name="719">
      <style:paragraph-properties/>
    </style:style>
    <style:style style:parent-style-name="680" style:display-name="Hyperlink" style:family="text" style:name="720">
      <style:text-properties fo:color="#0000ff" style:text-underline-type="single" style:text-underline-style="solid" style:text-underline-width="auto" style:text-underline-color="font-color"/>
      <style:paragraph-properties/>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680" style:display-name="Internet link" style:family="text" style:name="721">
      <style:text-properties fo:color="#0000ff" style:text-underline-type="single" style:text-underline-style="solid" style:text-underline-width="auto" style:text-underline-color="font-color"/>
      <style:paragraph-properties/>
    </style:style>
    <style:style style:parent-style-name="680" style:display-name="Internet link" style:family="text" style:name="722">
      <style:text-properties fo:color="#0000ff" style:text-underline-type="single" style:text-underline-style="solid" style:text-underline-width="auto" style:text-underline-color="font-color"/>
      <style:paragraph-properties/>
    </style:style>
    <style:style style:parent-style-name="680" style:display-name="Internet link" style:family="text" style:name="723">
      <style:text-properties fo:color="#0000ff" style:text-underline-type="single" style:text-underline-style="solid" style:text-underline-width="auto" style:text-underline-color="font-color"/>
      <style:paragraph-properties/>
    </style:style>
    <style:style style:parent-style-name="680" style:display-name="Internet link" style:family="text" style:name="724">
      <style:text-properties fo:color="#0000ff" style:text-underline-type="single" style:text-underline-style="solid" style:text-underline-width="auto" style:text-underline-color="font-color"/>
      <style:paragraph-properties/>
    </style:style>
    <style:style style:parent-style-name="742" style:display-name="footnote text" style:family="paragraph" style:name="725">
      <style:text-properties fo:font-size="9pt"/>
      <style:paragraph-properties fo:line-height="100%" fo:margin-bottom="2pt"/>
    </style:style>
    <style:style style:parent-style-name="680" style:display-name="Footnote Text Char" style:family="text" style:name="726">
      <style:text-properties fo:font-size="9pt"/>
      <style:paragraph-properties/>
    </style:style>
    <style:style style:parent-style-name="680" style:display-name="footnote reference" style:family="text" style:name="727">
      <style:text-properties style:text-position="super 58%"/>
      <style:paragraph-properties/>
    </style:style>
    <style:style style:parent-style-name="742" style:display-name="endnote text" style:family="paragraph" style:name="728">
      <style:text-properties fo:font-size="10pt"/>
      <style:paragraph-properties fo:line-height="100%" fo:margin-bottom="0pt"/>
    </style:style>
    <style:style style:parent-style-name="680" style:display-name="Endnote Text Char" style:family="text" style:name="729">
      <style:text-properties fo:font-size="10pt"/>
      <style:paragraph-properties/>
    </style:style>
    <style:style style:parent-style-name="680" style:display-name="endnote reference" style:family="text" style:name="730">
      <style:text-properties style:text-position="super 58%"/>
      <style:paragraph-properties/>
    </style:style>
    <style:style style:parent-style-name="742" style:display-name="toc 1" style:family="paragraph" style:name="731">
      <style:paragraph-properties fo:margin-left="0cm" fo:margin-right="0cm" fo:text-indent="0cm" fo:margin-bottom="2.85pt"/>
    </style:style>
    <style:style style:parent-style-name="742" style:display-name="toc 2" style:family="paragraph" style:name="732">
      <style:paragraph-properties fo:margin-left="0.4992cm" fo:margin-right="0cm" fo:text-indent="0cm" fo:margin-bottom="2.85pt"/>
    </style:style>
    <style:style style:parent-style-name="742" style:display-name="toc 3" style:family="paragraph" style:name="733">
      <style:paragraph-properties fo:margin-left="1cm" fo:margin-right="0cm" fo:text-indent="0cm" fo:margin-bottom="2.85pt"/>
    </style:style>
    <style:style style:parent-style-name="742" style:display-name="toc 4" style:family="paragraph" style:name="734">
      <style:paragraph-properties fo:margin-left="1.499cm" fo:margin-right="0cm" fo:text-indent="0cm" fo:margin-bottom="2.85pt"/>
    </style:style>
    <style:style style:parent-style-name="742" style:display-name="toc 5" style:family="paragraph" style:name="735">
      <style:paragraph-properties fo:margin-left="2cm" fo:margin-right="0cm" fo:text-indent="0cm" fo:margin-bottom="2.85pt"/>
    </style:style>
    <style:style style:parent-style-name="742" style:display-name="toc 6" style:family="paragraph" style:name="736">
      <style:paragraph-properties fo:margin-left="2.5cm" fo:margin-right="0cm" fo:text-indent="0cm" fo:margin-bottom="2.85pt"/>
    </style:style>
    <style:style style:parent-style-name="742" style:display-name="toc 7" style:family="paragraph" style:name="737">
      <style:paragraph-properties fo:margin-left="3.001cm" fo:margin-right="0cm" fo:text-indent="0cm" fo:margin-bottom="2.85pt"/>
    </style:style>
    <style:style style:parent-style-name="742" style:display-name="toc 8" style:family="paragraph" style:name="738">
      <style:paragraph-properties fo:margin-left="3.5cm" fo:margin-right="0cm" fo:text-indent="0cm" fo:margin-bottom="2.85pt"/>
    </style:style>
    <style:style style:parent-style-name="742" style:display-name="toc 9" style:family="paragraph" style:name="739">
      <style:paragraph-properties fo:margin-left="4.001cm" fo:margin-right="0cm" fo:text-indent="0cm" fo:margin-bottom="2.85pt"/>
    </style:style>
    <style:style style:parent-style-name="686" style:display-name="TOC Heading" style:family="paragraph" style:name="740">
      <style:paragraph-properties/>
    </style:style>
    <style:style style:parent-style-name="742" style:display-name="table of figures" style:family="paragraph" style:name="741">
      <style:paragraph-properties fo:margin-bottom="0pt"/>
    </style:style>
    <style:style style:class="default" style:display-name="Normal" style:family="paragraph" style:name="742">
      <style:text-properties/>
      <style:paragraph-properties fo:line-height="115%" fo:margin-top="0pt" fo:margin-bottom="10pt"/>
    </style:style>
    <style:style style:parent-style-name="742" style:display-name="No Spacing" style:family="paragraph" style:name="743">
      <style:paragraph-properties fo:line-height="100%" fo:margin-bottom="0pt"/>
    </style:style>
    <style:style style:parent-style-name="742" style:display-name="List Paragraph" style:family="paragraph" style:name="744">
      <style:text-properties/>
      <style:paragraph-properties fo:margin-left="1.27cm" fo:margin-right="0cm" fo:text-indent="0cm"/>
    </style:style>
    <style:style style:class="default" style:display-name="Default Paragraph Font" style:family="text" style:name="745">
      <style:paragraph-properties fo:line-height="115%" fo:margin-top="0pt" fo:margin-bottom="10pt"/>
    </style:style>
    <style:style style:parent-style-name="742" style:display-name="T1" style:family="text" style:name="746">
      <style:text-properties fo:font-family="Arial" style:font-family-complex="Arial"/>
      <style:paragraph-properties/>
    </style:style>
    <style:style style:parent-style-name="742" style:display-name="T2" style:family="text" style:name="747">
      <style:text-properties fo:font-family="Courier New" style:font-family-complex="Courier New"/>
      <style:paragraph-properties/>
    </style:style>
    <style:style style:parent-style-name="742" style:display-name="T3" style:family="text" style:name="748">
      <style:text-properties fo:font-family="Wingdings" style:font-family-complex="Wingdings"/>
      <style:paragraph-properties/>
    </style:style>
    <style:style style:parent-style-name="742" style:display-name="T4" style:family="text" style:name="749">
      <style:text-properties fo:font-family="Symbol" style:font-family-complex="Symbol"/>
      <style:paragraph-properties/>
    </style:style>
    <style:style style:parent-style-name="742" style:display-name="T5" style:family="text" style:name="750">
      <style:text-properties fo:font-family="Courier New" style:font-family-complex="Courier New"/>
      <style:paragraph-properties/>
    </style:style>
    <style:style style:parent-style-name="742" style:display-name="T6" style:family="text" style:name="751">
      <style:text-properties fo:font-family="Wingdings" style:font-family-complex="Wingdings"/>
      <style:paragraph-properties/>
    </style:style>
    <style:style style:parent-style-name="742" style:display-name="T7" style:family="text" style:name="752">
      <style:text-properties fo:font-family="Symbol" style:font-family-complex="Symbol"/>
      <style:paragraph-properties/>
    </style:style>
    <style:style style:parent-style-name="742" style:display-name="T8" style:family="text" style:name="753">
      <style:text-properties fo:font-family="Courier New" style:font-family-complex="Courier New"/>
      <style:paragraph-properties/>
    </style:style>
    <style:style style:parent-style-name="742" style:display-name="T9" style:family="text" style:name="754">
      <style:text-properties fo:font-family="Wingdings" style:font-family-complex="Wingdings"/>
      <style:paragraph-properties/>
    </style:style>
    <style:style style:parent-style-name="742" style:display-name="T10" style:family="text" style:name="755">
      <style:text-properties fo:font-family="Arial" style:font-family-complex="Arial"/>
      <style:paragraph-properties/>
    </style:style>
    <style:style style:parent-style-name="742" style:display-name="T11" style:family="text" style:name="756">
      <style:text-properties fo:font-family="Courier New" style:font-family-complex="Courier New"/>
      <style:paragraph-properties/>
    </style:style>
    <style:style style:parent-style-name="742" style:display-name="T12" style:family="text" style:name="757">
      <style:text-properties fo:font-family="Wingdings" style:font-family-complex="Wingdings"/>
      <style:paragraph-properties/>
    </style:style>
    <style:style style:parent-style-name="742" style:display-name="T13" style:family="text" style:name="758">
      <style:text-properties fo:font-family="Symbol" style:font-family-complex="Symbol"/>
      <style:paragraph-properties/>
    </style:style>
    <style:style style:parent-style-name="742" style:display-name="T14" style:family="text" style:name="759">
      <style:text-properties fo:font-family="Courier New" style:font-family-complex="Courier New"/>
      <style:paragraph-properties/>
    </style:style>
    <style:style style:parent-style-name="742" style:display-name="T15" style:family="text" style:name="760">
      <style:text-properties fo:font-family="Wingdings" style:font-family-complex="Wingdings"/>
      <style:paragraph-properties/>
    </style:style>
    <style:style style:parent-style-name="742" style:display-name="T16" style:family="text" style:name="761">
      <style:text-properties fo:font-family="Symbol" style:font-family-complex="Symbol"/>
      <style:paragraph-properties/>
    </style:style>
    <style:style style:parent-style-name="742" style:display-name="T17" style:family="text" style:name="762">
      <style:text-properties fo:font-family="Courier New" style:font-family-complex="Courier New"/>
      <style:paragraph-properties/>
    </style:style>
    <style:style style:parent-style-name="742" style:display-name="T18" style:family="text" style:name="763">
      <style:text-properties fo:font-family="Wingdings" style:font-family-complex="Wingdings"/>
      <style:paragraph-properties/>
    </style:style>
    <style:style style:parent-style-name="742" style:display-name="T19" style:family="text" style:name="764">
      <style:text-properties fo:font-family="Arial" style:font-family-complex="Arial"/>
      <style:paragraph-properties/>
    </style:style>
    <style:style style:parent-style-name="742" style:display-name="T20" style:family="text" style:name="765">
      <style:text-properties fo:font-family="Courier New" style:font-family-complex="Courier New"/>
      <style:paragraph-properties/>
    </style:style>
    <style:style style:parent-style-name="742" style:display-name="T21" style:family="text" style:name="766">
      <style:text-properties fo:font-family="Wingdings" style:font-family-complex="Wingdings"/>
      <style:paragraph-properties/>
    </style:style>
    <style:style style:parent-style-name="742" style:display-name="T22" style:family="text" style:name="767">
      <style:text-properties fo:font-family="Symbol" style:font-family-complex="Symbol"/>
      <style:paragraph-properties/>
    </style:style>
    <style:style style:parent-style-name="742" style:display-name="T23" style:family="text" style:name="768">
      <style:text-properties fo:font-family="Courier New" style:font-family-complex="Courier New"/>
      <style:paragraph-properties/>
    </style:style>
    <style:style style:parent-style-name="742" style:display-name="T24" style:family="text" style:name="769">
      <style:text-properties fo:font-family="Wingdings" style:font-family-complex="Wingdings"/>
      <style:paragraph-properties/>
    </style:style>
    <style:style style:parent-style-name="742" style:display-name="T25" style:family="text" style:name="770">
      <style:text-properties fo:font-family="Symbol" style:font-family-complex="Symbol"/>
      <style:paragraph-properties/>
    </style:style>
    <style:style style:parent-style-name="742" style:display-name="T26" style:family="text" style:name="771">
      <style:text-properties fo:font-family="Courier New" style:font-family-complex="Courier New"/>
      <style:paragraph-properties/>
    </style:style>
    <style:style style:parent-style-name="742" style:display-name="T27" style:family="text" style:name="772">
      <style:text-properties fo:font-family="Wingdings" style:font-family-complex="Wingdings"/>
      <style:paragraph-properties/>
    </style:style>
    <style:style style:parent-style-name="742" style:display-name="T28" style:family="text" style:name="773">
      <style:text-properties fo:font-family="Arial" style:font-family-complex="Arial"/>
      <style:paragraph-properties/>
    </style:style>
    <style:style style:parent-style-name="742" style:display-name="T29" style:family="text" style:name="774">
      <style:text-properties fo:font-family="Courier New" style:font-family-complex="Courier New"/>
      <style:paragraph-properties/>
    </style:style>
    <style:style style:parent-style-name="742" style:display-name="T30" style:family="text" style:name="775">
      <style:text-properties fo:font-family="Wingdings" style:font-family-complex="Wingdings"/>
      <style:paragraph-properties/>
    </style:style>
    <style:style style:parent-style-name="742" style:display-name="T31" style:family="text" style:name="776">
      <style:text-properties fo:font-family="Symbol" style:font-family-complex="Symbol"/>
      <style:paragraph-properties/>
    </style:style>
    <style:style style:parent-style-name="742" style:display-name="T32" style:family="text" style:name="777">
      <style:text-properties fo:font-family="Courier New" style:font-family-complex="Courier New"/>
      <style:paragraph-properties/>
    </style:style>
    <style:style style:parent-style-name="742" style:display-name="T33" style:family="text" style:name="778">
      <style:text-properties fo:font-family="Wingdings" style:font-family-complex="Wingdings"/>
      <style:paragraph-properties/>
    </style:style>
    <style:style style:parent-style-name="742" style:display-name="T34" style:family="text" style:name="779">
      <style:text-properties fo:font-family="Symbol" style:font-family-complex="Symbol"/>
      <style:paragraph-properties/>
    </style:style>
    <style:style style:parent-style-name="742" style:display-name="T35" style:family="text" style:name="780">
      <style:text-properties fo:font-family="Courier New" style:font-family-complex="Courier New"/>
      <style:paragraph-properties/>
    </style:style>
    <style:style style:parent-style-name="742" style:display-name="T36" style:family="text" style:name="781">
      <style:text-properties fo:font-family="Wingdings" style:font-family-complex="Wingdings"/>
      <style:paragraph-properties/>
    </style:style>
    <style:style style:parent-style-name="742" style:display-name="T37" style:family="text" style:name="782">
      <style:text-properties fo:font-family="Arial" style:font-family-complex="Arial"/>
      <style:paragraph-properties/>
    </style:style>
    <style:style style:parent-style-name="742" style:display-name="T38" style:family="text" style:name="783">
      <style:text-properties fo:font-family="Courier New" style:font-family-complex="Courier New"/>
      <style:paragraph-properties/>
    </style:style>
    <style:style style:parent-style-name="742" style:display-name="T39" style:family="text" style:name="784">
      <style:text-properties fo:font-family="Wingdings" style:font-family-complex="Wingdings"/>
      <style:paragraph-properties/>
    </style:style>
    <style:style style:parent-style-name="742" style:display-name="T40" style:family="text" style:name="785">
      <style:text-properties fo:font-family="Symbol" style:font-family-complex="Symbol"/>
      <style:paragraph-properties/>
    </style:style>
    <style:style style:parent-style-name="742" style:display-name="T41" style:family="text" style:name="786">
      <style:text-properties fo:font-family="Courier New" style:font-family-complex="Courier New"/>
      <style:paragraph-properties/>
    </style:style>
    <style:style style:parent-style-name="742" style:display-name="T42" style:family="text" style:name="787">
      <style:text-properties fo:font-family="Wingdings" style:font-family-complex="Wingdings"/>
      <style:paragraph-properties/>
    </style:style>
    <style:style style:parent-style-name="742" style:display-name="T43" style:family="text" style:name="788">
      <style:text-properties fo:font-family="Symbol" style:font-family-complex="Symbol"/>
      <style:paragraph-properties/>
    </style:style>
    <style:style style:parent-style-name="742" style:display-name="T44" style:family="text" style:name="789">
      <style:text-properties fo:font-family="Courier New" style:font-family-complex="Courier New"/>
      <style:paragraph-properties/>
    </style:style>
    <style:style style:parent-style-name="742" style:display-name="T45" style:family="text" style:name="790">
      <style:text-properties fo:font-family="Wingdings" style:font-family-complex="Wingdings"/>
      <style:paragraph-properties/>
    </style:style>
    <style:style style:parent-style-name="742" style:display-name="T46" style:family="text" style:name="791">
      <style:text-properties fo:font-family="Arial" style:font-family-complex="Arial"/>
      <style:paragraph-properties/>
    </style:style>
    <style:style style:parent-style-name="742" style:display-name="T47" style:family="text" style:name="792">
      <style:text-properties fo:font-family="Courier New" style:font-family-complex="Courier New"/>
      <style:paragraph-properties/>
    </style:style>
    <style:style style:parent-style-name="742" style:display-name="T48" style:family="text" style:name="793">
      <style:text-properties fo:font-family="Wingdings" style:font-family-complex="Wingdings"/>
      <style:paragraph-properties/>
    </style:style>
    <style:style style:parent-style-name="742" style:display-name="T49" style:family="text" style:name="794">
      <style:text-properties fo:font-family="Symbol" style:font-family-complex="Symbol"/>
      <style:paragraph-properties/>
    </style:style>
    <style:style style:parent-style-name="742" style:display-name="T50" style:family="text" style:name="795">
      <style:text-properties fo:font-family="Courier New" style:font-family-complex="Courier New"/>
      <style:paragraph-properties/>
    </style:style>
    <style:style style:parent-style-name="742" style:display-name="T51" style:family="text" style:name="796">
      <style:text-properties fo:font-family="Wingdings" style:font-family-complex="Wingdings"/>
      <style:paragraph-properties/>
    </style:style>
    <style:style style:parent-style-name="742" style:display-name="T52" style:family="text" style:name="797">
      <style:text-properties fo:font-family="Symbol" style:font-family-complex="Symbol"/>
      <style:paragraph-properties/>
    </style:style>
    <style:style style:parent-style-name="742" style:display-name="T53" style:family="text" style:name="798">
      <style:text-properties fo:font-family="Courier New" style:font-family-complex="Courier New"/>
      <style:paragraph-properties/>
    </style:style>
    <style:style style:parent-style-name="742" style:display-name="T54" style:family="text" style:name="799">
      <style:text-properties fo:font-family="Wingdings" style:font-family-complex="Wingdings"/>
      <style:paragraph-properties/>
    </style:style>
    <style:style style:parent-style-name="742" style:display-name="T55" style:family="text" style:name="800">
      <style:text-properties fo:font-family="Arial" style:font-family-complex="Arial"/>
      <style:paragraph-properties/>
    </style:style>
    <style:style style:parent-style-name="742" style:display-name="T56" style:family="text" style:name="801">
      <style:text-properties fo:font-family="Courier New" style:font-family-complex="Courier New"/>
      <style:paragraph-properties/>
    </style:style>
    <style:style style:parent-style-name="742" style:display-name="T57" style:family="text" style:name="802">
      <style:text-properties fo:font-family="Wingdings" style:font-family-complex="Wingdings"/>
      <style:paragraph-properties/>
    </style:style>
    <style:style style:parent-style-name="742" style:display-name="T58" style:family="text" style:name="803">
      <style:text-properties fo:font-family="Symbol" style:font-family-complex="Symbol"/>
      <style:paragraph-properties/>
    </style:style>
    <style:style style:parent-style-name="742" style:display-name="T59" style:family="text" style:name="804">
      <style:text-properties fo:font-family="Courier New" style:font-family-complex="Courier New"/>
      <style:paragraph-properties/>
    </style:style>
    <style:style style:parent-style-name="742" style:display-name="T60" style:family="text" style:name="805">
      <style:text-properties fo:font-family="Wingdings" style:font-family-complex="Wingdings"/>
      <style:paragraph-properties/>
    </style:style>
    <style:style style:parent-style-name="742" style:display-name="T61" style:family="text" style:name="806">
      <style:text-properties fo:font-family="Symbol" style:font-family-complex="Symbol"/>
      <style:paragraph-properties/>
    </style:style>
    <style:style style:parent-style-name="742" style:display-name="T62" style:family="text" style:name="807">
      <style:text-properties fo:font-family="Courier New" style:font-family-complex="Courier New"/>
      <style:paragraph-properties/>
    </style:style>
    <style:style style:parent-style-name="742" style:display-name="T63" style:family="text" style:name="808">
      <style:text-properties fo:font-family="Wingdings" style:font-family-complex="Wingdings"/>
      <style:paragraph-properties/>
    </style:style>
    <style:style style:parent-style-name="742" style:display-name="T64" style:family="text" style:name="809">
      <style:text-properties fo:font-family="Symbol" style:font-family-complex="Symbol"/>
      <style:paragraph-properties/>
    </style:style>
    <style:style style:parent-style-name="742" style:display-name="T65" style:family="text" style:name="810">
      <style:text-properties fo:font-family="Courier New" style:font-family-complex="Courier New"/>
      <style:paragraph-properties/>
    </style:style>
    <style:style style:parent-style-name="742" style:display-name="T66" style:family="text" style:name="811">
      <style:text-properties fo:font-family="Wingdings" style:font-family-complex="Wingdings"/>
      <style:paragraph-properties/>
    </style:style>
    <style:style style:parent-style-name="742" style:display-name="T67" style:family="text" style:name="812">
      <style:text-properties fo:font-family="Symbol" style:font-family-complex="Symbol"/>
      <style:paragraph-properties/>
    </style:style>
    <style:style style:parent-style-name="742" style:display-name="T68" style:family="text" style:name="813">
      <style:text-properties fo:font-family="Courier New" style:font-family-complex="Courier New"/>
      <style:paragraph-properties/>
    </style:style>
    <style:style style:parent-style-name="742" style:display-name="T69" style:family="text" style:name="814">
      <style:text-properties fo:font-family="Wingdings" style:font-family-complex="Wingdings"/>
      <style:paragraph-properties/>
    </style:style>
    <style:style style:parent-style-name="742" style:display-name="T70" style:family="text" style:name="815">
      <style:text-properties fo:font-family="Symbol" style:font-family-complex="Symbol"/>
      <style:paragraph-properties/>
    </style:style>
    <style:style style:parent-style-name="742" style:display-name="T71" style:family="text" style:name="816">
      <style:text-properties fo:font-family="Courier New" style:font-family-complex="Courier New"/>
      <style:paragraph-properties/>
    </style:style>
    <style:style style:parent-style-name="742" style:display-name="T72" style:family="text" style:name="817">
      <style:text-properties fo:font-family="Wingdings" style:font-family-complex="Wingdings"/>
      <style:paragraph-properties/>
    </style:style>
    <style:style style:parent-style-name="742" style:display-name="T73" style:family="text" style:name="818">
      <style:text-properties fo:font-family="Arial" style:font-family-complex="Arial"/>
      <style:paragraph-properties/>
    </style:style>
    <style:style style:parent-style-name="742" style:display-name="T74" style:family="text" style:name="819">
      <style:text-properties fo:font-family="Courier New" style:font-family-complex="Courier New"/>
      <style:paragraph-properties/>
    </style:style>
    <style:style style:parent-style-name="742" style:display-name="T75" style:family="text" style:name="820">
      <style:text-properties fo:font-family="Wingdings" style:font-family-complex="Wingdings"/>
      <style:paragraph-properties/>
    </style:style>
    <style:style style:parent-style-name="742" style:display-name="T76" style:family="text" style:name="821">
      <style:text-properties fo:font-family="Symbol" style:font-family-complex="Symbol"/>
      <style:paragraph-properties/>
    </style:style>
    <style:style style:parent-style-name="742" style:display-name="T77" style:family="text" style:name="822">
      <style:text-properties fo:font-family="Courier New" style:font-family-complex="Courier New"/>
      <style:paragraph-properties/>
    </style:style>
    <style:style style:parent-style-name="742" style:display-name="T78" style:family="text" style:name="823">
      <style:text-properties fo:font-family="Wingdings" style:font-family-complex="Wingdings"/>
      <style:paragraph-properties/>
    </style:style>
    <style:style style:parent-style-name="742" style:display-name="T79" style:family="text" style:name="824">
      <style:text-properties fo:font-family="Symbol" style:font-family-complex="Symbol"/>
      <style:paragraph-properties/>
    </style:style>
    <style:style style:parent-style-name="742" style:display-name="T80" style:family="text" style:name="825">
      <style:text-properties fo:font-family="Courier New" style:font-family-complex="Courier New"/>
      <style:paragraph-properties/>
    </style:style>
    <style:style style:parent-style-name="742" style:display-name="T81" style:family="text" style:name="826">
      <style:text-properties fo:font-family="Wingdings" style:font-family-complex="Wingdings"/>
      <style:paragraph-properties/>
    </style:style>
    <style:style style:parent-style-name="742" style:display-name="T82" style:family="text" style:name="827">
      <style:text-properties fo:font-family="Arial" style:font-family-complex="Arial"/>
      <style:paragraph-properties/>
    </style:style>
    <style:style style:parent-style-name="742" style:display-name="T83" style:family="text" style:name="828">
      <style:text-properties fo:font-family="Courier New" style:font-family-complex="Courier New"/>
      <style:paragraph-properties/>
    </style:style>
    <style:style style:parent-style-name="742" style:display-name="T84" style:family="text" style:name="829">
      <style:text-properties fo:font-family="Wingdings" style:font-family-complex="Wingdings"/>
      <style:paragraph-properties/>
    </style:style>
    <style:style style:parent-style-name="742" style:display-name="T85" style:family="text" style:name="830">
      <style:text-properties fo:font-family="Symbol" style:font-family-complex="Symbol"/>
      <style:paragraph-properties/>
    </style:style>
    <style:style style:parent-style-name="742" style:display-name="T86" style:family="text" style:name="831">
      <style:text-properties fo:font-family="Courier New" style:font-family-complex="Courier New"/>
      <style:paragraph-properties/>
    </style:style>
    <style:style style:parent-style-name="742" style:display-name="T87" style:family="text" style:name="832">
      <style:text-properties fo:font-family="Wingdings" style:font-family-complex="Wingdings"/>
      <style:paragraph-properties/>
    </style:style>
    <style:style style:parent-style-name="742" style:display-name="T88" style:family="text" style:name="833">
      <style:text-properties fo:font-family="Symbol" style:font-family-complex="Symbol"/>
      <style:paragraph-properties/>
    </style:style>
    <style:style style:parent-style-name="742" style:display-name="T89" style:family="text" style:name="834">
      <style:text-properties fo:font-family="Courier New" style:font-family-complex="Courier New"/>
      <style:paragraph-properties/>
    </style:style>
    <style:style style:parent-style-name="742" style:display-name="T90" style:family="text" style:name="835">
      <style:text-properties fo:font-family="Wingdings" style:font-family-complex="Wingdings"/>
      <style:paragraph-properties/>
    </style:style>
    <style:style style:parent-style-name="742" style:display-name="T91" style:family="text" style:name="836">
      <style:text-properties fo:font-family="Arial" style:font-family-complex="Arial"/>
      <style:paragraph-properties/>
    </style:style>
    <style:style style:parent-style-name="742" style:display-name="T92" style:family="text" style:name="837">
      <style:text-properties fo:font-family="Courier New" style:font-family-complex="Courier New"/>
      <style:paragraph-properties/>
    </style:style>
    <style:style style:parent-style-name="742" style:display-name="T93" style:family="text" style:name="838">
      <style:text-properties fo:font-family="Wingdings" style:font-family-complex="Wingdings"/>
      <style:paragraph-properties/>
    </style:style>
    <style:style style:parent-style-name="742" style:display-name="T94" style:family="text" style:name="839">
      <style:text-properties fo:font-family="Symbol" style:font-family-complex="Symbol"/>
      <style:paragraph-properties/>
    </style:style>
    <style:style style:parent-style-name="742" style:display-name="T95" style:family="text" style:name="840">
      <style:text-properties fo:font-family="Courier New" style:font-family-complex="Courier New"/>
      <style:paragraph-properties/>
    </style:style>
    <style:style style:parent-style-name="742" style:display-name="T96" style:family="text" style:name="841">
      <style:text-properties fo:font-family="Wingdings" style:font-family-complex="Wingdings"/>
      <style:paragraph-properties/>
    </style:style>
    <style:style style:parent-style-name="742" style:display-name="T97" style:family="text" style:name="842">
      <style:text-properties fo:font-family="Symbol" style:font-family-complex="Symbol"/>
      <style:paragraph-properties/>
    </style:style>
    <style:style style:parent-style-name="742" style:display-name="T98" style:family="text" style:name="843">
      <style:text-properties fo:font-family="Courier New" style:font-family-complex="Courier New"/>
      <style:paragraph-properties/>
    </style:style>
    <style:style style:parent-style-name="742" style:display-name="T99" style:family="text" style:name="844">
      <style:text-properties fo:font-family="Wingdings" style:font-family-complex="Wingdings"/>
      <style:paragraph-properties/>
    </style:style>
    <style:style style:parent-style-name="742" style:display-name="T100" style:family="text" style:name="845">
      <style:text-properties fo:font-family="Arial" style:font-family-complex="Arial"/>
      <style:paragraph-properties/>
    </style:style>
    <style:style style:parent-style-name="742" style:display-name="T101" style:family="text" style:name="846">
      <style:text-properties fo:font-family="Courier New" style:font-family-complex="Courier New"/>
      <style:paragraph-properties/>
    </style:style>
    <style:style style:parent-style-name="742" style:display-name="T102" style:family="text" style:name="847">
      <style:text-properties fo:font-family="Wingdings" style:font-family-complex="Wingdings"/>
      <style:paragraph-properties/>
    </style:style>
    <style:style style:parent-style-name="742" style:display-name="T103" style:family="text" style:name="848">
      <style:text-properties fo:font-family="Symbol" style:font-family-complex="Symbol"/>
      <style:paragraph-properties/>
    </style:style>
    <style:style style:parent-style-name="742" style:display-name="T104" style:family="text" style:name="849">
      <style:text-properties fo:font-family="Courier New" style:font-family-complex="Courier New"/>
      <style:paragraph-properties/>
    </style:style>
    <style:style style:parent-style-name="742" style:display-name="T105" style:family="text" style:name="850">
      <style:text-properties fo:font-family="Wingdings" style:font-family-complex="Wingdings"/>
      <style:paragraph-properties/>
    </style:style>
    <style:style style:parent-style-name="742" style:display-name="T106" style:family="text" style:name="851">
      <style:text-properties fo:font-family="Symbol" style:font-family-complex="Symbol"/>
      <style:paragraph-properties/>
    </style:style>
    <style:style style:parent-style-name="742" style:display-name="T107" style:family="text" style:name="852">
      <style:text-properties fo:font-family="Courier New" style:font-family-complex="Courier New"/>
      <style:paragraph-properties/>
    </style:style>
    <style:style style:parent-style-name="742" style:display-name="T108" style:family="text" style:name="853">
      <style:text-properties fo:font-family="Wingdings" style:font-family-complex="Wingdings"/>
      <style:paragraph-properties/>
    </style:style>
    <style:style style:parent-style-name="742" style:display-name="T109" style:family="text" style:name="854">
      <style:text-properties fo:font-family="Arial" style:font-family-complex="Arial"/>
      <style:paragraph-properties/>
    </style:style>
    <style:style style:parent-style-name="742" style:display-name="T110" style:family="text" style:name="855">
      <style:text-properties fo:font-family="Courier New" style:font-family-complex="Courier New"/>
      <style:paragraph-properties/>
    </style:style>
    <style:style style:parent-style-name="742" style:display-name="T111" style:family="text" style:name="856">
      <style:text-properties fo:font-family="Wingdings" style:font-family-complex="Wingdings"/>
      <style:paragraph-properties/>
    </style:style>
    <style:style style:parent-style-name="742" style:display-name="T112" style:family="text" style:name="857">
      <style:text-properties fo:font-family="Symbol" style:font-family-complex="Symbol"/>
      <style:paragraph-properties/>
    </style:style>
    <style:style style:parent-style-name="742" style:display-name="T113" style:family="text" style:name="858">
      <style:text-properties fo:font-family="Courier New" style:font-family-complex="Courier New"/>
      <style:paragraph-properties/>
    </style:style>
    <style:style style:parent-style-name="742" style:display-name="T114" style:family="text" style:name="859">
      <style:text-properties fo:font-family="Wingdings" style:font-family-complex="Wingdings"/>
      <style:paragraph-properties/>
    </style:style>
    <style:style style:parent-style-name="742" style:display-name="T115" style:family="text" style:name="860">
      <style:text-properties fo:font-family="Symbol" style:font-family-complex="Symbol"/>
      <style:paragraph-properties/>
    </style:style>
    <style:style style:parent-style-name="742" style:display-name="T116" style:family="text" style:name="861">
      <style:text-properties fo:font-family="Courier New" style:font-family-complex="Courier New"/>
      <style:paragraph-properties/>
    </style:style>
    <style:style style:parent-style-name="742" style:display-name="T117" style:family="text" style:name="862">
      <style:text-properties fo:font-family="Wingdings" style:font-family-complex="Wingdings"/>
      <style:paragraph-properties/>
    </style:style>
    <style:style style:parent-style-name="742" style:display-name="T118" style:family="text" style:name="863">
      <style:text-properties fo:font-family="Arial" style:font-family-complex="Arial"/>
      <style:paragraph-properties/>
    </style:style>
    <style:style style:parent-style-name="742" style:display-name="T119" style:family="text" style:name="864">
      <style:text-properties fo:font-family="Courier New" style:font-family-complex="Courier New"/>
      <style:paragraph-properties/>
    </style:style>
    <style:style style:parent-style-name="742" style:display-name="T120" style:family="text" style:name="865">
      <style:text-properties fo:font-family="Wingdings" style:font-family-complex="Wingdings"/>
      <style:paragraph-properties/>
    </style:style>
    <style:style style:parent-style-name="742" style:display-name="T121" style:family="text" style:name="866">
      <style:text-properties fo:font-family="Symbol" style:font-family-complex="Symbol"/>
      <style:paragraph-properties/>
    </style:style>
    <style:style style:parent-style-name="742" style:display-name="T122" style:family="text" style:name="867">
      <style:text-properties fo:font-family="Courier New" style:font-family-complex="Courier New"/>
      <style:paragraph-properties/>
    </style:style>
    <style:style style:parent-style-name="742" style:display-name="T123" style:family="text" style:name="868">
      <style:text-properties fo:font-family="Wingdings" style:font-family-complex="Wingdings"/>
      <style:paragraph-properties/>
    </style:style>
    <style:style style:parent-style-name="742" style:display-name="T124" style:family="text" style:name="869">
      <style:text-properties fo:font-family="Symbol" style:font-family-complex="Symbol"/>
      <style:paragraph-properties/>
    </style:style>
    <style:style style:parent-style-name="742" style:display-name="T125" style:family="text" style:name="870">
      <style:text-properties fo:font-family="Courier New" style:font-family-complex="Courier New"/>
      <style:paragraph-properties/>
    </style:style>
    <style:style style:parent-style-name="742" style:display-name="T126" style:family="text" style:name="871">
      <style:text-properties fo:font-family="Wingdings" style:font-family-complex="Wingdings"/>
      <style:paragraph-properties/>
    </style:style>
    <style:style style:parent-style-name="742" style:display-name="T127" style:family="text" style:name="872">
      <style:text-properties fo:font-family="Arial" style:font-family-complex="Arial"/>
      <style:paragraph-properties/>
    </style:style>
    <style:style style:parent-style-name="742" style:display-name="T128" style:family="text" style:name="873">
      <style:text-properties fo:font-family="Courier New" style:font-family-complex="Courier New"/>
      <style:paragraph-properties/>
    </style:style>
    <style:style style:parent-style-name="742" style:display-name="T129" style:family="text" style:name="874">
      <style:text-properties fo:font-family="Wingdings" style:font-family-complex="Wingdings"/>
      <style:paragraph-properties/>
    </style:style>
    <style:style style:parent-style-name="742" style:display-name="T130" style:family="text" style:name="875">
      <style:text-properties fo:font-family="Symbol" style:font-family-complex="Symbol"/>
      <style:paragraph-properties/>
    </style:style>
    <style:style style:parent-style-name="742" style:display-name="T131" style:family="text" style:name="876">
      <style:text-properties fo:font-family="Courier New" style:font-family-complex="Courier New"/>
      <style:paragraph-properties/>
    </style:style>
    <style:style style:parent-style-name="742" style:display-name="T132" style:family="text" style:name="877">
      <style:text-properties fo:font-family="Wingdings" style:font-family-complex="Wingdings"/>
      <style:paragraph-properties/>
    </style:style>
    <style:style style:parent-style-name="742" style:display-name="T133" style:family="text" style:name="878">
      <style:text-properties fo:font-family="Symbol" style:font-family-complex="Symbol"/>
      <style:paragraph-properties/>
    </style:style>
    <style:style style:parent-style-name="742" style:display-name="T134" style:family="text" style:name="879">
      <style:text-properties fo:font-family="Courier New" style:font-family-complex="Courier New"/>
      <style:paragraph-properties/>
    </style:style>
    <style:style style:parent-style-name="742" style:display-name="T135" style:family="text" style:name="880">
      <style:text-properties fo:font-family="Wingdings" style:font-family-complex="Wingdings"/>
      <style:paragraph-properties/>
    </style:style>
    <style:style style:parent-style-name="742" style:display-name="T136" style:family="text" style:name="881">
      <style:text-properties fo:font-family="Arial" style:font-family-complex="Arial"/>
      <style:paragraph-properties/>
    </style:style>
    <style:style style:parent-style-name="742" style:display-name="T137" style:family="text" style:name="882">
      <style:text-properties fo:font-family="Courier New" style:font-family-complex="Courier New"/>
      <style:paragraph-properties/>
    </style:style>
    <style:style style:parent-style-name="742" style:display-name="T138" style:family="text" style:name="883">
      <style:text-properties fo:font-family="Wingdings" style:font-family-complex="Wingdings"/>
      <style:paragraph-properties/>
    </style:style>
    <style:style style:parent-style-name="742" style:display-name="T139" style:family="text" style:name="884">
      <style:text-properties fo:font-family="Symbol" style:font-family-complex="Symbol"/>
      <style:paragraph-properties/>
    </style:style>
    <style:style style:parent-style-name="742" style:display-name="T140" style:family="text" style:name="885">
      <style:text-properties fo:font-family="Courier New" style:font-family-complex="Courier New"/>
      <style:paragraph-properties/>
    </style:style>
    <style:style style:parent-style-name="742" style:display-name="T141" style:family="text" style:name="886">
      <style:text-properties fo:font-family="Wingdings" style:font-family-complex="Wingdings"/>
      <style:paragraph-properties/>
    </style:style>
    <style:style style:parent-style-name="742" style:display-name="T142" style:family="text" style:name="887">
      <style:text-properties fo:font-family="Symbol" style:font-family-complex="Symbol"/>
      <style:paragraph-properties/>
    </style:style>
    <style:style style:parent-style-name="742" style:display-name="T143" style:family="text" style:name="888">
      <style:text-properties fo:font-family="Courier New" style:font-family-complex="Courier New"/>
      <style:paragraph-properties/>
    </style:style>
    <style:style style:parent-style-name="742" style:display-name="T144" style:family="text" style:name="889">
      <style:text-properties fo:font-family="Wingdings" style:font-family-complex="Wingdings"/>
      <style:paragraph-properties/>
    </style:style>
    <style:style style:parent-style-name="742" style:display-name="T145" style:family="text" style:name="890">
      <style:text-properties fo:font-family="Arial" style:font-family-complex="Arial"/>
      <style:paragraph-properties/>
    </style:style>
    <style:style style:parent-style-name="742" style:display-name="T146" style:family="text" style:name="891">
      <style:text-properties fo:font-family="Courier New" style:font-family-complex="Courier New"/>
      <style:paragraph-properties/>
    </style:style>
    <style:style style:parent-style-name="742" style:display-name="T147" style:family="text" style:name="892">
      <style:text-properties fo:font-family="Wingdings" style:font-family-complex="Wingdings"/>
      <style:paragraph-properties/>
    </style:style>
    <style:style style:parent-style-name="742" style:display-name="T148" style:family="text" style:name="893">
      <style:text-properties fo:font-family="Symbol" style:font-family-complex="Symbol"/>
      <style:paragraph-properties/>
    </style:style>
    <style:style style:parent-style-name="742" style:display-name="T149" style:family="text" style:name="894">
      <style:text-properties fo:font-family="Courier New" style:font-family-complex="Courier New"/>
      <style:paragraph-properties/>
    </style:style>
    <style:style style:parent-style-name="742" style:display-name="T150" style:family="text" style:name="895">
      <style:text-properties fo:font-family="Wingdings" style:font-family-complex="Wingdings"/>
      <style:paragraph-properties/>
    </style:style>
    <style:style style:parent-style-name="742" style:display-name="T151" style:family="text" style:name="896">
      <style:text-properties fo:font-family="Symbol" style:font-family-complex="Symbol"/>
      <style:paragraph-properties/>
    </style:style>
    <style:style style:parent-style-name="742" style:display-name="T152" style:family="text" style:name="897">
      <style:text-properties fo:font-family="Courier New" style:font-family-complex="Courier New"/>
      <style:paragraph-properties/>
    </style:style>
    <style:style style:parent-style-name="742" style:display-name="T153" style:family="text" style:name="898">
      <style:text-properties fo:font-family="Wingdings" style:font-family-complex="Wingdings"/>
      <style:paragraph-properties/>
    </style:style>
    <style:style style:parent-style-name="742" style:display-name="Standard" style:family="paragraph" style:name="899">
      <style:text-properties fo:font-variant="normal" fo:text-transform="none" fo:color="#000000" style:text-line-through-type="none" fo:font-family="Arial" style:font-family-complex="Arial" fo:font-size="11pt" fo:letter-spacing="0pt" fo:language="en" fo:country="US" fo:font-style="normal" style:text-underline-type="none" style:text-underline-width="auto" fo:font-weight="normal" text:display="none"/>
      <style:paragraph-properties fo:line-height="115%" fo:text-align="left" fo:margin-left="0cm" fo:margin-right="0cm" fo:text-indent="0cm" fo:margin-top="0pt" fo:margin-bottom="10pt" fo:border="none"/>
    </style:style>
    <style:style style:parent-style-name="742" style:display-name="T1" style:family="text" style:name="900">
      <style:text-properties fo:font-family="Arial" style:font-family-complex="Arial"/>
      <style:paragraph-properties/>
    </style:style>
    <style:style style:parent-style-name="742" style:display-name="T2" style:family="text" style:name="901">
      <style:text-properties fo:font-family="Courier New" style:font-family-complex="Courier New"/>
      <style:paragraph-properties/>
    </style:style>
    <style:style style:parent-style-name="742" style:display-name="T3" style:family="text" style:name="902">
      <style:text-properties fo:font-family="Wingdings" style:font-family-complex="Wingdings"/>
      <style:paragraph-properties/>
    </style:style>
    <style:style style:parent-style-name="742" style:display-name="T4" style:family="text" style:name="903">
      <style:text-properties fo:font-family="Symbol" style:font-family-complex="Symbol"/>
      <style:paragraph-properties/>
    </style:style>
    <style:style style:parent-style-name="742" style:display-name="T5" style:family="text" style:name="904">
      <style:text-properties fo:font-family="Courier New" style:font-family-complex="Courier New"/>
      <style:paragraph-properties/>
    </style:style>
    <style:style style:parent-style-name="742" style:display-name="T6" style:family="text" style:name="905">
      <style:text-properties fo:font-family="Wingdings" style:font-family-complex="Wingdings"/>
      <style:paragraph-properties/>
    </style:style>
    <style:style style:parent-style-name="742" style:display-name="T7" style:family="text" style:name="906">
      <style:text-properties fo:font-family="Symbol" style:font-family-complex="Symbol"/>
      <style:paragraph-properties/>
    </style:style>
    <style:style style:parent-style-name="742" style:display-name="T8" style:family="text" style:name="907">
      <style:text-properties fo:font-family="Courier New" style:font-family-complex="Courier New"/>
      <style:paragraph-properties/>
    </style:style>
    <style:style style:parent-style-name="742" style:display-name="T9" style:family="text" style:name="908">
      <style:text-properties fo:font-family="Wingdings" style:font-family-complex="Wingdings"/>
      <style:paragraph-properties/>
    </style:style>
    <style:style style:parent-style-name="742" style:display-name="T10" style:family="text" style:name="909">
      <style:text-properties fo:font-family="Arial" style:font-family-complex="Arial"/>
      <style:paragraph-properties/>
    </style:style>
    <style:style style:parent-style-name="742" style:display-name="T11" style:family="text" style:name="910">
      <style:text-properties fo:font-family="Courier New" style:font-family-complex="Courier New"/>
      <style:paragraph-properties/>
    </style:style>
    <style:style style:parent-style-name="742" style:display-name="T12" style:family="text" style:name="911">
      <style:text-properties fo:font-family="Wingdings" style:font-family-complex="Wingdings"/>
      <style:paragraph-properties/>
    </style:style>
    <style:style style:parent-style-name="742" style:display-name="T13" style:family="text" style:name="912">
      <style:text-properties fo:font-family="Symbol" style:font-family-complex="Symbol"/>
      <style:paragraph-properties/>
    </style:style>
    <style:style style:parent-style-name="742" style:display-name="T14" style:family="text" style:name="913">
      <style:text-properties fo:font-family="Courier New" style:font-family-complex="Courier New"/>
      <style:paragraph-properties/>
    </style:style>
    <style:style style:parent-style-name="742" style:display-name="T15" style:family="text" style:name="914">
      <style:text-properties fo:font-family="Wingdings" style:font-family-complex="Wingdings"/>
      <style:paragraph-properties/>
    </style:style>
    <style:style style:parent-style-name="742" style:display-name="T16" style:family="text" style:name="915">
      <style:text-properties fo:font-family="Symbol" style:font-family-complex="Symbol"/>
      <style:paragraph-properties/>
    </style:style>
    <style:style style:parent-style-name="742" style:display-name="T17" style:family="text" style:name="916">
      <style:text-properties fo:font-family="Courier New" style:font-family-complex="Courier New"/>
      <style:paragraph-properties/>
    </style:style>
    <style:style style:parent-style-name="742" style:display-name="T18" style:family="text" style:name="917">
      <style:text-properties fo:font-family="Wingdings" style:font-family-complex="Wingdings"/>
      <style:paragraph-properties/>
    </style:style>
    <style:style style:parent-style-name="742" style:display-name="T19" style:family="text" style:name="918">
      <style:text-properties fo:font-family="Arial" style:font-family-complex="Arial"/>
      <style:paragraph-properties/>
    </style:style>
    <style:style style:parent-style-name="742" style:display-name="T20" style:family="text" style:name="919">
      <style:text-properties fo:font-family="Courier New" style:font-family-complex="Courier New"/>
      <style:paragraph-properties/>
    </style:style>
    <style:style style:parent-style-name="742" style:display-name="T21" style:family="text" style:name="920">
      <style:text-properties fo:font-family="Wingdings" style:font-family-complex="Wingdings"/>
      <style:paragraph-properties/>
    </style:style>
    <style:style style:parent-style-name="742" style:display-name="T22" style:family="text" style:name="921">
      <style:text-properties fo:font-family="Symbol" style:font-family-complex="Symbol"/>
      <style:paragraph-properties/>
    </style:style>
    <style:style style:parent-style-name="742" style:display-name="T23" style:family="text" style:name="922">
      <style:text-properties fo:font-family="Courier New" style:font-family-complex="Courier New"/>
      <style:paragraph-properties/>
    </style:style>
    <style:style style:parent-style-name="742" style:display-name="T24" style:family="text" style:name="923">
      <style:text-properties fo:font-family="Wingdings" style:font-family-complex="Wingdings"/>
      <style:paragraph-properties/>
    </style:style>
    <style:style style:parent-style-name="742" style:display-name="T25" style:family="text" style:name="924">
      <style:text-properties fo:font-family="Symbol" style:font-family-complex="Symbol"/>
      <style:paragraph-properties/>
    </style:style>
    <style:style style:parent-style-name="742" style:display-name="T26" style:family="text" style:name="925">
      <style:text-properties fo:font-family="Courier New" style:font-family-complex="Courier New"/>
      <style:paragraph-properties/>
    </style:style>
    <style:style style:parent-style-name="742" style:display-name="T27" style:family="text" style:name="926">
      <style:text-properties fo:font-family="Wingdings" style:font-family-complex="Wingdings"/>
      <style:paragraph-properties/>
    </style:style>
    <style:style style:parent-style-name="742" style:display-name="T28" style:family="text" style:name="927">
      <style:text-properties fo:font-family="Arial" style:font-family-complex="Arial"/>
      <style:paragraph-properties/>
    </style:style>
    <style:style style:parent-style-name="742" style:display-name="T29" style:family="text" style:name="928">
      <style:text-properties fo:font-family="Courier New" style:font-family-complex="Courier New"/>
      <style:paragraph-properties/>
    </style:style>
    <style:style style:parent-style-name="742" style:display-name="T30" style:family="text" style:name="929">
      <style:text-properties fo:font-family="Wingdings" style:font-family-complex="Wingdings"/>
      <style:paragraph-properties/>
    </style:style>
    <style:style style:parent-style-name="742" style:display-name="T31" style:family="text" style:name="930">
      <style:text-properties fo:font-family="Symbol" style:font-family-complex="Symbol"/>
      <style:paragraph-properties/>
    </style:style>
    <style:style style:parent-style-name="742" style:display-name="T32" style:family="text" style:name="931">
      <style:text-properties fo:font-family="Courier New" style:font-family-complex="Courier New"/>
      <style:paragraph-properties/>
    </style:style>
    <style:style style:parent-style-name="742" style:display-name="T33" style:family="text" style:name="932">
      <style:text-properties fo:font-family="Wingdings" style:font-family-complex="Wingdings"/>
      <style:paragraph-properties/>
    </style:style>
    <style:style style:parent-style-name="742" style:display-name="T34" style:family="text" style:name="933">
      <style:text-properties fo:font-family="Symbol" style:font-family-complex="Symbol"/>
      <style:paragraph-properties/>
    </style:style>
    <style:style style:parent-style-name="742" style:display-name="T35" style:family="text" style:name="934">
      <style:text-properties fo:font-family="Courier New" style:font-family-complex="Courier New"/>
      <style:paragraph-properties/>
    </style:style>
    <style:style style:parent-style-name="742" style:display-name="T36" style:family="text" style:name="935">
      <style:text-properties fo:font-family="Wingdings" style:font-family-complex="Wingdings"/>
      <style:paragraph-properties/>
    </style:style>
    <style:style style:parent-style-name="742" style:display-name="T37" style:family="text" style:name="936">
      <style:text-properties fo:font-family="Arial" style:font-family-complex="Arial"/>
      <style:paragraph-properties/>
    </style:style>
    <style:style style:parent-style-name="742" style:display-name="T38" style:family="text" style:name="937">
      <style:text-properties fo:font-family="Courier New" style:font-family-complex="Courier New"/>
      <style:paragraph-properties/>
    </style:style>
    <style:style style:parent-style-name="742" style:display-name="T39" style:family="text" style:name="938">
      <style:text-properties fo:font-family="Wingdings" style:font-family-complex="Wingdings"/>
      <style:paragraph-properties/>
    </style:style>
    <style:style style:parent-style-name="742" style:display-name="T40" style:family="text" style:name="939">
      <style:text-properties fo:font-family="Symbol" style:font-family-complex="Symbol"/>
      <style:paragraph-properties/>
    </style:style>
    <style:style style:parent-style-name="742" style:display-name="T41" style:family="text" style:name="940">
      <style:text-properties fo:font-family="Courier New" style:font-family-complex="Courier New"/>
      <style:paragraph-properties/>
    </style:style>
    <style:style style:parent-style-name="742" style:display-name="T42" style:family="text" style:name="941">
      <style:text-properties fo:font-family="Wingdings" style:font-family-complex="Wingdings"/>
      <style:paragraph-properties/>
    </style:style>
    <style:style style:parent-style-name="742" style:display-name="T43" style:family="text" style:name="942">
      <style:text-properties fo:font-family="Symbol" style:font-family-complex="Symbol"/>
      <style:paragraph-properties/>
    </style:style>
    <style:style style:parent-style-name="742" style:display-name="T44" style:family="text" style:name="943">
      <style:text-properties fo:font-family="Courier New" style:font-family-complex="Courier New"/>
      <style:paragraph-properties/>
    </style:style>
    <style:style style:parent-style-name="742" style:display-name="T45" style:family="text" style:name="944">
      <style:text-properties fo:font-family="Wingdings" style:font-family-complex="Wingdings"/>
      <style:paragraph-properties/>
    </style:style>
    <style:style style:parent-style-name="742" style:display-name="T46" style:family="text" style:name="945">
      <style:text-properties fo:font-family="Arial" style:font-family-complex="Arial"/>
      <style:paragraph-properties/>
    </style:style>
    <style:style style:parent-style-name="742" style:display-name="T47" style:family="text" style:name="946">
      <style:text-properties fo:font-family="Courier New" style:font-family-complex="Courier New"/>
      <style:paragraph-properties/>
    </style:style>
    <style:style style:parent-style-name="742" style:display-name="T48" style:family="text" style:name="947">
      <style:text-properties fo:font-family="Wingdings" style:font-family-complex="Wingdings"/>
      <style:paragraph-properties/>
    </style:style>
    <style:style style:parent-style-name="742" style:display-name="T49" style:family="text" style:name="948">
      <style:text-properties fo:font-family="Symbol" style:font-family-complex="Symbol"/>
      <style:paragraph-properties/>
    </style:style>
    <style:style style:parent-style-name="742" style:display-name="T50" style:family="text" style:name="949">
      <style:text-properties fo:font-family="Courier New" style:font-family-complex="Courier New"/>
      <style:paragraph-properties/>
    </style:style>
    <style:style style:parent-style-name="742" style:display-name="T51" style:family="text" style:name="950">
      <style:text-properties fo:font-family="Wingdings" style:font-family-complex="Wingdings"/>
      <style:paragraph-properties/>
    </style:style>
    <style:style style:parent-style-name="742" style:display-name="T52" style:family="text" style:name="951">
      <style:text-properties fo:font-family="Symbol" style:font-family-complex="Symbol"/>
      <style:paragraph-properties/>
    </style:style>
    <style:style style:parent-style-name="742" style:display-name="T53" style:family="text" style:name="952">
      <style:text-properties fo:font-family="Courier New" style:font-family-complex="Courier New"/>
      <style:paragraph-properties/>
    </style:style>
    <style:style style:parent-style-name="742" style:display-name="T54" style:family="text" style:name="953">
      <style:text-properties fo:font-family="Wingdings" style:font-family-complex="Wingdings"/>
      <style:paragraph-properties/>
    </style:style>
    <style:style style:parent-style-name="742" style:display-name="T55" style:family="text" style:name="954">
      <style:text-properties fo:font-family="Arial" style:font-family-complex="Arial"/>
      <style:paragraph-properties/>
    </style:style>
    <style:style style:parent-style-name="742" style:display-name="T56" style:family="text" style:name="955">
      <style:text-properties fo:font-family="Courier New" style:font-family-complex="Courier New"/>
      <style:paragraph-properties/>
    </style:style>
    <style:style style:parent-style-name="742" style:display-name="T57" style:family="text" style:name="956">
      <style:text-properties fo:font-family="Wingdings" style:font-family-complex="Wingdings"/>
      <style:paragraph-properties/>
    </style:style>
    <style:style style:parent-style-name="742" style:display-name="T58" style:family="text" style:name="957">
      <style:text-properties fo:font-family="Symbol" style:font-family-complex="Symbol"/>
      <style:paragraph-properties/>
    </style:style>
    <style:style style:parent-style-name="742" style:display-name="T59" style:family="text" style:name="958">
      <style:text-properties fo:font-family="Courier New" style:font-family-complex="Courier New"/>
      <style:paragraph-properties/>
    </style:style>
    <style:style style:parent-style-name="742" style:display-name="T60" style:family="text" style:name="959">
      <style:text-properties fo:font-family="Wingdings" style:font-family-complex="Wingdings"/>
      <style:paragraph-properties/>
    </style:style>
    <style:style style:parent-style-name="742" style:display-name="T61" style:family="text" style:name="960">
      <style:text-properties fo:font-family="Symbol" style:font-family-complex="Symbol"/>
      <style:paragraph-properties/>
    </style:style>
    <style:style style:parent-style-name="742" style:display-name="T62" style:family="text" style:name="961">
      <style:text-properties fo:font-family="Courier New" style:font-family-complex="Courier New"/>
      <style:paragraph-properties/>
    </style:style>
    <style:style style:parent-style-name="742" style:display-name="T63" style:family="text" style:name="962">
      <style:text-properties fo:font-family="Wingdings" style:font-family-complex="Wingdings"/>
      <style:paragraph-properties/>
    </style:style>
    <style:style style:parent-style-name="742" style:display-name="T64" style:family="text" style:name="963">
      <style:text-properties fo:font-family="Symbol" style:font-family-complex="Symbol"/>
      <style:paragraph-properties/>
    </style:style>
    <style:style style:parent-style-name="742" style:display-name="T65" style:family="text" style:name="964">
      <style:text-properties fo:font-family="Courier New" style:font-family-complex="Courier New"/>
      <style:paragraph-properties/>
    </style:style>
    <style:style style:parent-style-name="742" style:display-name="T66" style:family="text" style:name="965">
      <style:text-properties fo:font-family="Wingdings" style:font-family-complex="Wingdings"/>
      <style:paragraph-properties/>
    </style:style>
    <style:style style:parent-style-name="742" style:display-name="T67" style:family="text" style:name="966">
      <style:text-properties fo:font-family="Symbol" style:font-family-complex="Symbol"/>
      <style:paragraph-properties/>
    </style:style>
    <style:style style:parent-style-name="742" style:display-name="T68" style:family="text" style:name="967">
      <style:text-properties fo:font-family="Courier New" style:font-family-complex="Courier New"/>
      <style:paragraph-properties/>
    </style:style>
    <style:style style:parent-style-name="742" style:display-name="T69" style:family="text" style:name="968">
      <style:text-properties fo:font-family="Wingdings" style:font-family-complex="Wingdings"/>
      <style:paragraph-properties/>
    </style:style>
    <style:style style:parent-style-name="742" style:display-name="T70" style:family="text" style:name="969">
      <style:text-properties fo:font-family="Symbol" style:font-family-complex="Symbol"/>
      <style:paragraph-properties/>
    </style:style>
    <style:style style:parent-style-name="742" style:display-name="T71" style:family="text" style:name="970">
      <style:text-properties fo:font-family="Courier New" style:font-family-complex="Courier New"/>
      <style:paragraph-properties/>
    </style:style>
    <style:style style:parent-style-name="742" style:display-name="T72" style:family="text" style:name="971">
      <style:text-properties fo:font-family="Wingdings" style:font-family-complex="Wingdings"/>
      <style:paragraph-properties/>
    </style:style>
    <style:style style:parent-style-name="742" style:display-name="T73" style:family="text" style:name="972">
      <style:text-properties fo:font-family="Arial" style:font-family-complex="Arial"/>
      <style:paragraph-properties/>
    </style:style>
    <style:style style:parent-style-name="742" style:display-name="T74" style:family="text" style:name="973">
      <style:text-properties fo:font-family="Courier New" style:font-family-complex="Courier New"/>
      <style:paragraph-properties/>
    </style:style>
    <style:style style:parent-style-name="742" style:display-name="T75" style:family="text" style:name="974">
      <style:text-properties fo:font-family="Wingdings" style:font-family-complex="Wingdings"/>
      <style:paragraph-properties/>
    </style:style>
    <style:style style:parent-style-name="742" style:display-name="T76" style:family="text" style:name="975">
      <style:text-properties fo:font-family="Symbol" style:font-family-complex="Symbol"/>
      <style:paragraph-properties/>
    </style:style>
    <style:style style:parent-style-name="742" style:display-name="T77" style:family="text" style:name="976">
      <style:text-properties fo:font-family="Courier New" style:font-family-complex="Courier New"/>
      <style:paragraph-properties/>
    </style:style>
    <style:style style:parent-style-name="742" style:display-name="T78" style:family="text" style:name="977">
      <style:text-properties fo:font-family="Wingdings" style:font-family-complex="Wingdings"/>
      <style:paragraph-properties/>
    </style:style>
    <style:style style:parent-style-name="742" style:display-name="T79" style:family="text" style:name="978">
      <style:text-properties fo:font-family="Symbol" style:font-family-complex="Symbol"/>
      <style:paragraph-properties/>
    </style:style>
    <style:style style:parent-style-name="742" style:display-name="T80" style:family="text" style:name="979">
      <style:text-properties fo:font-family="Courier New" style:font-family-complex="Courier New"/>
      <style:paragraph-properties/>
    </style:style>
    <style:style style:parent-style-name="742" style:display-name="T81" style:family="text" style:name="980">
      <style:text-properties fo:font-family="Wingdings" style:font-family-complex="Wingdings"/>
      <style:paragraph-properties/>
    </style:style>
    <style:style style:parent-style-name="742" style:display-name="T82" style:family="text" style:name="981">
      <style:text-properties fo:font-family="Arial" style:font-family-complex="Arial"/>
      <style:paragraph-properties/>
    </style:style>
    <style:style style:parent-style-name="742" style:display-name="T83" style:family="text" style:name="982">
      <style:text-properties fo:font-family="Courier New" style:font-family-complex="Courier New"/>
      <style:paragraph-properties/>
    </style:style>
    <style:style style:parent-style-name="742" style:display-name="T84" style:family="text" style:name="983">
      <style:text-properties fo:font-family="Wingdings" style:font-family-complex="Wingdings"/>
      <style:paragraph-properties/>
    </style:style>
    <style:style style:parent-style-name="742" style:display-name="T85" style:family="text" style:name="984">
      <style:text-properties fo:font-family="Symbol" style:font-family-complex="Symbol"/>
      <style:paragraph-properties/>
    </style:style>
    <style:style style:parent-style-name="742" style:display-name="T86" style:family="text" style:name="985">
      <style:text-properties fo:font-family="Courier New" style:font-family-complex="Courier New"/>
      <style:paragraph-properties/>
    </style:style>
    <style:style style:parent-style-name="742" style:display-name="T87" style:family="text" style:name="986">
      <style:text-properties fo:font-family="Wingdings" style:font-family-complex="Wingdings"/>
      <style:paragraph-properties/>
    </style:style>
    <style:style style:parent-style-name="742" style:display-name="T88" style:family="text" style:name="987">
      <style:text-properties fo:font-family="Symbol" style:font-family-complex="Symbol"/>
      <style:paragraph-properties/>
    </style:style>
    <style:style style:parent-style-name="742" style:display-name="T89" style:family="text" style:name="988">
      <style:text-properties fo:font-family="Courier New" style:font-family-complex="Courier New"/>
      <style:paragraph-properties/>
    </style:style>
    <style:style style:parent-style-name="742" style:display-name="T90" style:family="text" style:name="989">
      <style:text-properties fo:font-family="Wingdings" style:font-family-complex="Wingdings"/>
      <style:paragraph-properties/>
    </style:style>
    <style:style style:parent-style-name="742" style:display-name="T91" style:family="text" style:name="990">
      <style:text-properties fo:font-family="Arial" style:font-family-complex="Arial"/>
      <style:paragraph-properties/>
    </style:style>
    <style:style style:parent-style-name="742" style:display-name="T92" style:family="text" style:name="991">
      <style:text-properties fo:font-family="Courier New" style:font-family-complex="Courier New"/>
      <style:paragraph-properties/>
    </style:style>
    <style:style style:parent-style-name="742" style:display-name="T93" style:family="text" style:name="992">
      <style:text-properties fo:font-family="Wingdings" style:font-family-complex="Wingdings"/>
      <style:paragraph-properties/>
    </style:style>
    <style:style style:parent-style-name="742" style:display-name="T94" style:family="text" style:name="993">
      <style:text-properties fo:font-family="Symbol" style:font-family-complex="Symbol"/>
      <style:paragraph-properties/>
    </style:style>
    <style:style style:parent-style-name="742" style:display-name="T95" style:family="text" style:name="994">
      <style:text-properties fo:font-family="Courier New" style:font-family-complex="Courier New"/>
      <style:paragraph-properties/>
    </style:style>
    <style:style style:parent-style-name="742" style:display-name="T96" style:family="text" style:name="995">
      <style:text-properties fo:font-family="Wingdings" style:font-family-complex="Wingdings"/>
      <style:paragraph-properties/>
    </style:style>
    <style:style style:parent-style-name="742" style:display-name="T97" style:family="text" style:name="996">
      <style:text-properties fo:font-family="Symbol" style:font-family-complex="Symbol"/>
      <style:paragraph-properties/>
    </style:style>
    <style:style style:parent-style-name="742" style:display-name="T98" style:family="text" style:name="997">
      <style:text-properties fo:font-family="Courier New" style:font-family-complex="Courier New"/>
      <style:paragraph-properties/>
    </style:style>
    <style:style style:parent-style-name="742" style:display-name="T99" style:family="text" style:name="998">
      <style:text-properties fo:font-family="Wingdings" style:font-family-complex="Wingdings"/>
      <style:paragraph-properties/>
    </style:style>
    <style:style style:parent-style-name="742" style:display-name="T100" style:family="text" style:name="999">
      <style:text-properties fo:font-family="Arial" style:font-family-complex="Arial"/>
      <style:paragraph-properties/>
    </style:style>
    <style:style style:parent-style-name="742" style:display-name="T101" style:family="text" style:name="1000">
      <style:text-properties fo:font-family="Courier New" style:font-family-complex="Courier New"/>
      <style:paragraph-properties/>
    </style:style>
    <style:style style:parent-style-name="742" style:display-name="T102" style:family="text" style:name="1001">
      <style:text-properties fo:font-family="Wingdings" style:font-family-complex="Wingdings"/>
      <style:paragraph-properties/>
    </style:style>
    <style:style style:parent-style-name="742" style:display-name="T103" style:family="text" style:name="1002">
      <style:text-properties fo:font-family="Symbol" style:font-family-complex="Symbol"/>
      <style:paragraph-properties/>
    </style:style>
    <style:style style:parent-style-name="742" style:display-name="T104" style:family="text" style:name="1003">
      <style:text-properties fo:font-family="Courier New" style:font-family-complex="Courier New"/>
      <style:paragraph-properties/>
    </style:style>
    <style:style style:parent-style-name="742" style:display-name="T105" style:family="text" style:name="1004">
      <style:text-properties fo:font-family="Wingdings" style:font-family-complex="Wingdings"/>
      <style:paragraph-properties/>
    </style:style>
    <style:style style:parent-style-name="742" style:display-name="T106" style:family="text" style:name="1005">
      <style:text-properties fo:font-family="Symbol" style:font-family-complex="Symbol"/>
      <style:paragraph-properties/>
    </style:style>
    <style:style style:parent-style-name="742" style:display-name="T107" style:family="text" style:name="1006">
      <style:text-properties fo:font-family="Courier New" style:font-family-complex="Courier New"/>
      <style:paragraph-properties/>
    </style:style>
    <style:style style:parent-style-name="742" style:display-name="T108" style:family="text" style:name="1007">
      <style:text-properties fo:font-family="Wingdings" style:font-family-complex="Wingdings"/>
      <style:paragraph-properties/>
    </style:style>
    <style:style style:parent-style-name="742" style:display-name="T109" style:family="text" style:name="1008">
      <style:text-properties fo:font-family="Arial" style:font-family-complex="Arial"/>
      <style:paragraph-properties/>
    </style:style>
    <style:style style:parent-style-name="742" style:display-name="T110" style:family="text" style:name="1009">
      <style:text-properties fo:font-family="Courier New" style:font-family-complex="Courier New"/>
      <style:paragraph-properties/>
    </style:style>
    <style:style style:parent-style-name="742" style:display-name="T111" style:family="text" style:name="1010">
      <style:text-properties fo:font-family="Wingdings" style:font-family-complex="Wingdings"/>
      <style:paragraph-properties/>
    </style:style>
    <style:style style:parent-style-name="742" style:display-name="T112" style:family="text" style:name="1011">
      <style:text-properties fo:font-family="Symbol" style:font-family-complex="Symbol"/>
      <style:paragraph-properties/>
    </style:style>
    <style:style style:parent-style-name="742" style:display-name="T113" style:family="text" style:name="1012">
      <style:text-properties fo:font-family="Courier New" style:font-family-complex="Courier New"/>
      <style:paragraph-properties/>
    </style:style>
    <style:style style:parent-style-name="742" style:display-name="T114" style:family="text" style:name="1013">
      <style:text-properties fo:font-family="Wingdings" style:font-family-complex="Wingdings"/>
      <style:paragraph-properties/>
    </style:style>
    <style:style style:parent-style-name="742" style:display-name="T115" style:family="text" style:name="1014">
      <style:text-properties fo:font-family="Symbol" style:font-family-complex="Symbol"/>
      <style:paragraph-properties/>
    </style:style>
    <style:style style:parent-style-name="742" style:display-name="T116" style:family="text" style:name="1015">
      <style:text-properties fo:font-family="Courier New" style:font-family-complex="Courier New"/>
      <style:paragraph-properties/>
    </style:style>
    <style:style style:parent-style-name="742" style:display-name="T117" style:family="text" style:name="1016">
      <style:text-properties fo:font-family="Wingdings" style:font-family-complex="Wingdings"/>
      <style:paragraph-properties/>
    </style:style>
    <style:style style:parent-style-name="742" style:display-name="T118" style:family="text" style:name="1017">
      <style:text-properties fo:font-family="Arial" style:font-family-complex="Arial"/>
      <style:paragraph-properties/>
    </style:style>
    <style:style style:parent-style-name="742" style:display-name="T119" style:family="text" style:name="1018">
      <style:text-properties fo:font-family="Courier New" style:font-family-complex="Courier New"/>
      <style:paragraph-properties/>
    </style:style>
    <style:style style:parent-style-name="742" style:display-name="T120" style:family="text" style:name="1019">
      <style:text-properties fo:font-family="Wingdings" style:font-family-complex="Wingdings"/>
      <style:paragraph-properties/>
    </style:style>
    <style:style style:parent-style-name="742" style:display-name="T121" style:family="text" style:name="1020">
      <style:text-properties fo:font-family="Symbol" style:font-family-complex="Symbol"/>
      <style:paragraph-properties/>
    </style:style>
    <style:style style:parent-style-name="742" style:display-name="T122" style:family="text" style:name="1021">
      <style:text-properties fo:font-family="Courier New" style:font-family-complex="Courier New"/>
      <style:paragraph-properties/>
    </style:style>
    <style:style style:parent-style-name="742" style:display-name="T123" style:family="text" style:name="1022">
      <style:text-properties fo:font-family="Wingdings" style:font-family-complex="Wingdings"/>
      <style:paragraph-properties/>
    </style:style>
    <style:style style:parent-style-name="742" style:display-name="T124" style:family="text" style:name="1023">
      <style:text-properties fo:font-family="Symbol" style:font-family-complex="Symbol"/>
      <style:paragraph-properties/>
    </style:style>
    <style:style style:parent-style-name="742" style:display-name="T125" style:family="text" style:name="1024">
      <style:text-properties fo:font-family="Courier New" style:font-family-complex="Courier New"/>
      <style:paragraph-properties/>
    </style:style>
    <style:style style:parent-style-name="742" style:display-name="T126" style:family="text" style:name="1025">
      <style:text-properties fo:font-family="Wingdings" style:font-family-complex="Wingdings"/>
      <style:paragraph-properties/>
    </style:style>
    <style:style style:parent-style-name="742" style:display-name="T127" style:family="text" style:name="1026">
      <style:text-properties fo:font-family="Arial" style:font-family-complex="Arial"/>
      <style:paragraph-properties/>
    </style:style>
    <style:style style:parent-style-name="742" style:display-name="T128" style:family="text" style:name="1027">
      <style:text-properties fo:font-family="Courier New" style:font-family-complex="Courier New"/>
      <style:paragraph-properties/>
    </style:style>
    <style:style style:parent-style-name="742" style:display-name="T129" style:family="text" style:name="1028">
      <style:text-properties fo:font-family="Wingdings" style:font-family-complex="Wingdings"/>
      <style:paragraph-properties/>
    </style:style>
    <style:style style:parent-style-name="742" style:display-name="T130" style:family="text" style:name="1029">
      <style:text-properties fo:font-family="Symbol" style:font-family-complex="Symbol"/>
      <style:paragraph-properties/>
    </style:style>
    <style:style style:parent-style-name="742" style:display-name="T131" style:family="text" style:name="1030">
      <style:text-properties fo:font-family="Courier New" style:font-family-complex="Courier New"/>
      <style:paragraph-properties/>
    </style:style>
    <style:style style:parent-style-name="742" style:display-name="T132" style:family="text" style:name="1031">
      <style:text-properties fo:font-family="Wingdings" style:font-family-complex="Wingdings"/>
      <style:paragraph-properties/>
    </style:style>
    <style:style style:parent-style-name="742" style:display-name="T133" style:family="text" style:name="1032">
      <style:text-properties fo:font-family="Symbol" style:font-family-complex="Symbol"/>
      <style:paragraph-properties/>
    </style:style>
    <style:style style:parent-style-name="742" style:display-name="T134" style:family="text" style:name="1033">
      <style:text-properties fo:font-family="Courier New" style:font-family-complex="Courier New"/>
      <style:paragraph-properties/>
    </style:style>
    <style:style style:parent-style-name="742" style:display-name="T135" style:family="text" style:name="1034">
      <style:text-properties fo:font-family="Wingdings" style:font-family-complex="Wingdings"/>
      <style:paragraph-properties/>
    </style:style>
    <style:style style:parent-style-name="742" style:display-name="T136" style:family="text" style:name="1035">
      <style:text-properties fo:font-family="Arial" style:font-family-complex="Arial"/>
      <style:paragraph-properties/>
    </style:style>
    <style:style style:parent-style-name="742" style:display-name="T137" style:family="text" style:name="1036">
      <style:text-properties fo:font-family="Courier New" style:font-family-complex="Courier New"/>
      <style:paragraph-properties/>
    </style:style>
    <style:style style:parent-style-name="742" style:display-name="T138" style:family="text" style:name="1037">
      <style:text-properties fo:font-family="Wingdings" style:font-family-complex="Wingdings"/>
      <style:paragraph-properties/>
    </style:style>
    <style:style style:parent-style-name="742" style:display-name="T139" style:family="text" style:name="1038">
      <style:text-properties fo:font-family="Symbol" style:font-family-complex="Symbol"/>
      <style:paragraph-properties/>
    </style:style>
    <style:style style:parent-style-name="742" style:display-name="T140" style:family="text" style:name="1039">
      <style:text-properties fo:font-family="Courier New" style:font-family-complex="Courier New"/>
      <style:paragraph-properties/>
    </style:style>
    <style:style style:parent-style-name="742" style:display-name="T141" style:family="text" style:name="1040">
      <style:text-properties fo:font-family="Wingdings" style:font-family-complex="Wingdings"/>
      <style:paragraph-properties/>
    </style:style>
    <style:style style:parent-style-name="742" style:display-name="T142" style:family="text" style:name="1041">
      <style:text-properties fo:font-family="Symbol" style:font-family-complex="Symbol"/>
      <style:paragraph-properties/>
    </style:style>
    <style:style style:parent-style-name="742" style:display-name="T143" style:family="text" style:name="1042">
      <style:text-properties fo:font-family="Courier New" style:font-family-complex="Courier New"/>
      <style:paragraph-properties/>
    </style:style>
    <style:style style:parent-style-name="742" style:display-name="T144" style:family="text" style:name="1043">
      <style:text-properties fo:font-family="Wingdings" style:font-family-complex="Wingdings"/>
      <style:paragraph-properties/>
    </style:style>
    <style:style style:parent-style-name="742" style:display-name="T145" style:family="text" style:name="1044">
      <style:text-properties fo:font-family="Arial" style:font-family-complex="Arial"/>
      <style:paragraph-properties/>
    </style:style>
    <style:style style:parent-style-name="742" style:display-name="T146" style:family="text" style:name="1045">
      <style:text-properties fo:font-family="Courier New" style:font-family-complex="Courier New"/>
      <style:paragraph-properties/>
    </style:style>
    <style:style style:parent-style-name="742" style:display-name="T147" style:family="text" style:name="1046">
      <style:text-properties fo:font-family="Wingdings" style:font-family-complex="Wingdings"/>
      <style:paragraph-properties/>
    </style:style>
    <style:style style:parent-style-name="742" style:display-name="T148" style:family="text" style:name="1047">
      <style:text-properties fo:font-family="Symbol" style:font-family-complex="Symbol"/>
      <style:paragraph-properties/>
    </style:style>
    <style:style style:parent-style-name="742" style:display-name="T149" style:family="text" style:name="1048">
      <style:text-properties fo:font-family="Courier New" style:font-family-complex="Courier New"/>
      <style:paragraph-properties/>
    </style:style>
    <style:style style:parent-style-name="742" style:display-name="T150" style:family="text" style:name="1049">
      <style:text-properties fo:font-family="Wingdings" style:font-family-complex="Wingdings"/>
      <style:paragraph-properties/>
    </style:style>
    <style:style style:parent-style-name="742" style:display-name="T151" style:family="text" style:name="1050">
      <style:text-properties fo:font-family="Symbol" style:font-family-complex="Symbol"/>
      <style:paragraph-properties/>
    </style:style>
    <style:style style:parent-style-name="742" style:display-name="T152" style:family="text" style:name="1051">
      <style:text-properties fo:font-family="Courier New" style:font-family-complex="Courier New"/>
      <style:paragraph-properties/>
    </style:style>
    <style:style style:parent-style-name="742" style:display-name="T153" style:family="text" style:name="1052">
      <style:text-properties fo:font-family="Wingdings" style:font-family-complex="Wingdings"/>
      <style:paragraph-properties/>
    </style:style>
    <style:style style:parent-style-name="742" style:display-name="T154" style:family="text" style:name="1053">
      <style:text-properties fo:font-family="Arial" style:font-family-complex="Arial"/>
      <style:paragraph-properties/>
    </style:style>
    <style:style style:parent-style-name="742" style:display-name="T155" style:family="text" style:name="1054">
      <style:text-properties fo:font-family="Courier New" style:font-family-complex="Courier New"/>
      <style:paragraph-properties/>
    </style:style>
    <style:style style:parent-style-name="742" style:display-name="T156" style:family="text" style:name="1055">
      <style:text-properties fo:font-family="Wingdings" style:font-family-complex="Wingdings"/>
      <style:paragraph-properties/>
    </style:style>
    <style:style style:parent-style-name="742" style:display-name="T157" style:family="text" style:name="1056">
      <style:text-properties fo:font-family="Symbol" style:font-family-complex="Symbol"/>
      <style:paragraph-properties/>
    </style:style>
    <style:style style:parent-style-name="742" style:display-name="T158" style:family="text" style:name="1057">
      <style:text-properties fo:font-family="Courier New" style:font-family-complex="Courier New"/>
      <style:paragraph-properties/>
    </style:style>
    <style:style style:parent-style-name="742" style:display-name="T159" style:family="text" style:name="1058">
      <style:text-properties fo:font-family="Wingdings" style:font-family-complex="Wingdings"/>
      <style:paragraph-properties/>
    </style:style>
    <style:style style:parent-style-name="742" style:display-name="T160" style:family="text" style:name="1059">
      <style:text-properties fo:font-family="Symbol" style:font-family-complex="Symbol"/>
      <style:paragraph-properties/>
    </style:style>
    <style:style style:parent-style-name="742" style:display-name="T161" style:family="text" style:name="1060">
      <style:text-properties fo:font-family="Courier New" style:font-family-complex="Courier New"/>
      <style:paragraph-properties/>
    </style:style>
    <style:style style:parent-style-name="742" style:display-name="T162" style:family="text" style:name="1061">
      <style:text-properties fo:font-family="Wingdings" style:font-family-complex="Wingdings"/>
      <style:paragraph-properties/>
    </style:style>
    <style:style style:parent-style-name="742" style:display-name="T163" style:family="text" style:name="1062">
      <style:text-properties fo:font-family="Arial" style:font-family-complex="Arial"/>
      <style:paragraph-properties/>
    </style:style>
    <style:style style:parent-style-name="742" style:display-name="T164" style:family="text" style:name="1063">
      <style:text-properties fo:font-family="Courier New" style:font-family-complex="Courier New"/>
      <style:paragraph-properties/>
    </style:style>
    <style:style style:parent-style-name="742" style:display-name="T165" style:family="text" style:name="1064">
      <style:text-properties fo:font-family="Wingdings" style:font-family-complex="Wingdings"/>
      <style:paragraph-properties/>
    </style:style>
    <style:style style:parent-style-name="742" style:display-name="T166" style:family="text" style:name="1065">
      <style:text-properties fo:font-family="Symbol" style:font-family-complex="Symbol"/>
      <style:paragraph-properties/>
    </style:style>
    <style:style style:parent-style-name="742" style:display-name="T167" style:family="text" style:name="1066">
      <style:text-properties fo:font-family="Courier New" style:font-family-complex="Courier New"/>
      <style:paragraph-properties/>
    </style:style>
    <style:style style:parent-style-name="742" style:display-name="T168" style:family="text" style:name="1067">
      <style:text-properties fo:font-family="Wingdings" style:font-family-complex="Wingdings"/>
      <style:paragraph-properties/>
    </style:style>
    <style:style style:parent-style-name="742" style:display-name="T169" style:family="text" style:name="1068">
      <style:text-properties fo:font-family="Symbol" style:font-family-complex="Symbol"/>
      <style:paragraph-properties/>
    </style:style>
    <style:style style:parent-style-name="742" style:display-name="T170" style:family="text" style:name="1069">
      <style:text-properties fo:font-family="Courier New" style:font-family-complex="Courier New"/>
      <style:paragraph-properties/>
    </style:style>
    <style:style style:parent-style-name="742" style:display-name="T171" style:family="text" style:name="1070">
      <style:text-properties fo:font-family="Wingdings" style:font-family-complex="Wingdings"/>
      <style:paragraph-properties/>
    </style:style>
    <style:style style:parent-style-name="742" style:display-name="T172" style:family="text" style:name="1071">
      <style:text-properties fo:font-family="Arial" style:font-family-complex="Arial"/>
      <style:paragraph-properties/>
    </style:style>
    <style:style style:parent-style-name="742" style:display-name="T173" style:family="text" style:name="1072">
      <style:text-properties fo:font-family="Courier New" style:font-family-complex="Courier New"/>
      <style:paragraph-properties/>
    </style:style>
    <style:style style:parent-style-name="742" style:display-name="T174" style:family="text" style:name="1073">
      <style:text-properties fo:font-family="Wingdings" style:font-family-complex="Wingdings"/>
      <style:paragraph-properties/>
    </style:style>
    <style:style style:parent-style-name="742" style:display-name="T175" style:family="text" style:name="1074">
      <style:text-properties fo:font-family="Symbol" style:font-family-complex="Symbol"/>
      <style:paragraph-properties/>
    </style:style>
    <style:style style:parent-style-name="742" style:display-name="T176" style:family="text" style:name="1075">
      <style:text-properties fo:font-family="Courier New" style:font-family-complex="Courier New"/>
      <style:paragraph-properties/>
    </style:style>
    <style:style style:parent-style-name="742" style:display-name="T177" style:family="text" style:name="1076">
      <style:text-properties fo:font-family="Wingdings" style:font-family-complex="Wingdings"/>
      <style:paragraph-properties/>
    </style:style>
    <style:style style:parent-style-name="742" style:display-name="T178" style:family="text" style:name="1077">
      <style:text-properties fo:font-family="Symbol" style:font-family-complex="Symbol"/>
      <style:paragraph-properties/>
    </style:style>
    <style:style style:parent-style-name="742" style:display-name="T179" style:family="text" style:name="1078">
      <style:text-properties fo:font-family="Courier New" style:font-family-complex="Courier New"/>
      <style:paragraph-properties/>
    </style:style>
    <style:style style:parent-style-name="742" style:display-name="T180" style:family="text" style:name="1079">
      <style:text-properties fo:font-family="Wingdings" style:font-family-complex="Wingdings"/>
      <style:paragraph-properties/>
    </style:style>
    <style:style style:parent-style-name="742" style:display-name="T181" style:family="text" style:name="1080">
      <style:text-properties fo:font-family="Arial" style:font-family-complex="Arial"/>
      <style:paragraph-properties/>
    </style:style>
    <style:style style:parent-style-name="742" style:display-name="T182" style:family="text" style:name="1081">
      <style:text-properties fo:font-family="Courier New" style:font-family-complex="Courier New"/>
      <style:paragraph-properties/>
    </style:style>
    <style:style style:parent-style-name="742" style:display-name="T183" style:family="text" style:name="1082">
      <style:text-properties fo:font-family="Wingdings" style:font-family-complex="Wingdings"/>
      <style:paragraph-properties/>
    </style:style>
    <style:style style:parent-style-name="742" style:display-name="T184" style:family="text" style:name="1083">
      <style:text-properties fo:font-family="Symbol" style:font-family-complex="Symbol"/>
      <style:paragraph-properties/>
    </style:style>
    <style:style style:parent-style-name="742" style:display-name="T185" style:family="text" style:name="1084">
      <style:text-properties fo:font-family="Courier New" style:font-family-complex="Courier New"/>
      <style:paragraph-properties/>
    </style:style>
    <style:style style:parent-style-name="742" style:display-name="T186" style:family="text" style:name="1085">
      <style:text-properties fo:font-family="Wingdings" style:font-family-complex="Wingdings"/>
      <style:paragraph-properties/>
    </style:style>
    <style:style style:parent-style-name="742" style:display-name="T187" style:family="text" style:name="1086">
      <style:text-properties fo:font-family="Symbol" style:font-family-complex="Symbol"/>
      <style:paragraph-properties/>
    </style:style>
    <style:style style:parent-style-name="742" style:display-name="T188" style:family="text" style:name="1087">
      <style:text-properties fo:font-family="Courier New" style:font-family-complex="Courier New"/>
      <style:paragraph-properties/>
    </style:style>
    <style:style style:parent-style-name="742" style:display-name="T189" style:family="text" style:name="1088">
      <style:text-properties fo:font-family="Wingdings" style:font-family-complex="Wingdings"/>
      <style:paragraph-properties/>
    </style:style>
    <style:style style:parent-style-name="742" style:display-name="T190" style:family="text" style:name="1089">
      <style:text-properties fo:font-family="Arial" style:font-family-complex="Arial"/>
      <style:paragraph-properties/>
    </style:style>
    <style:style style:parent-style-name="742" style:display-name="T191" style:family="text" style:name="1090">
      <style:text-properties fo:font-family="Courier New" style:font-family-complex="Courier New"/>
      <style:paragraph-properties/>
    </style:style>
    <style:style style:parent-style-name="742" style:display-name="T192" style:family="text" style:name="1091">
      <style:text-properties fo:font-family="Wingdings" style:font-family-complex="Wingdings"/>
      <style:paragraph-properties/>
    </style:style>
    <style:style style:parent-style-name="742" style:display-name="T193" style:family="text" style:name="1092">
      <style:text-properties fo:font-family="Symbol" style:font-family-complex="Symbol"/>
      <style:paragraph-properties/>
    </style:style>
    <style:style style:parent-style-name="742" style:display-name="T194" style:family="text" style:name="1093">
      <style:text-properties fo:font-family="Courier New" style:font-family-complex="Courier New"/>
      <style:paragraph-properties/>
    </style:style>
    <style:style style:parent-style-name="742" style:display-name="T195" style:family="text" style:name="1094">
      <style:text-properties fo:font-family="Wingdings" style:font-family-complex="Wingdings"/>
      <style:paragraph-properties/>
    </style:style>
    <style:style style:parent-style-name="742" style:display-name="T196" style:family="text" style:name="1095">
      <style:text-properties fo:font-family="Symbol" style:font-family-complex="Symbol"/>
      <style:paragraph-properties/>
    </style:style>
    <style:style style:parent-style-name="742" style:display-name="T197" style:family="text" style:name="1096">
      <style:text-properties fo:font-family="Courier New" style:font-family-complex="Courier New"/>
      <style:paragraph-properties/>
    </style:style>
    <style:style style:parent-style-name="742" style:display-name="T198" style:family="text" style:name="1097">
      <style:text-properties fo:font-family="Wingdings" style:font-family-complex="Wingdings"/>
      <style:paragraph-properties/>
    </style:style>
    <style:style style:parent-style-name="742" style:display-name="T1" style:family="text" style:name="1098">
      <style:text-properties fo:font-family="Arial" style:font-family-complex="Arial"/>
      <style:paragraph-properties/>
    </style:style>
    <style:style style:parent-style-name="742" style:display-name="T2" style:family="text" style:name="1099">
      <style:text-properties fo:font-family="Courier New" style:font-family-complex="Courier New"/>
      <style:paragraph-properties/>
    </style:style>
    <style:style style:parent-style-name="742" style:display-name="T3" style:family="text" style:name="1100">
      <style:text-properties fo:font-family="Wingdings" style:font-family-complex="Wingdings"/>
      <style:paragraph-properties/>
    </style:style>
    <style:style style:parent-style-name="742" style:display-name="T4" style:family="text" style:name="1101">
      <style:text-properties fo:font-family="Symbol" style:font-family-complex="Symbol"/>
      <style:paragraph-properties/>
    </style:style>
    <style:style style:parent-style-name="742" style:display-name="T5" style:family="text" style:name="1102">
      <style:text-properties fo:font-family="Courier New" style:font-family-complex="Courier New"/>
      <style:paragraph-properties/>
    </style:style>
    <style:style style:parent-style-name="742" style:display-name="T6" style:family="text" style:name="1103">
      <style:text-properties fo:font-family="Wingdings" style:font-family-complex="Wingdings"/>
      <style:paragraph-properties/>
    </style:style>
    <style:style style:parent-style-name="742" style:display-name="T7" style:family="text" style:name="1104">
      <style:text-properties fo:font-family="Symbol" style:font-family-complex="Symbol"/>
      <style:paragraph-properties/>
    </style:style>
    <style:style style:parent-style-name="742" style:display-name="T8" style:family="text" style:name="1105">
      <style:text-properties fo:font-family="Courier New" style:font-family-complex="Courier New"/>
      <style:paragraph-properties/>
    </style:style>
    <style:style style:parent-style-name="742" style:display-name="T9" style:family="text" style:name="1106">
      <style:text-properties fo:font-family="Wingdings" style:font-family-complex="Wingdings"/>
      <style:paragraph-properties/>
    </style:style>
    <style:style style:parent-style-name="742" style:display-name="T10" style:family="text" style:name="1107">
      <style:text-properties fo:font-family="Arial" style:font-family-complex="Arial"/>
      <style:paragraph-properties/>
    </style:style>
    <style:style style:parent-style-name="742" style:display-name="T11" style:family="text" style:name="1108">
      <style:text-properties fo:font-family="Courier New" style:font-family-complex="Courier New"/>
      <style:paragraph-properties/>
    </style:style>
    <style:style style:parent-style-name="742" style:display-name="T12" style:family="text" style:name="1109">
      <style:text-properties fo:font-family="Wingdings" style:font-family-complex="Wingdings"/>
      <style:paragraph-properties/>
    </style:style>
    <style:style style:parent-style-name="742" style:display-name="T13" style:family="text" style:name="1110">
      <style:text-properties fo:font-family="Symbol" style:font-family-complex="Symbol"/>
      <style:paragraph-properties/>
    </style:style>
    <style:style style:parent-style-name="742" style:display-name="T14" style:family="text" style:name="1111">
      <style:text-properties fo:font-family="Courier New" style:font-family-complex="Courier New"/>
      <style:paragraph-properties/>
    </style:style>
    <style:style style:parent-style-name="742" style:display-name="T15" style:family="text" style:name="1112">
      <style:text-properties fo:font-family="Wingdings" style:font-family-complex="Wingdings"/>
      <style:paragraph-properties/>
    </style:style>
    <style:style style:parent-style-name="742" style:display-name="T16" style:family="text" style:name="1113">
      <style:text-properties fo:font-family="Symbol" style:font-family-complex="Symbol"/>
      <style:paragraph-properties/>
    </style:style>
    <style:style style:parent-style-name="742" style:display-name="T17" style:family="text" style:name="1114">
      <style:text-properties fo:font-family="Courier New" style:font-family-complex="Courier New"/>
      <style:paragraph-properties/>
    </style:style>
    <style:style style:parent-style-name="742" style:display-name="T18" style:family="text" style:name="1115">
      <style:text-properties fo:font-family="Wingdings" style:font-family-complex="Wingdings"/>
      <style:paragraph-properties/>
    </style:style>
    <style:style style:parent-style-name="742" style:display-name="T19" style:family="text" style:name="1116">
      <style:text-properties fo:font-family="Arial" style:font-family-complex="Arial"/>
      <style:paragraph-properties/>
    </style:style>
    <style:style style:parent-style-name="742" style:display-name="T20" style:family="text" style:name="1117">
      <style:text-properties fo:font-family="Courier New" style:font-family-complex="Courier New"/>
      <style:paragraph-properties/>
    </style:style>
    <style:style style:parent-style-name="742" style:display-name="T21" style:family="text" style:name="1118">
      <style:text-properties fo:font-family="Wingdings" style:font-family-complex="Wingdings"/>
      <style:paragraph-properties/>
    </style:style>
    <style:style style:parent-style-name="742" style:display-name="T22" style:family="text" style:name="1119">
      <style:text-properties fo:font-family="Symbol" style:font-family-complex="Symbol"/>
      <style:paragraph-properties/>
    </style:style>
    <style:style style:parent-style-name="742" style:display-name="T23" style:family="text" style:name="1120">
      <style:text-properties fo:font-family="Courier New" style:font-family-complex="Courier New"/>
      <style:paragraph-properties/>
    </style:style>
    <style:style style:parent-style-name="742" style:display-name="T24" style:family="text" style:name="1121">
      <style:text-properties fo:font-family="Wingdings" style:font-family-complex="Wingdings"/>
      <style:paragraph-properties/>
    </style:style>
    <style:style style:parent-style-name="742" style:display-name="T25" style:family="text" style:name="1122">
      <style:text-properties fo:font-family="Symbol" style:font-family-complex="Symbol"/>
      <style:paragraph-properties/>
    </style:style>
    <style:style style:parent-style-name="742" style:display-name="T26" style:family="text" style:name="1123">
      <style:text-properties fo:font-family="Courier New" style:font-family-complex="Courier New"/>
      <style:paragraph-properties/>
    </style:style>
    <style:style style:parent-style-name="742" style:display-name="T27" style:family="text" style:name="1124">
      <style:text-properties fo:font-family="Wingdings" style:font-family-complex="Wingdings"/>
      <style:paragraph-properties/>
    </style:style>
    <style:style style:parent-style-name="742" style:display-name="T28" style:family="text" style:name="1125">
      <style:text-properties fo:font-family="Arial" style:font-family-complex="Arial"/>
      <style:paragraph-properties/>
    </style:style>
    <style:style style:parent-style-name="742" style:display-name="T29" style:family="text" style:name="1126">
      <style:text-properties fo:font-family="Courier New" style:font-family-complex="Courier New"/>
      <style:paragraph-properties/>
    </style:style>
    <style:style style:parent-style-name="742" style:display-name="T30" style:family="text" style:name="1127">
      <style:text-properties fo:font-family="Wingdings" style:font-family-complex="Wingdings"/>
      <style:paragraph-properties/>
    </style:style>
    <style:style style:parent-style-name="742" style:display-name="T31" style:family="text" style:name="1128">
      <style:text-properties fo:font-family="Symbol" style:font-family-complex="Symbol"/>
      <style:paragraph-properties/>
    </style:style>
    <style:style style:parent-style-name="742" style:display-name="T32" style:family="text" style:name="1129">
      <style:text-properties fo:font-family="Courier New" style:font-family-complex="Courier New"/>
      <style:paragraph-properties/>
    </style:style>
    <style:style style:parent-style-name="742" style:display-name="T33" style:family="text" style:name="1130">
      <style:text-properties fo:font-family="Wingdings" style:font-family-complex="Wingdings"/>
      <style:paragraph-properties/>
    </style:style>
    <style:style style:parent-style-name="742" style:display-name="T34" style:family="text" style:name="1131">
      <style:text-properties fo:font-family="Symbol" style:font-family-complex="Symbol"/>
      <style:paragraph-properties/>
    </style:style>
    <style:style style:parent-style-name="742" style:display-name="T35" style:family="text" style:name="1132">
      <style:text-properties fo:font-family="Courier New" style:font-family-complex="Courier New"/>
      <style:paragraph-properties/>
    </style:style>
    <style:style style:parent-style-name="742" style:display-name="T36" style:family="text" style:name="1133">
      <style:text-properties fo:font-family="Wingdings" style:font-family-complex="Wingdings"/>
      <style:paragraph-properties/>
    </style:style>
    <style:style style:parent-style-name="742" style:display-name="T37" style:family="text" style:name="1134">
      <style:text-properties fo:font-family="Arial" style:font-family-complex="Arial"/>
      <style:paragraph-properties/>
    </style:style>
    <style:style style:parent-style-name="742" style:display-name="T38" style:family="text" style:name="1135">
      <style:text-properties fo:font-family="Courier New" style:font-family-complex="Courier New"/>
      <style:paragraph-properties/>
    </style:style>
    <style:style style:parent-style-name="742" style:display-name="T39" style:family="text" style:name="1136">
      <style:text-properties fo:font-family="Wingdings" style:font-family-complex="Wingdings"/>
      <style:paragraph-properties/>
    </style:style>
    <style:style style:parent-style-name="742" style:display-name="T40" style:family="text" style:name="1137">
      <style:text-properties fo:font-family="Symbol" style:font-family-complex="Symbol"/>
      <style:paragraph-properties/>
    </style:style>
    <style:style style:parent-style-name="742" style:display-name="T41" style:family="text" style:name="1138">
      <style:text-properties fo:font-family="Courier New" style:font-family-complex="Courier New"/>
      <style:paragraph-properties/>
    </style:style>
    <style:style style:parent-style-name="742" style:display-name="T42" style:family="text" style:name="1139">
      <style:text-properties fo:font-family="Wingdings" style:font-family-complex="Wingdings"/>
      <style:paragraph-properties/>
    </style:style>
    <style:style style:parent-style-name="742" style:display-name="T43" style:family="text" style:name="1140">
      <style:text-properties fo:font-family="Symbol" style:font-family-complex="Symbol"/>
      <style:paragraph-properties/>
    </style:style>
    <style:style style:parent-style-name="742" style:display-name="T44" style:family="text" style:name="1141">
      <style:text-properties fo:font-family="Courier New" style:font-family-complex="Courier New"/>
      <style:paragraph-properties/>
    </style:style>
    <style:style style:parent-style-name="742" style:display-name="T45" style:family="text" style:name="1142">
      <style:text-properties fo:font-family="Wingdings" style:font-family-complex="Wingdings"/>
      <style:paragraph-properties/>
    </style:style>
    <style:style style:parent-style-name="742" style:display-name="T46" style:family="text" style:name="1143">
      <style:text-properties fo:font-family="Arial" style:font-family-complex="Arial"/>
      <style:paragraph-properties/>
    </style:style>
    <style:style style:parent-style-name="742" style:display-name="T47" style:family="text" style:name="1144">
      <style:text-properties fo:font-family="Courier New" style:font-family-complex="Courier New"/>
      <style:paragraph-properties/>
    </style:style>
    <style:style style:parent-style-name="742" style:display-name="T48" style:family="text" style:name="1145">
      <style:text-properties fo:font-family="Wingdings" style:font-family-complex="Wingdings"/>
      <style:paragraph-properties/>
    </style:style>
    <style:style style:parent-style-name="742" style:display-name="T49" style:family="text" style:name="1146">
      <style:text-properties fo:font-family="Symbol" style:font-family-complex="Symbol"/>
      <style:paragraph-properties/>
    </style:style>
    <style:style style:parent-style-name="742" style:display-name="T50" style:family="text" style:name="1147">
      <style:text-properties fo:font-family="Courier New" style:font-family-complex="Courier New"/>
      <style:paragraph-properties/>
    </style:style>
    <style:style style:parent-style-name="742" style:display-name="T51" style:family="text" style:name="1148">
      <style:text-properties fo:font-family="Wingdings" style:font-family-complex="Wingdings"/>
      <style:paragraph-properties/>
    </style:style>
    <style:style style:parent-style-name="742" style:display-name="T52" style:family="text" style:name="1149">
      <style:text-properties fo:font-family="Symbol" style:font-family-complex="Symbol"/>
      <style:paragraph-properties/>
    </style:style>
    <style:style style:parent-style-name="742" style:display-name="T53" style:family="text" style:name="1150">
      <style:text-properties fo:font-family="Courier New" style:font-family-complex="Courier New"/>
      <style:paragraph-properties/>
    </style:style>
    <style:style style:parent-style-name="742" style:display-name="T54" style:family="text" style:name="1151">
      <style:text-properties fo:font-family="Wingdings" style:font-family-complex="Wingdings"/>
      <style:paragraph-properties/>
    </style:style>
    <style:style style:parent-style-name="742" style:display-name="T55" style:family="text" style:name="1152">
      <style:text-properties fo:font-family="Arial" style:font-family-complex="Arial"/>
      <style:paragraph-properties/>
    </style:style>
    <style:style style:parent-style-name="742" style:display-name="T56" style:family="text" style:name="1153">
      <style:text-properties fo:font-family="Courier New" style:font-family-complex="Courier New"/>
      <style:paragraph-properties/>
    </style:style>
    <style:style style:parent-style-name="742" style:display-name="T57" style:family="text" style:name="1154">
      <style:text-properties fo:font-family="Wingdings" style:font-family-complex="Wingdings"/>
      <style:paragraph-properties/>
    </style:style>
    <style:style style:parent-style-name="742" style:display-name="T58" style:family="text" style:name="1155">
      <style:text-properties fo:font-family="Symbol" style:font-family-complex="Symbol"/>
      <style:paragraph-properties/>
    </style:style>
    <style:style style:parent-style-name="742" style:display-name="T59" style:family="text" style:name="1156">
      <style:text-properties fo:font-family="Courier New" style:font-family-complex="Courier New"/>
      <style:paragraph-properties/>
    </style:style>
    <style:style style:parent-style-name="742" style:display-name="T60" style:family="text" style:name="1157">
      <style:text-properties fo:font-family="Wingdings" style:font-family-complex="Wingdings"/>
      <style:paragraph-properties/>
    </style:style>
    <style:style style:parent-style-name="742" style:display-name="T61" style:family="text" style:name="1158">
      <style:text-properties fo:font-family="Symbol" style:font-family-complex="Symbol"/>
      <style:paragraph-properties/>
    </style:style>
    <style:style style:parent-style-name="742" style:display-name="T62" style:family="text" style:name="1159">
      <style:text-properties fo:font-family="Courier New" style:font-family-complex="Courier New"/>
      <style:paragraph-properties/>
    </style:style>
    <style:style style:parent-style-name="742" style:display-name="T63" style:family="text" style:name="1160">
      <style:text-properties fo:font-family="Wingdings" style:font-family-complex="Wingdings"/>
      <style:paragraph-properties/>
    </style:style>
    <style:style style:parent-style-name="742" style:display-name="T64" style:family="text" style:name="1161">
      <style:text-properties fo:font-family="Symbol" style:font-family-complex="Symbol"/>
      <style:paragraph-properties/>
    </style:style>
    <style:style style:parent-style-name="742" style:display-name="T65" style:family="text" style:name="1162">
      <style:text-properties fo:font-family="Courier New" style:font-family-complex="Courier New"/>
      <style:paragraph-properties/>
    </style:style>
    <style:style style:parent-style-name="742" style:display-name="T66" style:family="text" style:name="1163">
      <style:text-properties fo:font-family="Wingdings" style:font-family-complex="Wingdings"/>
      <style:paragraph-properties/>
    </style:style>
    <style:style style:parent-style-name="742" style:display-name="T67" style:family="text" style:name="1164">
      <style:text-properties fo:font-family="Symbol" style:font-family-complex="Symbol"/>
      <style:paragraph-properties/>
    </style:style>
    <style:style style:parent-style-name="742" style:display-name="T68" style:family="text" style:name="1165">
      <style:text-properties fo:font-family="Courier New" style:font-family-complex="Courier New"/>
      <style:paragraph-properties/>
    </style:style>
    <style:style style:parent-style-name="742" style:display-name="T69" style:family="text" style:name="1166">
      <style:text-properties fo:font-family="Wingdings" style:font-family-complex="Wingdings"/>
      <style:paragraph-properties/>
    </style:style>
    <style:style style:parent-style-name="742" style:display-name="T70" style:family="text" style:name="1167">
      <style:text-properties fo:font-family="Symbol" style:font-family-complex="Symbol"/>
      <style:paragraph-properties/>
    </style:style>
    <style:style style:parent-style-name="742" style:display-name="T71" style:family="text" style:name="1168">
      <style:text-properties fo:font-family="Courier New" style:font-family-complex="Courier New"/>
      <style:paragraph-properties/>
    </style:style>
    <style:style style:parent-style-name="742" style:display-name="T72" style:family="text" style:name="1169">
      <style:text-properties fo:font-family="Wingdings" style:font-family-complex="Wingdings"/>
      <style:paragraph-properties/>
    </style:style>
    <style:style style:parent-style-name="742" style:display-name="T73" style:family="text" style:name="1170">
      <style:text-properties fo:font-family="Arial" style:font-family-complex="Arial"/>
      <style:paragraph-properties/>
    </style:style>
    <style:style style:parent-style-name="742" style:display-name="T74" style:family="text" style:name="1171">
      <style:text-properties fo:font-family="Courier New" style:font-family-complex="Courier New"/>
      <style:paragraph-properties/>
    </style:style>
    <style:style style:parent-style-name="742" style:display-name="T75" style:family="text" style:name="1172">
      <style:text-properties fo:font-family="Wingdings" style:font-family-complex="Wingdings"/>
      <style:paragraph-properties/>
    </style:style>
    <style:style style:parent-style-name="742" style:display-name="T76" style:family="text" style:name="1173">
      <style:text-properties fo:font-family="Symbol" style:font-family-complex="Symbol"/>
      <style:paragraph-properties/>
    </style:style>
    <style:style style:parent-style-name="742" style:display-name="T77" style:family="text" style:name="1174">
      <style:text-properties fo:font-family="Courier New" style:font-family-complex="Courier New"/>
      <style:paragraph-properties/>
    </style:style>
    <style:style style:parent-style-name="742" style:display-name="T78" style:family="text" style:name="1175">
      <style:text-properties fo:font-family="Wingdings" style:font-family-complex="Wingdings"/>
      <style:paragraph-properties/>
    </style:style>
    <style:style style:parent-style-name="742" style:display-name="T79" style:family="text" style:name="1176">
      <style:text-properties fo:font-family="Symbol" style:font-family-complex="Symbol"/>
      <style:paragraph-properties/>
    </style:style>
    <style:style style:parent-style-name="742" style:display-name="T80" style:family="text" style:name="1177">
      <style:text-properties fo:font-family="Courier New" style:font-family-complex="Courier New"/>
      <style:paragraph-properties/>
    </style:style>
    <style:style style:parent-style-name="742" style:display-name="T81" style:family="text" style:name="1178">
      <style:text-properties fo:font-family="Wingdings" style:font-family-complex="Wingdings"/>
      <style:paragraph-properties/>
    </style:style>
    <style:style style:parent-style-name="742" style:display-name="T82" style:family="text" style:name="1179">
      <style:text-properties fo:font-family="Arial" style:font-family-complex="Arial"/>
      <style:paragraph-properties/>
    </style:style>
    <style:style style:parent-style-name="742" style:display-name="T83" style:family="text" style:name="1180">
      <style:text-properties fo:font-family="Courier New" style:font-family-complex="Courier New"/>
      <style:paragraph-properties/>
    </style:style>
    <style:style style:parent-style-name="742" style:display-name="T84" style:family="text" style:name="1181">
      <style:text-properties fo:font-family="Wingdings" style:font-family-complex="Wingdings"/>
      <style:paragraph-properties/>
    </style:style>
    <style:style style:parent-style-name="742" style:display-name="T85" style:family="text" style:name="1182">
      <style:text-properties fo:font-family="Symbol" style:font-family-complex="Symbol"/>
      <style:paragraph-properties/>
    </style:style>
    <style:style style:parent-style-name="742" style:display-name="T86" style:family="text" style:name="1183">
      <style:text-properties fo:font-family="Courier New" style:font-family-complex="Courier New"/>
      <style:paragraph-properties/>
    </style:style>
    <style:style style:parent-style-name="742" style:display-name="T87" style:family="text" style:name="1184">
      <style:text-properties fo:font-family="Wingdings" style:font-family-complex="Wingdings"/>
      <style:paragraph-properties/>
    </style:style>
    <style:style style:parent-style-name="742" style:display-name="T88" style:family="text" style:name="1185">
      <style:text-properties fo:font-family="Symbol" style:font-family-complex="Symbol"/>
      <style:paragraph-properties/>
    </style:style>
    <style:style style:parent-style-name="742" style:display-name="T89" style:family="text" style:name="1186">
      <style:text-properties fo:font-family="Courier New" style:font-family-complex="Courier New"/>
      <style:paragraph-properties/>
    </style:style>
    <style:style style:parent-style-name="742" style:display-name="T90" style:family="text" style:name="1187">
      <style:text-properties fo:font-family="Wingdings" style:font-family-complex="Wingdings"/>
      <style:paragraph-properties/>
    </style:style>
    <style:style style:parent-style-name="742" style:display-name="T91" style:family="text" style:name="1188">
      <style:text-properties fo:font-family="Arial" style:font-family-complex="Arial"/>
      <style:paragraph-properties/>
    </style:style>
    <style:style style:parent-style-name="742" style:display-name="T92" style:family="text" style:name="1189">
      <style:text-properties fo:font-family="Courier New" style:font-family-complex="Courier New"/>
      <style:paragraph-properties/>
    </style:style>
    <style:style style:parent-style-name="742" style:display-name="T93" style:family="text" style:name="1190">
      <style:text-properties fo:font-family="Wingdings" style:font-family-complex="Wingdings"/>
      <style:paragraph-properties/>
    </style:style>
    <style:style style:parent-style-name="742" style:display-name="T94" style:family="text" style:name="1191">
      <style:text-properties fo:font-family="Symbol" style:font-family-complex="Symbol"/>
      <style:paragraph-properties/>
    </style:style>
    <style:style style:parent-style-name="742" style:display-name="T95" style:family="text" style:name="1192">
      <style:text-properties fo:font-family="Courier New" style:font-family-complex="Courier New"/>
      <style:paragraph-properties/>
    </style:style>
    <style:style style:parent-style-name="742" style:display-name="T96" style:family="text" style:name="1193">
      <style:text-properties fo:font-family="Wingdings" style:font-family-complex="Wingdings"/>
      <style:paragraph-properties/>
    </style:style>
    <style:style style:parent-style-name="742" style:display-name="T97" style:family="text" style:name="1194">
      <style:text-properties fo:font-family="Symbol" style:font-family-complex="Symbol"/>
      <style:paragraph-properties/>
    </style:style>
    <style:style style:parent-style-name="742" style:display-name="T98" style:family="text" style:name="1195">
      <style:text-properties fo:font-family="Courier New" style:font-family-complex="Courier New"/>
      <style:paragraph-properties/>
    </style:style>
    <style:style style:parent-style-name="742" style:display-name="T99" style:family="text" style:name="1196">
      <style:text-properties fo:font-family="Wingdings" style:font-family-complex="Wingdings"/>
      <style:paragraph-properties/>
    </style:style>
    <style:style style:parent-style-name="742" style:display-name="T100" style:family="text" style:name="1197">
      <style:text-properties fo:font-family="Arial" style:font-family-complex="Arial"/>
      <style:paragraph-properties/>
    </style:style>
    <style:style style:parent-style-name="742" style:display-name="T101" style:family="text" style:name="1198">
      <style:text-properties fo:font-family="Courier New" style:font-family-complex="Courier New"/>
      <style:paragraph-properties/>
    </style:style>
    <style:style style:parent-style-name="742" style:display-name="T102" style:family="text" style:name="1199">
      <style:text-properties fo:font-family="Wingdings" style:font-family-complex="Wingdings"/>
      <style:paragraph-properties/>
    </style:style>
    <style:style style:parent-style-name="742" style:display-name="T103" style:family="text" style:name="1200">
      <style:text-properties fo:font-family="Symbol" style:font-family-complex="Symbol"/>
      <style:paragraph-properties/>
    </style:style>
    <style:style style:parent-style-name="742" style:display-name="T104" style:family="text" style:name="1201">
      <style:text-properties fo:font-family="Courier New" style:font-family-complex="Courier New"/>
      <style:paragraph-properties/>
    </style:style>
    <style:style style:parent-style-name="742" style:display-name="T105" style:family="text" style:name="1202">
      <style:text-properties fo:font-family="Wingdings" style:font-family-complex="Wingdings"/>
      <style:paragraph-properties/>
    </style:style>
    <style:style style:parent-style-name="742" style:display-name="T106" style:family="text" style:name="1203">
      <style:text-properties fo:font-family="Symbol" style:font-family-complex="Symbol"/>
      <style:paragraph-properties/>
    </style:style>
    <style:style style:parent-style-name="742" style:display-name="T107" style:family="text" style:name="1204">
      <style:text-properties fo:font-family="Courier New" style:font-family-complex="Courier New"/>
      <style:paragraph-properties/>
    </style:style>
    <style:style style:parent-style-name="742" style:display-name="T108" style:family="text" style:name="1205">
      <style:text-properties fo:font-family="Wingdings" style:font-family-complex="Wingdings"/>
      <style:paragraph-properties/>
    </style:style>
    <style:style style:parent-style-name="742" style:display-name="T109" style:family="text" style:name="1206">
      <style:text-properties fo:font-family="Arial" style:font-family-complex="Arial"/>
      <style:paragraph-properties/>
    </style:style>
    <style:style style:parent-style-name="742" style:display-name="T110" style:family="text" style:name="1207">
      <style:text-properties fo:font-family="Courier New" style:font-family-complex="Courier New"/>
      <style:paragraph-properties/>
    </style:style>
    <style:style style:parent-style-name="742" style:display-name="T111" style:family="text" style:name="1208">
      <style:text-properties fo:font-family="Wingdings" style:font-family-complex="Wingdings"/>
      <style:paragraph-properties/>
    </style:style>
    <style:style style:parent-style-name="742" style:display-name="T112" style:family="text" style:name="1209">
      <style:text-properties fo:font-family="Symbol" style:font-family-complex="Symbol"/>
      <style:paragraph-properties/>
    </style:style>
    <style:style style:parent-style-name="742" style:display-name="T113" style:family="text" style:name="1210">
      <style:text-properties fo:font-family="Courier New" style:font-family-complex="Courier New"/>
      <style:paragraph-properties/>
    </style:style>
    <style:style style:parent-style-name="742" style:display-name="T114" style:family="text" style:name="1211">
      <style:text-properties fo:font-family="Wingdings" style:font-family-complex="Wingdings"/>
      <style:paragraph-properties/>
    </style:style>
    <style:style style:parent-style-name="742" style:display-name="T115" style:family="text" style:name="1212">
      <style:text-properties fo:font-family="Symbol" style:font-family-complex="Symbol"/>
      <style:paragraph-properties/>
    </style:style>
    <style:style style:parent-style-name="742" style:display-name="T116" style:family="text" style:name="1213">
      <style:text-properties fo:font-family="Courier New" style:font-family-complex="Courier New"/>
      <style:paragraph-properties/>
    </style:style>
    <style:style style:parent-style-name="742" style:display-name="T117" style:family="text" style:name="1214">
      <style:text-properties fo:font-family="Wingdings" style:font-family-complex="Wingdings"/>
      <style:paragraph-properties/>
    </style:style>
    <style:style style:parent-style-name="742" style:display-name="T118" style:family="text" style:name="1215">
      <style:text-properties fo:font-family="Arial" style:font-family-complex="Arial"/>
      <style:paragraph-properties/>
    </style:style>
    <style:style style:parent-style-name="742" style:display-name="T119" style:family="text" style:name="1216">
      <style:text-properties fo:font-family="Courier New" style:font-family-complex="Courier New"/>
      <style:paragraph-properties/>
    </style:style>
    <style:style style:parent-style-name="742" style:display-name="T120" style:family="text" style:name="1217">
      <style:text-properties fo:font-family="Wingdings" style:font-family-complex="Wingdings"/>
      <style:paragraph-properties/>
    </style:style>
    <style:style style:parent-style-name="742" style:display-name="T121" style:family="text" style:name="1218">
      <style:text-properties fo:font-family="Symbol" style:font-family-complex="Symbol"/>
      <style:paragraph-properties/>
    </style:style>
    <style:style style:parent-style-name="742" style:display-name="T122" style:family="text" style:name="1219">
      <style:text-properties fo:font-family="Courier New" style:font-family-complex="Courier New"/>
      <style:paragraph-properties/>
    </style:style>
    <style:style style:parent-style-name="742" style:display-name="T123" style:family="text" style:name="1220">
      <style:text-properties fo:font-family="Wingdings" style:font-family-complex="Wingdings"/>
      <style:paragraph-properties/>
    </style:style>
    <style:style style:parent-style-name="742" style:display-name="T124" style:family="text" style:name="1221">
      <style:text-properties fo:font-family="Symbol" style:font-family-complex="Symbol"/>
      <style:paragraph-properties/>
    </style:style>
    <style:style style:parent-style-name="742" style:display-name="T125" style:family="text" style:name="1222">
      <style:text-properties fo:font-family="Courier New" style:font-family-complex="Courier New"/>
      <style:paragraph-properties/>
    </style:style>
    <style:style style:parent-style-name="742" style:display-name="T126" style:family="text" style:name="1223">
      <style:text-properties fo:font-family="Wingdings" style:font-family-complex="Wingdings"/>
      <style:paragraph-properties/>
    </style:style>
    <style:style style:parent-style-name="742" style:display-name="T127" style:family="text" style:name="1224">
      <style:text-properties fo:font-family="Arial" style:font-family-complex="Arial"/>
      <style:paragraph-properties/>
    </style:style>
    <style:style style:parent-style-name="742" style:display-name="T128" style:family="text" style:name="1225">
      <style:text-properties fo:font-family="Courier New" style:font-family-complex="Courier New"/>
      <style:paragraph-properties/>
    </style:style>
    <style:style style:parent-style-name="742" style:display-name="T129" style:family="text" style:name="1226">
      <style:text-properties fo:font-family="Wingdings" style:font-family-complex="Wingdings"/>
      <style:paragraph-properties/>
    </style:style>
    <style:style style:parent-style-name="742" style:display-name="T130" style:family="text" style:name="1227">
      <style:text-properties fo:font-family="Symbol" style:font-family-complex="Symbol"/>
      <style:paragraph-properties/>
    </style:style>
    <style:style style:parent-style-name="742" style:display-name="T131" style:family="text" style:name="1228">
      <style:text-properties fo:font-family="Courier New" style:font-family-complex="Courier New"/>
      <style:paragraph-properties/>
    </style:style>
    <style:style style:parent-style-name="742" style:display-name="T132" style:family="text" style:name="1229">
      <style:text-properties fo:font-family="Wingdings" style:font-family-complex="Wingdings"/>
      <style:paragraph-properties/>
    </style:style>
    <style:style style:parent-style-name="742" style:display-name="T133" style:family="text" style:name="1230">
      <style:text-properties fo:font-family="Symbol" style:font-family-complex="Symbol"/>
      <style:paragraph-properties/>
    </style:style>
    <style:style style:parent-style-name="742" style:display-name="T134" style:family="text" style:name="1231">
      <style:text-properties fo:font-family="Courier New" style:font-family-complex="Courier New"/>
      <style:paragraph-properties/>
    </style:style>
    <style:style style:parent-style-name="742" style:display-name="T135" style:family="text" style:name="1232">
      <style:text-properties fo:font-family="Wingdings" style:font-family-complex="Wingdings"/>
      <style:paragraph-properties/>
    </style:style>
    <style:style style:parent-style-name="742" style:display-name="T136" style:family="text" style:name="1233">
      <style:text-properties fo:font-family="Arial" style:font-family-complex="Arial"/>
      <style:paragraph-properties/>
    </style:style>
    <style:style style:parent-style-name="742" style:display-name="T137" style:family="text" style:name="1234">
      <style:text-properties fo:font-family="Courier New" style:font-family-complex="Courier New"/>
      <style:paragraph-properties/>
    </style:style>
    <style:style style:parent-style-name="742" style:display-name="T138" style:family="text" style:name="1235">
      <style:text-properties fo:font-family="Wingdings" style:font-family-complex="Wingdings"/>
      <style:paragraph-properties/>
    </style:style>
    <style:style style:parent-style-name="742" style:display-name="T139" style:family="text" style:name="1236">
      <style:text-properties fo:font-family="Symbol" style:font-family-complex="Symbol"/>
      <style:paragraph-properties/>
    </style:style>
    <style:style style:parent-style-name="742" style:display-name="T140" style:family="text" style:name="1237">
      <style:text-properties fo:font-family="Courier New" style:font-family-complex="Courier New"/>
      <style:paragraph-properties/>
    </style:style>
    <style:style style:parent-style-name="742" style:display-name="T141" style:family="text" style:name="1238">
      <style:text-properties fo:font-family="Wingdings" style:font-family-complex="Wingdings"/>
      <style:paragraph-properties/>
    </style:style>
    <style:style style:parent-style-name="742" style:display-name="T142" style:family="text" style:name="1239">
      <style:text-properties fo:font-family="Symbol" style:font-family-complex="Symbol"/>
      <style:paragraph-properties/>
    </style:style>
    <style:style style:parent-style-name="742" style:display-name="T143" style:family="text" style:name="1240">
      <style:text-properties fo:font-family="Courier New" style:font-family-complex="Courier New"/>
      <style:paragraph-properties/>
    </style:style>
    <style:style style:parent-style-name="742" style:display-name="T144" style:family="text" style:name="1241">
      <style:text-properties fo:font-family="Wingdings" style:font-family-complex="Wingdings"/>
      <style:paragraph-properties/>
    </style:style>
    <style:style style:parent-style-name="742" style:display-name="T145" style:family="text" style:name="1242">
      <style:text-properties fo:font-family="Arial" style:font-family-complex="Arial"/>
      <style:paragraph-properties/>
    </style:style>
    <style:style style:parent-style-name="742" style:display-name="T146" style:family="text" style:name="1243">
      <style:text-properties fo:font-family="Courier New" style:font-family-complex="Courier New"/>
      <style:paragraph-properties/>
    </style:style>
    <style:style style:parent-style-name="742" style:display-name="T147" style:family="text" style:name="1244">
      <style:text-properties fo:font-family="Wingdings" style:font-family-complex="Wingdings"/>
      <style:paragraph-properties/>
    </style:style>
    <style:style style:parent-style-name="742" style:display-name="T148" style:family="text" style:name="1245">
      <style:text-properties fo:font-family="Symbol" style:font-family-complex="Symbol"/>
      <style:paragraph-properties/>
    </style:style>
    <style:style style:parent-style-name="742" style:display-name="T149" style:family="text" style:name="1246">
      <style:text-properties fo:font-family="Courier New" style:font-family-complex="Courier New"/>
      <style:paragraph-properties/>
    </style:style>
    <style:style style:parent-style-name="742" style:display-name="T150" style:family="text" style:name="1247">
      <style:text-properties fo:font-family="Wingdings" style:font-family-complex="Wingdings"/>
      <style:paragraph-properties/>
    </style:style>
    <style:style style:parent-style-name="742" style:display-name="T151" style:family="text" style:name="1248">
      <style:text-properties fo:font-family="Symbol" style:font-family-complex="Symbol"/>
      <style:paragraph-properties/>
    </style:style>
    <style:style style:parent-style-name="742" style:display-name="T152" style:family="text" style:name="1249">
      <style:text-properties fo:font-family="Courier New" style:font-family-complex="Courier New"/>
      <style:paragraph-properties/>
    </style:style>
    <style:style style:parent-style-name="742" style:display-name="T153" style:family="text" style:name="1250">
      <style:text-properties fo:font-family="Wingdings" style:font-family-complex="Wingdings"/>
      <style:paragraph-properties/>
    </style:style>
    <style:style style:parent-style-name="742" style:display-name="T154" style:family="text" style:name="1251">
      <style:text-properties fo:font-family="Arial" style:font-family-complex="Arial"/>
      <style:paragraph-properties/>
    </style:style>
    <style:style style:parent-style-name="742" style:display-name="T155" style:family="text" style:name="1252">
      <style:text-properties fo:font-family="Courier New" style:font-family-complex="Courier New"/>
      <style:paragraph-properties/>
    </style:style>
    <style:style style:parent-style-name="742" style:display-name="T156" style:family="text" style:name="1253">
      <style:text-properties fo:font-family="Wingdings" style:font-family-complex="Wingdings"/>
      <style:paragraph-properties/>
    </style:style>
    <style:style style:parent-style-name="742" style:display-name="T157" style:family="text" style:name="1254">
      <style:text-properties fo:font-family="Symbol" style:font-family-complex="Symbol"/>
      <style:paragraph-properties/>
    </style:style>
    <style:style style:parent-style-name="742" style:display-name="T158" style:family="text" style:name="1255">
      <style:text-properties fo:font-family="Courier New" style:font-family-complex="Courier New"/>
      <style:paragraph-properties/>
    </style:style>
    <style:style style:parent-style-name="742" style:display-name="T159" style:family="text" style:name="1256">
      <style:text-properties fo:font-family="Wingdings" style:font-family-complex="Wingdings"/>
      <style:paragraph-properties/>
    </style:style>
    <style:style style:parent-style-name="742" style:display-name="T160" style:family="text" style:name="1257">
      <style:text-properties fo:font-family="Symbol" style:font-family-complex="Symbol"/>
      <style:paragraph-properties/>
    </style:style>
    <style:style style:parent-style-name="742" style:display-name="T161" style:family="text" style:name="1258">
      <style:text-properties fo:font-family="Courier New" style:font-family-complex="Courier New"/>
      <style:paragraph-properties/>
    </style:style>
    <style:style style:parent-style-name="742" style:display-name="T162" style:family="text" style:name="1259">
      <style:text-properties fo:font-family="Wingdings" style:font-family-complex="Wingdings"/>
      <style:paragraph-properties/>
    </style:style>
    <style:style style:parent-style-name="742" style:display-name="T163" style:family="text" style:name="1260">
      <style:text-properties fo:font-family="Arial" style:font-family-complex="Arial"/>
      <style:paragraph-properties/>
    </style:style>
    <style:style style:parent-style-name="742" style:display-name="T164" style:family="text" style:name="1261">
      <style:text-properties fo:font-family="Courier New" style:font-family-complex="Courier New"/>
      <style:paragraph-properties/>
    </style:style>
    <style:style style:parent-style-name="742" style:display-name="T165" style:family="text" style:name="1262">
      <style:text-properties fo:font-family="Wingdings" style:font-family-complex="Wingdings"/>
      <style:paragraph-properties/>
    </style:style>
    <style:style style:parent-style-name="742" style:display-name="T166" style:family="text" style:name="1263">
      <style:text-properties fo:font-family="Symbol" style:font-family-complex="Symbol"/>
      <style:paragraph-properties/>
    </style:style>
    <style:style style:parent-style-name="742" style:display-name="T167" style:family="text" style:name="1264">
      <style:text-properties fo:font-family="Courier New" style:font-family-complex="Courier New"/>
      <style:paragraph-properties/>
    </style:style>
    <style:style style:parent-style-name="742" style:display-name="T168" style:family="text" style:name="1265">
      <style:text-properties fo:font-family="Wingdings" style:font-family-complex="Wingdings"/>
      <style:paragraph-properties/>
    </style:style>
    <style:style style:parent-style-name="742" style:display-name="T169" style:family="text" style:name="1266">
      <style:text-properties fo:font-family="Symbol" style:font-family-complex="Symbol"/>
      <style:paragraph-properties/>
    </style:style>
    <style:style style:parent-style-name="742" style:display-name="T170" style:family="text" style:name="1267">
      <style:text-properties fo:font-family="Courier New" style:font-family-complex="Courier New"/>
      <style:paragraph-properties/>
    </style:style>
    <style:style style:parent-style-name="742" style:display-name="T171" style:family="text" style:name="1268">
      <style:text-properties fo:font-family="Wingdings" style:font-family-complex="Wingdings"/>
      <style:paragraph-properties/>
    </style:style>
    <style:style style:parent-style-name="742" style:display-name="T172" style:family="text" style:name="1269">
      <style:text-properties fo:font-family="Arial" style:font-family-complex="Arial"/>
      <style:paragraph-properties/>
    </style:style>
    <style:style style:parent-style-name="742" style:display-name="T173" style:family="text" style:name="1270">
      <style:text-properties fo:font-family="Courier New" style:font-family-complex="Courier New"/>
      <style:paragraph-properties/>
    </style:style>
    <style:style style:parent-style-name="742" style:display-name="T174" style:family="text" style:name="1271">
      <style:text-properties fo:font-family="Wingdings" style:font-family-complex="Wingdings"/>
      <style:paragraph-properties/>
    </style:style>
    <style:style style:parent-style-name="742" style:display-name="T175" style:family="text" style:name="1272">
      <style:text-properties fo:font-family="Symbol" style:font-family-complex="Symbol"/>
      <style:paragraph-properties/>
    </style:style>
    <style:style style:parent-style-name="742" style:display-name="T176" style:family="text" style:name="1273">
      <style:text-properties fo:font-family="Courier New" style:font-family-complex="Courier New"/>
      <style:paragraph-properties/>
    </style:style>
    <style:style style:parent-style-name="742" style:display-name="T177" style:family="text" style:name="1274">
      <style:text-properties fo:font-family="Wingdings" style:font-family-complex="Wingdings"/>
      <style:paragraph-properties/>
    </style:style>
    <style:style style:parent-style-name="742" style:display-name="T178" style:family="text" style:name="1275">
      <style:text-properties fo:font-family="Symbol" style:font-family-complex="Symbol"/>
      <style:paragraph-properties/>
    </style:style>
    <style:style style:parent-style-name="742" style:display-name="T179" style:family="text" style:name="1276">
      <style:text-properties fo:font-family="Courier New" style:font-family-complex="Courier New"/>
      <style:paragraph-properties/>
    </style:style>
    <style:style style:parent-style-name="742" style:display-name="T180" style:family="text" style:name="1277">
      <style:text-properties fo:font-family="Wingdings" style:font-family-complex="Wingdings"/>
      <style:paragraph-properties/>
    </style:style>
    <style:style style:parent-style-name="742" style:display-name="T181" style:family="text" style:name="1278">
      <style:text-properties fo:font-family="Arial" style:font-family-complex="Arial"/>
      <style:paragraph-properties/>
    </style:style>
    <style:style style:parent-style-name="742" style:display-name="T182" style:family="text" style:name="1279">
      <style:text-properties fo:font-family="Courier New" style:font-family-complex="Courier New"/>
      <style:paragraph-properties/>
    </style:style>
    <style:style style:parent-style-name="742" style:display-name="T183" style:family="text" style:name="1280">
      <style:text-properties fo:font-family="Wingdings" style:font-family-complex="Wingdings"/>
      <style:paragraph-properties/>
    </style:style>
    <style:style style:parent-style-name="742" style:display-name="T184" style:family="text" style:name="1281">
      <style:text-properties fo:font-family="Symbol" style:font-family-complex="Symbol"/>
      <style:paragraph-properties/>
    </style:style>
    <style:style style:parent-style-name="742" style:display-name="T185" style:family="text" style:name="1282">
      <style:text-properties fo:font-family="Courier New" style:font-family-complex="Courier New"/>
      <style:paragraph-properties/>
    </style:style>
    <style:style style:parent-style-name="742" style:display-name="T186" style:family="text" style:name="1283">
      <style:text-properties fo:font-family="Wingdings" style:font-family-complex="Wingdings"/>
      <style:paragraph-properties/>
    </style:style>
    <style:style style:parent-style-name="742" style:display-name="T187" style:family="text" style:name="1284">
      <style:text-properties fo:font-family="Symbol" style:font-family-complex="Symbol"/>
      <style:paragraph-properties/>
    </style:style>
    <style:style style:parent-style-name="742" style:display-name="T188" style:family="text" style:name="1285">
      <style:text-properties fo:font-family="Courier New" style:font-family-complex="Courier New"/>
      <style:paragraph-properties/>
    </style:style>
    <style:style style:parent-style-name="742" style:display-name="T189" style:family="text" style:name="1286">
      <style:text-properties fo:font-family="Wingdings" style:font-family-complex="Wingdings"/>
      <style:paragraph-properties/>
    </style:style>
    <style:style style:parent-style-name="742" style:display-name="T190" style:family="text" style:name="1287">
      <style:text-properties fo:font-family="Arial" style:font-family-complex="Arial"/>
      <style:paragraph-properties/>
    </style:style>
    <style:style style:parent-style-name="742" style:display-name="T191" style:family="text" style:name="1288">
      <style:text-properties fo:font-family="Courier New" style:font-family-complex="Courier New"/>
      <style:paragraph-properties/>
    </style:style>
    <style:style style:parent-style-name="742" style:display-name="T192" style:family="text" style:name="1289">
      <style:text-properties fo:font-family="Wingdings" style:font-family-complex="Wingdings"/>
      <style:paragraph-properties/>
    </style:style>
    <style:style style:parent-style-name="742" style:display-name="T193" style:family="text" style:name="1290">
      <style:text-properties fo:font-family="Symbol" style:font-family-complex="Symbol"/>
      <style:paragraph-properties/>
    </style:style>
    <style:style style:parent-style-name="742" style:display-name="T194" style:family="text" style:name="1291">
      <style:text-properties fo:font-family="Courier New" style:font-family-complex="Courier New"/>
      <style:paragraph-properties/>
    </style:style>
    <style:style style:parent-style-name="742" style:display-name="T195" style:family="text" style:name="1292">
      <style:text-properties fo:font-family="Wingdings" style:font-family-complex="Wingdings"/>
      <style:paragraph-properties/>
    </style:style>
    <style:style style:parent-style-name="742" style:display-name="T196" style:family="text" style:name="1293">
      <style:text-properties fo:font-family="Symbol" style:font-family-complex="Symbol"/>
      <style:paragraph-properties/>
    </style:style>
    <style:style style:parent-style-name="742" style:display-name="T197" style:family="text" style:name="1294">
      <style:text-properties fo:font-family="Courier New" style:font-family-complex="Courier New"/>
      <style:paragraph-properties/>
    </style:style>
    <style:style style:parent-style-name="742" style:display-name="T198" style:family="text" style:name="1295">
      <style:text-properties fo:font-family="Wingdings" style:font-family-complex="Wingdings"/>
      <style:paragraph-properties/>
    </style:style>
    <style:style style:parent-style-name="742" style:display-name="T199" style:family="text" style:name="1296">
      <style:text-properties fo:font-family="Arial" style:font-family-complex="Arial"/>
      <style:paragraph-properties/>
    </style:style>
    <style:style style:parent-style-name="742" style:display-name="T200" style:family="text" style:name="1297">
      <style:text-properties fo:font-family="Courier New" style:font-family-complex="Courier New"/>
      <style:paragraph-properties/>
    </style:style>
    <style:style style:parent-style-name="742" style:display-name="T201" style:family="text" style:name="1298">
      <style:text-properties fo:font-family="Wingdings" style:font-family-complex="Wingdings"/>
      <style:paragraph-properties/>
    </style:style>
    <style:style style:parent-style-name="742" style:display-name="T202" style:family="text" style:name="1299">
      <style:text-properties fo:font-family="Symbol" style:font-family-complex="Symbol"/>
      <style:paragraph-properties/>
    </style:style>
    <style:style style:parent-style-name="742" style:display-name="T203" style:family="text" style:name="1300">
      <style:text-properties fo:font-family="Courier New" style:font-family-complex="Courier New"/>
      <style:paragraph-properties/>
    </style:style>
    <style:style style:parent-style-name="742" style:display-name="T204" style:family="text" style:name="1301">
      <style:text-properties fo:font-family="Wingdings" style:font-family-complex="Wingdings"/>
      <style:paragraph-properties/>
    </style:style>
    <style:style style:parent-style-name="742" style:display-name="T205" style:family="text" style:name="1302">
      <style:text-properties fo:font-family="Symbol" style:font-family-complex="Symbol"/>
      <style:paragraph-properties/>
    </style:style>
    <style:style style:parent-style-name="742" style:display-name="T206" style:family="text" style:name="1303">
      <style:text-properties fo:font-family="Courier New" style:font-family-complex="Courier New"/>
      <style:paragraph-properties/>
    </style:style>
    <style:style style:parent-style-name="742" style:display-name="T207" style:family="text" style:name="1304">
      <style:text-properties fo:font-family="Wingdings" style:font-family-complex="Wingdings"/>
      <style:paragraph-properties/>
    </style:style>
    <style:style style:parent-style-name="742" style:display-name="T208" style:family="text" style:name="1305">
      <style:text-properties fo:font-family="Arial" style:font-family-complex="Arial"/>
      <style:paragraph-properties/>
    </style:style>
    <style:style style:parent-style-name="742" style:display-name="T209" style:family="text" style:name="1306">
      <style:text-properties fo:font-family="Courier New" style:font-family-complex="Courier New"/>
      <style:paragraph-properties/>
    </style:style>
    <style:style style:parent-style-name="742" style:display-name="T210" style:family="text" style:name="1307">
      <style:text-properties fo:font-family="Wingdings" style:font-family-complex="Wingdings"/>
      <style:paragraph-properties/>
    </style:style>
    <style:style style:parent-style-name="742" style:display-name="T211" style:family="text" style:name="1308">
      <style:text-properties fo:font-family="Symbol" style:font-family-complex="Symbol"/>
      <style:paragraph-properties/>
    </style:style>
    <style:style style:parent-style-name="742" style:display-name="T212" style:family="text" style:name="1309">
      <style:text-properties fo:font-family="Courier New" style:font-family-complex="Courier New"/>
      <style:paragraph-properties/>
    </style:style>
    <style:style style:parent-style-name="742" style:display-name="T213" style:family="text" style:name="1310">
      <style:text-properties fo:font-family="Wingdings" style:font-family-complex="Wingdings"/>
      <style:paragraph-properties/>
    </style:style>
    <style:style style:parent-style-name="742" style:display-name="T214" style:family="text" style:name="1311">
      <style:text-properties fo:font-family="Symbol" style:font-family-complex="Symbol"/>
      <style:paragraph-properties/>
    </style:style>
    <style:style style:parent-style-name="742" style:display-name="T215" style:family="text" style:name="1312">
      <style:text-properties fo:font-family="Courier New" style:font-family-complex="Courier New"/>
      <style:paragraph-properties/>
    </style:style>
    <style:style style:parent-style-name="742" style:display-name="T216" style:family="text" style:name="1313">
      <style:text-properties fo:font-family="Wingdings" style:font-family-complex="Wingdings"/>
      <style:paragraph-properties/>
    </style:style>
    <style:style style:parent-style-name="742" style:display-name="T217" style:family="text" style:name="1314">
      <style:text-properties fo:font-family="Arial" style:font-family-complex="Arial"/>
      <style:paragraph-properties/>
    </style:style>
    <style:style style:parent-style-name="742" style:display-name="T218" style:family="text" style:name="1315">
      <style:text-properties fo:font-family="Courier New" style:font-family-complex="Courier New"/>
      <style:paragraph-properties/>
    </style:style>
    <style:style style:parent-style-name="742" style:display-name="T219" style:family="text" style:name="1316">
      <style:text-properties fo:font-family="Wingdings" style:font-family-complex="Wingdings"/>
      <style:paragraph-properties/>
    </style:style>
    <style:style style:parent-style-name="742" style:display-name="T220" style:family="text" style:name="1317">
      <style:text-properties fo:font-family="Symbol" style:font-family-complex="Symbol"/>
      <style:paragraph-properties/>
    </style:style>
    <style:style style:parent-style-name="742" style:display-name="T221" style:family="text" style:name="1318">
      <style:text-properties fo:font-family="Courier New" style:font-family-complex="Courier New"/>
      <style:paragraph-properties/>
    </style:style>
    <style:style style:parent-style-name="742" style:display-name="T222" style:family="text" style:name="1319">
      <style:text-properties fo:font-family="Wingdings" style:font-family-complex="Wingdings"/>
      <style:paragraph-properties/>
    </style:style>
    <style:style style:parent-style-name="742" style:display-name="T223" style:family="text" style:name="1320">
      <style:text-properties fo:font-family="Symbol" style:font-family-complex="Symbol"/>
      <style:paragraph-properties/>
    </style:style>
    <style:style style:parent-style-name="742" style:display-name="T224" style:family="text" style:name="1321">
      <style:text-properties fo:font-family="Courier New" style:font-family-complex="Courier New"/>
      <style:paragraph-properties/>
    </style:style>
    <style:style style:parent-style-name="742" style:display-name="T225" style:family="text" style:name="1322">
      <style:text-properties fo:font-family="Wingdings" style:font-family-complex="Wingdings"/>
      <style:paragraph-properties/>
    </style:style>
    <style:style style:parent-style-name="742" style:display-name="T226" style:family="text" style:name="1323">
      <style:text-properties fo:font-family="Arial" style:font-family-complex="Arial"/>
      <style:paragraph-properties/>
    </style:style>
    <style:style style:parent-style-name="742" style:display-name="T227" style:family="text" style:name="1324">
      <style:text-properties fo:font-family="Courier New" style:font-family-complex="Courier New"/>
      <style:paragraph-properties/>
    </style:style>
    <style:style style:parent-style-name="742" style:display-name="T228" style:family="text" style:name="1325">
      <style:text-properties fo:font-family="Wingdings" style:font-family-complex="Wingdings"/>
      <style:paragraph-properties/>
    </style:style>
    <style:style style:parent-style-name="742" style:display-name="T229" style:family="text" style:name="1326">
      <style:text-properties fo:font-family="Symbol" style:font-family-complex="Symbol"/>
      <style:paragraph-properties/>
    </style:style>
    <style:style style:parent-style-name="742" style:display-name="T230" style:family="text" style:name="1327">
      <style:text-properties fo:font-family="Courier New" style:font-family-complex="Courier New"/>
      <style:paragraph-properties/>
    </style:style>
    <style:style style:parent-style-name="742" style:display-name="T231" style:family="text" style:name="1328">
      <style:text-properties fo:font-family="Wingdings" style:font-family-complex="Wingdings"/>
      <style:paragraph-properties/>
    </style:style>
    <style:style style:parent-style-name="742" style:display-name="T232" style:family="text" style:name="1329">
      <style:text-properties fo:font-family="Symbol" style:font-family-complex="Symbol"/>
      <style:paragraph-properties/>
    </style:style>
    <style:style style:parent-style-name="742" style:display-name="T233" style:family="text" style:name="1330">
      <style:text-properties fo:font-family="Courier New" style:font-family-complex="Courier New"/>
      <style:paragraph-properties/>
    </style:style>
    <style:style style:parent-style-name="742" style:display-name="T234" style:family="text" style:name="1331">
      <style:text-properties fo:font-family="Wingdings" style:font-family-complex="Wingdings"/>
      <style:paragraph-properties/>
    </style:style>
    <style:style style:parent-style-name="742" style:display-name="T235" style:family="text" style:name="1332">
      <style:text-properties fo:font-family="Arial" style:font-family-complex="Arial"/>
      <style:paragraph-properties/>
    </style:style>
    <style:style style:parent-style-name="742" style:display-name="T236" style:family="text" style:name="1333">
      <style:text-properties fo:font-family="Courier New" style:font-family-complex="Courier New"/>
      <style:paragraph-properties/>
    </style:style>
    <style:style style:parent-style-name="742" style:display-name="T237" style:family="text" style:name="1334">
      <style:text-properties fo:font-family="Wingdings" style:font-family-complex="Wingdings"/>
      <style:paragraph-properties/>
    </style:style>
    <style:style style:parent-style-name="742" style:display-name="T238" style:family="text" style:name="1335">
      <style:text-properties fo:font-family="Symbol" style:font-family-complex="Symbol"/>
      <style:paragraph-properties/>
    </style:style>
    <style:style style:parent-style-name="742" style:display-name="T239" style:family="text" style:name="1336">
      <style:text-properties fo:font-family="Courier New" style:font-family-complex="Courier New"/>
      <style:paragraph-properties/>
    </style:style>
    <style:style style:parent-style-name="742" style:display-name="T240" style:family="text" style:name="1337">
      <style:text-properties fo:font-family="Wingdings" style:font-family-complex="Wingdings"/>
      <style:paragraph-properties/>
    </style:style>
    <style:style style:parent-style-name="742" style:display-name="T241" style:family="text" style:name="1338">
      <style:text-properties fo:font-family="Symbol" style:font-family-complex="Symbol"/>
      <style:paragraph-properties/>
    </style:style>
    <style:style style:parent-style-name="742" style:display-name="T242" style:family="text" style:name="1339">
      <style:text-properties fo:font-family="Courier New" style:font-family-complex="Courier New"/>
      <style:paragraph-properties/>
    </style:style>
    <style:style style:parent-style-name="742" style:display-name="T243" style:family="text" style:name="1340">
      <style:text-properties fo:font-family="Wingdings" style:font-family-complex="Wingdings"/>
      <style:paragraph-properties/>
    </style:style>
    <style:style style:parent-style-name="742" style:display-name="T1" style:family="text" style:name="1341">
      <style:text-properties fo:font-family="Arial" style:font-family-complex="Arial"/>
      <style:paragraph-properties/>
    </style:style>
    <style:style style:parent-style-name="742" style:display-name="T2" style:family="text" style:name="1342">
      <style:text-properties fo:font-family="Courier New" style:font-family-complex="Courier New"/>
      <style:paragraph-properties/>
    </style:style>
    <style:style style:parent-style-name="742" style:display-name="T3" style:family="text" style:name="1343">
      <style:text-properties fo:font-family="Wingdings" style:font-family-complex="Wingdings"/>
      <style:paragraph-properties/>
    </style:style>
    <style:style style:parent-style-name="742" style:display-name="T4" style:family="text" style:name="1344">
      <style:text-properties fo:font-family="Symbol" style:font-family-complex="Symbol"/>
      <style:paragraph-properties/>
    </style:style>
    <style:style style:parent-style-name="742" style:display-name="T5" style:family="text" style:name="1345">
      <style:text-properties fo:font-family="Courier New" style:font-family-complex="Courier New"/>
      <style:paragraph-properties/>
    </style:style>
    <style:style style:parent-style-name="742" style:display-name="T6" style:family="text" style:name="1346">
      <style:text-properties fo:font-family="Wingdings" style:font-family-complex="Wingdings"/>
      <style:paragraph-properties/>
    </style:style>
    <style:style style:parent-style-name="742" style:display-name="T7" style:family="text" style:name="1347">
      <style:text-properties fo:font-family="Symbol" style:font-family-complex="Symbol"/>
      <style:paragraph-properties/>
    </style:style>
    <style:style style:parent-style-name="742" style:display-name="T8" style:family="text" style:name="1348">
      <style:text-properties fo:font-family="Courier New" style:font-family-complex="Courier New"/>
      <style:paragraph-properties/>
    </style:style>
    <style:style style:parent-style-name="742" style:display-name="T9" style:family="text" style:name="1349">
      <style:text-properties fo:font-family="Wingdings" style:font-family-complex="Wingdings"/>
      <style:paragraph-properties/>
    </style:style>
    <style:style style:parent-style-name="742" style:display-name="T10" style:family="text" style:name="1350">
      <style:text-properties fo:font-family="Arial" style:font-family-complex="Arial"/>
      <style:paragraph-properties/>
    </style:style>
    <style:style style:parent-style-name="742" style:display-name="T11" style:family="text" style:name="1351">
      <style:text-properties fo:font-family="Courier New" style:font-family-complex="Courier New"/>
      <style:paragraph-properties/>
    </style:style>
    <style:style style:parent-style-name="742" style:display-name="T12" style:family="text" style:name="1352">
      <style:text-properties fo:font-family="Wingdings" style:font-family-complex="Wingdings"/>
      <style:paragraph-properties/>
    </style:style>
    <style:style style:parent-style-name="742" style:display-name="T13" style:family="text" style:name="1353">
      <style:text-properties fo:font-family="Symbol" style:font-family-complex="Symbol"/>
      <style:paragraph-properties/>
    </style:style>
    <style:style style:parent-style-name="742" style:display-name="T14" style:family="text" style:name="1354">
      <style:text-properties fo:font-family="Courier New" style:font-family-complex="Courier New"/>
      <style:paragraph-properties/>
    </style:style>
    <style:style style:parent-style-name="742" style:display-name="T15" style:family="text" style:name="1355">
      <style:text-properties fo:font-family="Wingdings" style:font-family-complex="Wingdings"/>
      <style:paragraph-properties/>
    </style:style>
    <style:style style:parent-style-name="742" style:display-name="T16" style:family="text" style:name="1356">
      <style:text-properties fo:font-family="Symbol" style:font-family-complex="Symbol"/>
      <style:paragraph-properties/>
    </style:style>
    <style:style style:parent-style-name="742" style:display-name="T17" style:family="text" style:name="1357">
      <style:text-properties fo:font-family="Courier New" style:font-family-complex="Courier New"/>
      <style:paragraph-properties/>
    </style:style>
    <style:style style:parent-style-name="742" style:display-name="T18" style:family="text" style:name="1358">
      <style:text-properties fo:font-family="Wingdings" style:font-family-complex="Wingdings"/>
      <style:paragraph-properties/>
    </style:style>
    <style:style style:parent-style-name="742" style:display-name="T19" style:family="text" style:name="1359">
      <style:text-properties fo:font-family="Arial" style:font-family-complex="Arial"/>
      <style:paragraph-properties/>
    </style:style>
    <style:style style:parent-style-name="742" style:display-name="T20" style:family="text" style:name="1360">
      <style:text-properties fo:font-family="Courier New" style:font-family-complex="Courier New"/>
      <style:paragraph-properties/>
    </style:style>
    <style:style style:parent-style-name="742" style:display-name="T21" style:family="text" style:name="1361">
      <style:text-properties fo:font-family="Wingdings" style:font-family-complex="Wingdings"/>
      <style:paragraph-properties/>
    </style:style>
    <style:style style:parent-style-name="742" style:display-name="T22" style:family="text" style:name="1362">
      <style:text-properties fo:font-family="Symbol" style:font-family-complex="Symbol"/>
      <style:paragraph-properties/>
    </style:style>
    <style:style style:parent-style-name="742" style:display-name="T23" style:family="text" style:name="1363">
      <style:text-properties fo:font-family="Courier New" style:font-family-complex="Courier New"/>
      <style:paragraph-properties/>
    </style:style>
    <style:style style:parent-style-name="742" style:display-name="T24" style:family="text" style:name="1364">
      <style:text-properties fo:font-family="Wingdings" style:font-family-complex="Wingdings"/>
      <style:paragraph-properties/>
    </style:style>
    <style:style style:parent-style-name="742" style:display-name="T25" style:family="text" style:name="1365">
      <style:text-properties fo:font-family="Symbol" style:font-family-complex="Symbol"/>
      <style:paragraph-properties/>
    </style:style>
    <style:style style:parent-style-name="742" style:display-name="T26" style:family="text" style:name="1366">
      <style:text-properties fo:font-family="Courier New" style:font-family-complex="Courier New"/>
      <style:paragraph-properties/>
    </style:style>
    <style:style style:parent-style-name="742" style:display-name="T27" style:family="text" style:name="1367">
      <style:text-properties fo:font-family="Wingdings" style:font-family-complex="Wingdings"/>
      <style:paragraph-properties/>
    </style:style>
    <style:style style:parent-style-name="742" style:display-name="T28" style:family="text" style:name="1368">
      <style:text-properties fo:font-family="Arial" style:font-family-complex="Arial"/>
      <style:paragraph-properties/>
    </style:style>
    <style:style style:parent-style-name="742" style:display-name="T29" style:family="text" style:name="1369">
      <style:text-properties fo:font-family="Courier New" style:font-family-complex="Courier New"/>
      <style:paragraph-properties/>
    </style:style>
    <style:style style:parent-style-name="742" style:display-name="T30" style:family="text" style:name="1370">
      <style:text-properties fo:font-family="Wingdings" style:font-family-complex="Wingdings"/>
      <style:paragraph-properties/>
    </style:style>
    <style:style style:parent-style-name="742" style:display-name="T31" style:family="text" style:name="1371">
      <style:text-properties fo:font-family="Symbol" style:font-family-complex="Symbol"/>
      <style:paragraph-properties/>
    </style:style>
    <style:style style:parent-style-name="742" style:display-name="T32" style:family="text" style:name="1372">
      <style:text-properties fo:font-family="Courier New" style:font-family-complex="Courier New"/>
      <style:paragraph-properties/>
    </style:style>
    <style:style style:parent-style-name="742" style:display-name="T33" style:family="text" style:name="1373">
      <style:text-properties fo:font-family="Wingdings" style:font-family-complex="Wingdings"/>
      <style:paragraph-properties/>
    </style:style>
    <style:style style:parent-style-name="742" style:display-name="T34" style:family="text" style:name="1374">
      <style:text-properties fo:font-family="Symbol" style:font-family-complex="Symbol"/>
      <style:paragraph-properties/>
    </style:style>
    <style:style style:parent-style-name="742" style:display-name="T35" style:family="text" style:name="1375">
      <style:text-properties fo:font-family="Courier New" style:font-family-complex="Courier New"/>
      <style:paragraph-properties/>
    </style:style>
    <style:style style:parent-style-name="742" style:display-name="T36" style:family="text" style:name="1376">
      <style:text-properties fo:font-family="Wingdings" style:font-family-complex="Wingdings"/>
      <style:paragraph-properties/>
    </style:style>
    <style:style style:parent-style-name="742" style:display-name="T37" style:family="text" style:name="1377">
      <style:text-properties fo:font-family="Arial" style:font-family-complex="Arial"/>
      <style:paragraph-properties/>
    </style:style>
    <style:style style:parent-style-name="742" style:display-name="T38" style:family="text" style:name="1378">
      <style:text-properties fo:font-family="Courier New" style:font-family-complex="Courier New"/>
      <style:paragraph-properties/>
    </style:style>
    <style:style style:parent-style-name="742" style:display-name="T39" style:family="text" style:name="1379">
      <style:text-properties fo:font-family="Wingdings" style:font-family-complex="Wingdings"/>
      <style:paragraph-properties/>
    </style:style>
    <style:style style:parent-style-name="742" style:display-name="T40" style:family="text" style:name="1380">
      <style:text-properties fo:font-family="Symbol" style:font-family-complex="Symbol"/>
      <style:paragraph-properties/>
    </style:style>
    <style:style style:parent-style-name="742" style:display-name="T41" style:family="text" style:name="1381">
      <style:text-properties fo:font-family="Courier New" style:font-family-complex="Courier New"/>
      <style:paragraph-properties/>
    </style:style>
    <style:style style:parent-style-name="742" style:display-name="T42" style:family="text" style:name="1382">
      <style:text-properties fo:font-family="Wingdings" style:font-family-complex="Wingdings"/>
      <style:paragraph-properties/>
    </style:style>
    <style:style style:parent-style-name="742" style:display-name="T43" style:family="text" style:name="1383">
      <style:text-properties fo:font-family="Symbol" style:font-family-complex="Symbol"/>
      <style:paragraph-properties/>
    </style:style>
    <style:style style:parent-style-name="742" style:display-name="T44" style:family="text" style:name="1384">
      <style:text-properties fo:font-family="Courier New" style:font-family-complex="Courier New"/>
      <style:paragraph-properties/>
    </style:style>
    <style:style style:parent-style-name="742" style:display-name="T45" style:family="text" style:name="1385">
      <style:text-properties fo:font-family="Wingdings" style:font-family-complex="Wingdings"/>
      <style:paragraph-properties/>
    </style:style>
    <style:style style:parent-style-name="742" style:display-name="T46" style:family="text" style:name="1386">
      <style:text-properties fo:font-family="Arial" style:font-family-complex="Arial"/>
      <style:paragraph-properties/>
    </style:style>
    <style:style style:parent-style-name="742" style:display-name="T47" style:family="text" style:name="1387">
      <style:text-properties fo:font-family="Courier New" style:font-family-complex="Courier New"/>
      <style:paragraph-properties/>
    </style:style>
    <style:style style:parent-style-name="742" style:display-name="T48" style:family="text" style:name="1388">
      <style:text-properties fo:font-family="Wingdings" style:font-family-complex="Wingdings"/>
      <style:paragraph-properties/>
    </style:style>
    <style:style style:parent-style-name="742" style:display-name="T49" style:family="text" style:name="1389">
      <style:text-properties fo:font-family="Symbol" style:font-family-complex="Symbol"/>
      <style:paragraph-properties/>
    </style:style>
    <style:style style:parent-style-name="742" style:display-name="T50" style:family="text" style:name="1390">
      <style:text-properties fo:font-family="Courier New" style:font-family-complex="Courier New"/>
      <style:paragraph-properties/>
    </style:style>
    <style:style style:parent-style-name="742" style:display-name="T51" style:family="text" style:name="1391">
      <style:text-properties fo:font-family="Wingdings" style:font-family-complex="Wingdings"/>
      <style:paragraph-properties/>
    </style:style>
    <style:style style:parent-style-name="742" style:display-name="T52" style:family="text" style:name="1392">
      <style:text-properties fo:font-family="Symbol" style:font-family-complex="Symbol"/>
      <style:paragraph-properties/>
    </style:style>
    <style:style style:parent-style-name="742" style:display-name="T53" style:family="text" style:name="1393">
      <style:text-properties fo:font-family="Courier New" style:font-family-complex="Courier New"/>
      <style:paragraph-properties/>
    </style:style>
    <style:style style:parent-style-name="742" style:display-name="T54" style:family="text" style:name="1394">
      <style:text-properties fo:font-family="Wingdings" style:font-family-complex="Wingdings"/>
      <style:paragraph-properties/>
    </style:style>
    <style:style style:parent-style-name="742" style:display-name="T55" style:family="text" style:name="1395">
      <style:text-properties fo:font-family="Arial" style:font-family-complex="Arial"/>
      <style:paragraph-properties/>
    </style:style>
    <style:style style:parent-style-name="742" style:display-name="T56" style:family="text" style:name="1396">
      <style:text-properties fo:font-family="Courier New" style:font-family-complex="Courier New"/>
      <style:paragraph-properties/>
    </style:style>
    <style:style style:parent-style-name="742" style:display-name="T57" style:family="text" style:name="1397">
      <style:text-properties fo:font-family="Wingdings" style:font-family-complex="Wingdings"/>
      <style:paragraph-properties/>
    </style:style>
    <style:style style:parent-style-name="742" style:display-name="T58" style:family="text" style:name="1398">
      <style:text-properties fo:font-family="Symbol" style:font-family-complex="Symbol"/>
      <style:paragraph-properties/>
    </style:style>
    <style:style style:parent-style-name="742" style:display-name="T59" style:family="text" style:name="1399">
      <style:text-properties fo:font-family="Courier New" style:font-family-complex="Courier New"/>
      <style:paragraph-properties/>
    </style:style>
    <style:style style:parent-style-name="742" style:display-name="T60" style:family="text" style:name="1400">
      <style:text-properties fo:font-family="Wingdings" style:font-family-complex="Wingdings"/>
      <style:paragraph-properties/>
    </style:style>
    <style:style style:parent-style-name="742" style:display-name="T61" style:family="text" style:name="1401">
      <style:text-properties fo:font-family="Symbol" style:font-family-complex="Symbol"/>
      <style:paragraph-properties/>
    </style:style>
    <style:style style:parent-style-name="742" style:display-name="T62" style:family="text" style:name="1402">
      <style:text-properties fo:font-family="Courier New" style:font-family-complex="Courier New"/>
      <style:paragraph-properties/>
    </style:style>
    <style:style style:parent-style-name="742" style:display-name="T63" style:family="text" style:name="1403">
      <style:text-properties fo:font-family="Wingdings" style:font-family-complex="Wingdings"/>
      <style:paragraph-properties/>
    </style:style>
    <style:style style:parent-style-name="742" style:display-name="T64" style:family="text" style:name="1404">
      <style:text-properties fo:font-family="Symbol" style:font-family-complex="Symbol"/>
      <style:paragraph-properties/>
    </style:style>
    <style:style style:parent-style-name="742" style:display-name="T65" style:family="text" style:name="1405">
      <style:text-properties fo:font-family="Courier New" style:font-family-complex="Courier New"/>
      <style:paragraph-properties/>
    </style:style>
    <style:style style:parent-style-name="742" style:display-name="T66" style:family="text" style:name="1406">
      <style:text-properties fo:font-family="Wingdings" style:font-family-complex="Wingdings"/>
      <style:paragraph-properties/>
    </style:style>
    <style:style style:parent-style-name="742" style:display-name="T67" style:family="text" style:name="1407">
      <style:text-properties fo:font-family="Symbol" style:font-family-complex="Symbol"/>
      <style:paragraph-properties/>
    </style:style>
    <style:style style:parent-style-name="742" style:display-name="T68" style:family="text" style:name="1408">
      <style:text-properties fo:font-family="Courier New" style:font-family-complex="Courier New"/>
      <style:paragraph-properties/>
    </style:style>
    <style:style style:parent-style-name="742" style:display-name="T69" style:family="text" style:name="1409">
      <style:text-properties fo:font-family="Wingdings" style:font-family-complex="Wingdings"/>
      <style:paragraph-properties/>
    </style:style>
    <style:style style:parent-style-name="742" style:display-name="T70" style:family="text" style:name="1410">
      <style:text-properties fo:font-family="Symbol" style:font-family-complex="Symbol"/>
      <style:paragraph-properties/>
    </style:style>
    <style:style style:parent-style-name="742" style:display-name="T71" style:family="text" style:name="1411">
      <style:text-properties fo:font-family="Courier New" style:font-family-complex="Courier New"/>
      <style:paragraph-properties/>
    </style:style>
    <style:style style:parent-style-name="742" style:display-name="T72" style:family="text" style:name="1412">
      <style:text-properties fo:font-family="Wingdings" style:font-family-complex="Wingdings"/>
      <style:paragraph-properties/>
    </style:style>
    <style:style style:parent-style-name="742" style:display-name="T73" style:family="text" style:name="1413">
      <style:text-properties fo:font-family="Arial" style:font-family-complex="Arial"/>
      <style:paragraph-properties/>
    </style:style>
    <style:style style:parent-style-name="742" style:display-name="T74" style:family="text" style:name="1414">
      <style:text-properties fo:font-family="Courier New" style:font-family-complex="Courier New"/>
      <style:paragraph-properties/>
    </style:style>
    <style:style style:parent-style-name="742" style:display-name="T75" style:family="text" style:name="1415">
      <style:text-properties fo:font-family="Wingdings" style:font-family-complex="Wingdings"/>
      <style:paragraph-properties/>
    </style:style>
    <style:style style:parent-style-name="742" style:display-name="T76" style:family="text" style:name="1416">
      <style:text-properties fo:font-family="Symbol" style:font-family-complex="Symbol"/>
      <style:paragraph-properties/>
    </style:style>
    <style:style style:parent-style-name="742" style:display-name="T77" style:family="text" style:name="1417">
      <style:text-properties fo:font-family="Courier New" style:font-family-complex="Courier New"/>
      <style:paragraph-properties/>
    </style:style>
    <style:style style:parent-style-name="742" style:display-name="T78" style:family="text" style:name="1418">
      <style:text-properties fo:font-family="Wingdings" style:font-family-complex="Wingdings"/>
      <style:paragraph-properties/>
    </style:style>
    <style:style style:parent-style-name="742" style:display-name="T79" style:family="text" style:name="1419">
      <style:text-properties fo:font-family="Symbol" style:font-family-complex="Symbol"/>
      <style:paragraph-properties/>
    </style:style>
    <style:style style:parent-style-name="742" style:display-name="T80" style:family="text" style:name="1420">
      <style:text-properties fo:font-family="Courier New" style:font-family-complex="Courier New"/>
      <style:paragraph-properties/>
    </style:style>
    <style:style style:parent-style-name="742" style:display-name="T81" style:family="text" style:name="1421">
      <style:text-properties fo:font-family="Wingdings" style:font-family-complex="Wingdings"/>
      <style:paragraph-properties/>
    </style:style>
    <style:style style:parent-style-name="742" style:display-name="T82" style:family="text" style:name="1422">
      <style:text-properties fo:font-family="Arial" style:font-family-complex="Arial"/>
      <style:paragraph-properties/>
    </style:style>
    <style:style style:parent-style-name="742" style:display-name="T83" style:family="text" style:name="1423">
      <style:text-properties fo:font-family="Courier New" style:font-family-complex="Courier New"/>
      <style:paragraph-properties/>
    </style:style>
    <style:style style:parent-style-name="742" style:display-name="T84" style:family="text" style:name="1424">
      <style:text-properties fo:font-family="Wingdings" style:font-family-complex="Wingdings"/>
      <style:paragraph-properties/>
    </style:style>
    <style:style style:parent-style-name="742" style:display-name="T85" style:family="text" style:name="1425">
      <style:text-properties fo:font-family="Symbol" style:font-family-complex="Symbol"/>
      <style:paragraph-properties/>
    </style:style>
    <style:style style:parent-style-name="742" style:display-name="T86" style:family="text" style:name="1426">
      <style:text-properties fo:font-family="Courier New" style:font-family-complex="Courier New"/>
      <style:paragraph-properties/>
    </style:style>
    <style:style style:parent-style-name="742" style:display-name="T87" style:family="text" style:name="1427">
      <style:text-properties fo:font-family="Wingdings" style:font-family-complex="Wingdings"/>
      <style:paragraph-properties/>
    </style:style>
    <style:style style:parent-style-name="742" style:display-name="T88" style:family="text" style:name="1428">
      <style:text-properties fo:font-family="Symbol" style:font-family-complex="Symbol"/>
      <style:paragraph-properties/>
    </style:style>
    <style:style style:parent-style-name="742" style:display-name="T89" style:family="text" style:name="1429">
      <style:text-properties fo:font-family="Courier New" style:font-family-complex="Courier New"/>
      <style:paragraph-properties/>
    </style:style>
    <style:style style:parent-style-name="742" style:display-name="T90" style:family="text" style:name="1430">
      <style:text-properties fo:font-family="Wingdings" style:font-family-complex="Wingdings"/>
      <style:paragraph-properties/>
    </style:style>
    <style:style style:parent-style-name="742" style:display-name="T91" style:family="text" style:name="1431">
      <style:text-properties fo:font-family="Arial" style:font-family-complex="Arial"/>
      <style:paragraph-properties/>
    </style:style>
    <style:style style:parent-style-name="742" style:display-name="T92" style:family="text" style:name="1432">
      <style:text-properties fo:font-family="Courier New" style:font-family-complex="Courier New"/>
      <style:paragraph-properties/>
    </style:style>
    <style:style style:parent-style-name="742" style:display-name="T93" style:family="text" style:name="1433">
      <style:text-properties fo:font-family="Wingdings" style:font-family-complex="Wingdings"/>
      <style:paragraph-properties/>
    </style:style>
    <style:style style:parent-style-name="742" style:display-name="T94" style:family="text" style:name="1434">
      <style:text-properties fo:font-family="Symbol" style:font-family-complex="Symbol"/>
      <style:paragraph-properties/>
    </style:style>
    <style:style style:parent-style-name="742" style:display-name="T95" style:family="text" style:name="1435">
      <style:text-properties fo:font-family="Courier New" style:font-family-complex="Courier New"/>
      <style:paragraph-properties/>
    </style:style>
    <style:style style:parent-style-name="742" style:display-name="T96" style:family="text" style:name="1436">
      <style:text-properties fo:font-family="Wingdings" style:font-family-complex="Wingdings"/>
      <style:paragraph-properties/>
    </style:style>
    <style:style style:parent-style-name="742" style:display-name="T97" style:family="text" style:name="1437">
      <style:text-properties fo:font-family="Symbol" style:font-family-complex="Symbol"/>
      <style:paragraph-properties/>
    </style:style>
    <style:style style:parent-style-name="742" style:display-name="T98" style:family="text" style:name="1438">
      <style:text-properties fo:font-family="Courier New" style:font-family-complex="Courier New"/>
      <style:paragraph-properties/>
    </style:style>
    <style:style style:parent-style-name="742" style:display-name="T99" style:family="text" style:name="1439">
      <style:text-properties fo:font-family="Wingdings" style:font-family-complex="Wingdings"/>
      <style:paragraph-properties/>
    </style:style>
    <style:style style:parent-style-name="742" style:display-name="T100" style:family="text" style:name="1440">
      <style:text-properties fo:font-family="Arial" style:font-family-complex="Arial"/>
      <style:paragraph-properties/>
    </style:style>
    <style:style style:parent-style-name="742" style:display-name="T101" style:family="text" style:name="1441">
      <style:text-properties fo:font-family="Courier New" style:font-family-complex="Courier New"/>
      <style:paragraph-properties/>
    </style:style>
    <style:style style:parent-style-name="742" style:display-name="T102" style:family="text" style:name="1442">
      <style:text-properties fo:font-family="Wingdings" style:font-family-complex="Wingdings"/>
      <style:paragraph-properties/>
    </style:style>
    <style:style style:parent-style-name="742" style:display-name="T103" style:family="text" style:name="1443">
      <style:text-properties fo:font-family="Symbol" style:font-family-complex="Symbol"/>
      <style:paragraph-properties/>
    </style:style>
    <style:style style:parent-style-name="742" style:display-name="T104" style:family="text" style:name="1444">
      <style:text-properties fo:font-family="Courier New" style:font-family-complex="Courier New"/>
      <style:paragraph-properties/>
    </style:style>
    <style:style style:parent-style-name="742" style:display-name="T105" style:family="text" style:name="1445">
      <style:text-properties fo:font-family="Wingdings" style:font-family-complex="Wingdings"/>
      <style:paragraph-properties/>
    </style:style>
    <style:style style:parent-style-name="742" style:display-name="T106" style:family="text" style:name="1446">
      <style:text-properties fo:font-family="Symbol" style:font-family-complex="Symbol"/>
      <style:paragraph-properties/>
    </style:style>
    <style:style style:parent-style-name="742" style:display-name="T107" style:family="text" style:name="1447">
      <style:text-properties fo:font-family="Courier New" style:font-family-complex="Courier New"/>
      <style:paragraph-properties/>
    </style:style>
    <style:style style:parent-style-name="742" style:display-name="T108" style:family="text" style:name="1448">
      <style:text-properties fo:font-family="Wingdings" style:font-family-complex="Wingdings"/>
      <style:paragraph-properties/>
    </style:style>
    <style:style style:parent-style-name="742" style:display-name="T109" style:family="text" style:name="1449">
      <style:text-properties fo:font-family="Arial" style:font-family-complex="Arial"/>
      <style:paragraph-properties/>
    </style:style>
    <style:style style:parent-style-name="742" style:display-name="T110" style:family="text" style:name="1450">
      <style:text-properties fo:font-family="Courier New" style:font-family-complex="Courier New"/>
      <style:paragraph-properties/>
    </style:style>
    <style:style style:parent-style-name="742" style:display-name="T111" style:family="text" style:name="1451">
      <style:text-properties fo:font-family="Wingdings" style:font-family-complex="Wingdings"/>
      <style:paragraph-properties/>
    </style:style>
    <style:style style:parent-style-name="742" style:display-name="T112" style:family="text" style:name="1452">
      <style:text-properties fo:font-family="Symbol" style:font-family-complex="Symbol"/>
      <style:paragraph-properties/>
    </style:style>
    <style:style style:parent-style-name="742" style:display-name="T113" style:family="text" style:name="1453">
      <style:text-properties fo:font-family="Courier New" style:font-family-complex="Courier New"/>
      <style:paragraph-properties/>
    </style:style>
    <style:style style:parent-style-name="742" style:display-name="T114" style:family="text" style:name="1454">
      <style:text-properties fo:font-family="Wingdings" style:font-family-complex="Wingdings"/>
      <style:paragraph-properties/>
    </style:style>
    <style:style style:parent-style-name="742" style:display-name="T115" style:family="text" style:name="1455">
      <style:text-properties fo:font-family="Symbol" style:font-family-complex="Symbol"/>
      <style:paragraph-properties/>
    </style:style>
    <style:style style:parent-style-name="742" style:display-name="T116" style:family="text" style:name="1456">
      <style:text-properties fo:font-family="Courier New" style:font-family-complex="Courier New"/>
      <style:paragraph-properties/>
    </style:style>
    <style:style style:parent-style-name="742" style:display-name="T117" style:family="text" style:name="1457">
      <style:text-properties fo:font-family="Wingdings" style:font-family-complex="Wingdings"/>
      <style:paragraph-properties/>
    </style:style>
    <style:style style:parent-style-name="742" style:display-name="T118" style:family="text" style:name="1458">
      <style:text-properties fo:font-family="Arial" style:font-family-complex="Arial"/>
      <style:paragraph-properties/>
    </style:style>
    <style:style style:parent-style-name="742" style:display-name="T119" style:family="text" style:name="1459">
      <style:text-properties fo:font-family="Courier New" style:font-family-complex="Courier New"/>
      <style:paragraph-properties/>
    </style:style>
    <style:style style:parent-style-name="742" style:display-name="T120" style:family="text" style:name="1460">
      <style:text-properties fo:font-family="Wingdings" style:font-family-complex="Wingdings"/>
      <style:paragraph-properties/>
    </style:style>
    <style:style style:parent-style-name="742" style:display-name="T121" style:family="text" style:name="1461">
      <style:text-properties fo:font-family="Symbol" style:font-family-complex="Symbol"/>
      <style:paragraph-properties/>
    </style:style>
    <style:style style:parent-style-name="742" style:display-name="T122" style:family="text" style:name="1462">
      <style:text-properties fo:font-family="Courier New" style:font-family-complex="Courier New"/>
      <style:paragraph-properties/>
    </style:style>
    <style:style style:parent-style-name="742" style:display-name="T123" style:family="text" style:name="1463">
      <style:text-properties fo:font-family="Wingdings" style:font-family-complex="Wingdings"/>
      <style:paragraph-properties/>
    </style:style>
    <style:style style:parent-style-name="742" style:display-name="T124" style:family="text" style:name="1464">
      <style:text-properties fo:font-family="Symbol" style:font-family-complex="Symbol"/>
      <style:paragraph-properties/>
    </style:style>
    <style:style style:parent-style-name="742" style:display-name="T125" style:family="text" style:name="1465">
      <style:text-properties fo:font-family="Courier New" style:font-family-complex="Courier New"/>
      <style:paragraph-properties/>
    </style:style>
    <style:style style:parent-style-name="742" style:display-name="T126" style:family="text" style:name="1466">
      <style:text-properties fo:font-family="Wingdings" style:font-family-complex="Wingdings"/>
      <style:paragraph-properties/>
    </style:style>
    <style:style style:parent-style-name="742" style:display-name="T127" style:family="text" style:name="1467">
      <style:text-properties fo:font-family="Arial" style:font-family-complex="Arial"/>
      <style:paragraph-properties/>
    </style:style>
    <style:style style:parent-style-name="742" style:display-name="T128" style:family="text" style:name="1468">
      <style:text-properties fo:font-family="Courier New" style:font-family-complex="Courier New"/>
      <style:paragraph-properties/>
    </style:style>
    <style:style style:parent-style-name="742" style:display-name="T129" style:family="text" style:name="1469">
      <style:text-properties fo:font-family="Wingdings" style:font-family-complex="Wingdings"/>
      <style:paragraph-properties/>
    </style:style>
    <style:style style:parent-style-name="742" style:display-name="T130" style:family="text" style:name="1470">
      <style:text-properties fo:font-family="Symbol" style:font-family-complex="Symbol"/>
      <style:paragraph-properties/>
    </style:style>
    <style:style style:parent-style-name="742" style:display-name="T131" style:family="text" style:name="1471">
      <style:text-properties fo:font-family="Courier New" style:font-family-complex="Courier New"/>
      <style:paragraph-properties/>
    </style:style>
    <style:style style:parent-style-name="742" style:display-name="T132" style:family="text" style:name="1472">
      <style:text-properties fo:font-family="Wingdings" style:font-family-complex="Wingdings"/>
      <style:paragraph-properties/>
    </style:style>
    <style:style style:parent-style-name="742" style:display-name="T133" style:family="text" style:name="1473">
      <style:text-properties fo:font-family="Symbol" style:font-family-complex="Symbol"/>
      <style:paragraph-properties/>
    </style:style>
    <style:style style:parent-style-name="742" style:display-name="T134" style:family="text" style:name="1474">
      <style:text-properties fo:font-family="Courier New" style:font-family-complex="Courier New"/>
      <style:paragraph-properties/>
    </style:style>
    <style:style style:parent-style-name="742" style:display-name="T135" style:family="text" style:name="1475">
      <style:text-properties fo:font-family="Wingdings" style:font-family-complex="Wingdings"/>
      <style:paragraph-properties/>
    </style:style>
    <style:style style:parent-style-name="742" style:display-name="T136" style:family="text" style:name="1476">
      <style:text-properties fo:font-family="Arial" style:font-family-complex="Arial"/>
      <style:paragraph-properties/>
    </style:style>
    <style:style style:parent-style-name="742" style:display-name="T137" style:family="text" style:name="1477">
      <style:text-properties fo:font-family="Courier New" style:font-family-complex="Courier New"/>
      <style:paragraph-properties/>
    </style:style>
    <style:style style:parent-style-name="742" style:display-name="T138" style:family="text" style:name="1478">
      <style:text-properties fo:font-family="Wingdings" style:font-family-complex="Wingdings"/>
      <style:paragraph-properties/>
    </style:style>
    <style:style style:parent-style-name="742" style:display-name="T139" style:family="text" style:name="1479">
      <style:text-properties fo:font-family="Symbol" style:font-family-complex="Symbol"/>
      <style:paragraph-properties/>
    </style:style>
    <style:style style:parent-style-name="742" style:display-name="T140" style:family="text" style:name="1480">
      <style:text-properties fo:font-family="Courier New" style:font-family-complex="Courier New"/>
      <style:paragraph-properties/>
    </style:style>
    <style:style style:parent-style-name="742" style:display-name="T141" style:family="text" style:name="1481">
      <style:text-properties fo:font-family="Wingdings" style:font-family-complex="Wingdings"/>
      <style:paragraph-properties/>
    </style:style>
    <style:style style:parent-style-name="742" style:display-name="T142" style:family="text" style:name="1482">
      <style:text-properties fo:font-family="Symbol" style:font-family-complex="Symbol"/>
      <style:paragraph-properties/>
    </style:style>
    <style:style style:parent-style-name="742" style:display-name="T143" style:family="text" style:name="1483">
      <style:text-properties fo:font-family="Courier New" style:font-family-complex="Courier New"/>
      <style:paragraph-properties/>
    </style:style>
    <style:style style:parent-style-name="742" style:display-name="T144" style:family="text" style:name="1484">
      <style:text-properties fo:font-family="Wingdings" style:font-family-complex="Wingdings"/>
      <style:paragraph-properties/>
    </style:style>
    <style:style style:parent-style-name="742" style:display-name="T145" style:family="text" style:name="1485">
      <style:text-properties fo:font-family="Arial" style:font-family-complex="Arial"/>
      <style:paragraph-properties/>
    </style:style>
    <style:style style:parent-style-name="742" style:display-name="T146" style:family="text" style:name="1486">
      <style:text-properties fo:font-family="Courier New" style:font-family-complex="Courier New"/>
      <style:paragraph-properties/>
    </style:style>
    <style:style style:parent-style-name="742" style:display-name="T147" style:family="text" style:name="1487">
      <style:text-properties fo:font-family="Wingdings" style:font-family-complex="Wingdings"/>
      <style:paragraph-properties/>
    </style:style>
    <style:style style:parent-style-name="742" style:display-name="T148" style:family="text" style:name="1488">
      <style:text-properties fo:font-family="Symbol" style:font-family-complex="Symbol"/>
      <style:paragraph-properties/>
    </style:style>
    <style:style style:parent-style-name="742" style:display-name="T149" style:family="text" style:name="1489">
      <style:text-properties fo:font-family="Courier New" style:font-family-complex="Courier New"/>
      <style:paragraph-properties/>
    </style:style>
    <style:style style:parent-style-name="742" style:display-name="T150" style:family="text" style:name="1490">
      <style:text-properties fo:font-family="Wingdings" style:font-family-complex="Wingdings"/>
      <style:paragraph-properties/>
    </style:style>
    <style:style style:parent-style-name="742" style:display-name="T151" style:family="text" style:name="1491">
      <style:text-properties fo:font-family="Symbol" style:font-family-complex="Symbol"/>
      <style:paragraph-properties/>
    </style:style>
    <style:style style:parent-style-name="742" style:display-name="T152" style:family="text" style:name="1492">
      <style:text-properties fo:font-family="Courier New" style:font-family-complex="Courier New"/>
      <style:paragraph-properties/>
    </style:style>
    <style:style style:parent-style-name="742" style:display-name="T153" style:family="text" style:name="1493">
      <style:text-properties fo:font-family="Wingdings" style:font-family-complex="Wingdings"/>
      <style:paragraph-properties/>
    </style:style>
    <style:style style:parent-style-name="742" style:display-name="T154" style:family="text" style:name="1494">
      <style:text-properties fo:font-family="Arial" style:font-family-complex="Arial"/>
      <style:paragraph-properties/>
    </style:style>
    <style:style style:parent-style-name="742" style:display-name="T155" style:family="text" style:name="1495">
      <style:text-properties fo:font-family="Courier New" style:font-family-complex="Courier New"/>
      <style:paragraph-properties/>
    </style:style>
    <style:style style:parent-style-name="742" style:display-name="T156" style:family="text" style:name="1496">
      <style:text-properties fo:font-family="Wingdings" style:font-family-complex="Wingdings"/>
      <style:paragraph-properties/>
    </style:style>
    <style:style style:parent-style-name="742" style:display-name="T157" style:family="text" style:name="1497">
      <style:text-properties fo:font-family="Symbol" style:font-family-complex="Symbol"/>
      <style:paragraph-properties/>
    </style:style>
    <style:style style:parent-style-name="742" style:display-name="T158" style:family="text" style:name="1498">
      <style:text-properties fo:font-family="Courier New" style:font-family-complex="Courier New"/>
      <style:paragraph-properties/>
    </style:style>
    <style:style style:parent-style-name="742" style:display-name="T159" style:family="text" style:name="1499">
      <style:text-properties fo:font-family="Wingdings" style:font-family-complex="Wingdings"/>
      <style:paragraph-properties/>
    </style:style>
    <style:style style:parent-style-name="742" style:display-name="T160" style:family="text" style:name="1500">
      <style:text-properties fo:font-family="Symbol" style:font-family-complex="Symbol"/>
      <style:paragraph-properties/>
    </style:style>
    <style:style style:parent-style-name="742" style:display-name="T161" style:family="text" style:name="1501">
      <style:text-properties fo:font-family="Courier New" style:font-family-complex="Courier New"/>
      <style:paragraph-properties/>
    </style:style>
    <style:style style:parent-style-name="742" style:display-name="T162" style:family="text" style:name="1502">
      <style:text-properties fo:font-family="Wingdings" style:font-family-complex="Wingdings"/>
      <style:paragraph-properties/>
    </style:style>
    <style:style style:parent-style-name="742" style:display-name="T163" style:family="text" style:name="1503">
      <style:text-properties fo:font-family="Arial" style:font-family-complex="Arial"/>
      <style:paragraph-properties/>
    </style:style>
    <style:style style:parent-style-name="742" style:display-name="T164" style:family="text" style:name="1504">
      <style:text-properties fo:font-family="Courier New" style:font-family-complex="Courier New"/>
      <style:paragraph-properties/>
    </style:style>
    <style:style style:parent-style-name="742" style:display-name="T165" style:family="text" style:name="1505">
      <style:text-properties fo:font-family="Wingdings" style:font-family-complex="Wingdings"/>
      <style:paragraph-properties/>
    </style:style>
    <style:style style:parent-style-name="742" style:display-name="T166" style:family="text" style:name="1506">
      <style:text-properties fo:font-family="Symbol" style:font-family-complex="Symbol"/>
      <style:paragraph-properties/>
    </style:style>
    <style:style style:parent-style-name="742" style:display-name="T167" style:family="text" style:name="1507">
      <style:text-properties fo:font-family="Courier New" style:font-family-complex="Courier New"/>
      <style:paragraph-properties/>
    </style:style>
    <style:style style:parent-style-name="742" style:display-name="T168" style:family="text" style:name="1508">
      <style:text-properties fo:font-family="Wingdings" style:font-family-complex="Wingdings"/>
      <style:paragraph-properties/>
    </style:style>
    <style:style style:parent-style-name="742" style:display-name="T169" style:family="text" style:name="1509">
      <style:text-properties fo:font-family="Symbol" style:font-family-complex="Symbol"/>
      <style:paragraph-properties/>
    </style:style>
    <style:style style:parent-style-name="742" style:display-name="T170" style:family="text" style:name="1510">
      <style:text-properties fo:font-family="Courier New" style:font-family-complex="Courier New"/>
      <style:paragraph-properties/>
    </style:style>
    <style:style style:parent-style-name="742" style:display-name="T171" style:family="text" style:name="1511">
      <style:text-properties fo:font-family="Wingdings" style:font-family-complex="Wingdings"/>
      <style:paragraph-properties/>
    </style:style>
    <style:style style:parent-style-name="742" style:display-name="T172" style:family="text" style:name="1512">
      <style:text-properties fo:font-family="Arial" style:font-family-complex="Arial"/>
      <style:paragraph-properties/>
    </style:style>
    <style:style style:parent-style-name="742" style:display-name="T173" style:family="text" style:name="1513">
      <style:text-properties fo:font-family="Courier New" style:font-family-complex="Courier New"/>
      <style:paragraph-properties/>
    </style:style>
    <style:style style:parent-style-name="742" style:display-name="T174" style:family="text" style:name="1514">
      <style:text-properties fo:font-family="Wingdings" style:font-family-complex="Wingdings"/>
      <style:paragraph-properties/>
    </style:style>
    <style:style style:parent-style-name="742" style:display-name="T175" style:family="text" style:name="1515">
      <style:text-properties fo:font-family="Symbol" style:font-family-complex="Symbol"/>
      <style:paragraph-properties/>
    </style:style>
    <style:style style:parent-style-name="742" style:display-name="T176" style:family="text" style:name="1516">
      <style:text-properties fo:font-family="Courier New" style:font-family-complex="Courier New"/>
      <style:paragraph-properties/>
    </style:style>
    <style:style style:parent-style-name="742" style:display-name="T177" style:family="text" style:name="1517">
      <style:text-properties fo:font-family="Wingdings" style:font-family-complex="Wingdings"/>
      <style:paragraph-properties/>
    </style:style>
    <style:style style:parent-style-name="742" style:display-name="T178" style:family="text" style:name="1518">
      <style:text-properties fo:font-family="Symbol" style:font-family-complex="Symbol"/>
      <style:paragraph-properties/>
    </style:style>
    <style:style style:parent-style-name="742" style:display-name="T179" style:family="text" style:name="1519">
      <style:text-properties fo:font-family="Courier New" style:font-family-complex="Courier New"/>
      <style:paragraph-properties/>
    </style:style>
    <style:style style:parent-style-name="742" style:display-name="T180" style:family="text" style:name="1520">
      <style:text-properties fo:font-family="Wingdings" style:font-family-complex="Wingdings"/>
      <style:paragraph-properties/>
    </style:style>
    <style:style style:parent-style-name="742" style:display-name="T181" style:family="text" style:name="1521">
      <style:text-properties fo:font-family="Arial" style:font-family-complex="Arial"/>
      <style:paragraph-properties/>
    </style:style>
    <style:style style:parent-style-name="742" style:display-name="T182" style:family="text" style:name="1522">
      <style:text-properties fo:font-family="Courier New" style:font-family-complex="Courier New"/>
      <style:paragraph-properties/>
    </style:style>
    <style:style style:parent-style-name="742" style:display-name="T183" style:family="text" style:name="1523">
      <style:text-properties fo:font-family="Wingdings" style:font-family-complex="Wingdings"/>
      <style:paragraph-properties/>
    </style:style>
    <style:style style:parent-style-name="742" style:display-name="T184" style:family="text" style:name="1524">
      <style:text-properties fo:font-family="Symbol" style:font-family-complex="Symbol"/>
      <style:paragraph-properties/>
    </style:style>
    <style:style style:parent-style-name="742" style:display-name="T185" style:family="text" style:name="1525">
      <style:text-properties fo:font-family="Courier New" style:font-family-complex="Courier New"/>
      <style:paragraph-properties/>
    </style:style>
    <style:style style:parent-style-name="742" style:display-name="T186" style:family="text" style:name="1526">
      <style:text-properties fo:font-family="Wingdings" style:font-family-complex="Wingdings"/>
      <style:paragraph-properties/>
    </style:style>
    <style:style style:parent-style-name="742" style:display-name="T187" style:family="text" style:name="1527">
      <style:text-properties fo:font-family="Symbol" style:font-family-complex="Symbol"/>
      <style:paragraph-properties/>
    </style:style>
    <style:style style:parent-style-name="742" style:display-name="T188" style:family="text" style:name="1528">
      <style:text-properties fo:font-family="Courier New" style:font-family-complex="Courier New"/>
      <style:paragraph-properties/>
    </style:style>
    <style:style style:parent-style-name="742" style:display-name="T189" style:family="text" style:name="1529">
      <style:text-properties fo:font-family="Wingdings" style:font-family-complex="Wingdings"/>
      <style:paragraph-properties/>
    </style:style>
    <style:style style:parent-style-name="742" style:display-name="T190" style:family="text" style:name="1530">
      <style:text-properties fo:font-family="Arial" style:font-family-complex="Arial"/>
      <style:paragraph-properties/>
    </style:style>
    <style:style style:parent-style-name="742" style:display-name="T191" style:family="text" style:name="1531">
      <style:text-properties fo:font-family="Courier New" style:font-family-complex="Courier New"/>
      <style:paragraph-properties/>
    </style:style>
    <style:style style:parent-style-name="742" style:display-name="T192" style:family="text" style:name="1532">
      <style:text-properties fo:font-family="Wingdings" style:font-family-complex="Wingdings"/>
      <style:paragraph-properties/>
    </style:style>
    <style:style style:parent-style-name="742" style:display-name="T193" style:family="text" style:name="1533">
      <style:text-properties fo:font-family="Symbol" style:font-family-complex="Symbol"/>
      <style:paragraph-properties/>
    </style:style>
    <style:style style:parent-style-name="742" style:display-name="T194" style:family="text" style:name="1534">
      <style:text-properties fo:font-family="Courier New" style:font-family-complex="Courier New"/>
      <style:paragraph-properties/>
    </style:style>
    <style:style style:parent-style-name="742" style:display-name="T195" style:family="text" style:name="1535">
      <style:text-properties fo:font-family="Wingdings" style:font-family-complex="Wingdings"/>
      <style:paragraph-properties/>
    </style:style>
    <style:style style:parent-style-name="742" style:display-name="T196" style:family="text" style:name="1536">
      <style:text-properties fo:font-family="Symbol" style:font-family-complex="Symbol"/>
      <style:paragraph-properties/>
    </style:style>
    <style:style style:parent-style-name="742" style:display-name="T197" style:family="text" style:name="1537">
      <style:text-properties fo:font-family="Courier New" style:font-family-complex="Courier New"/>
      <style:paragraph-properties/>
    </style:style>
    <style:style style:parent-style-name="742" style:display-name="T198" style:family="text" style:name="1538">
      <style:text-properties fo:font-family="Wingdings" style:font-family-complex="Wingdings"/>
      <style:paragraph-properties/>
    </style:style>
    <style:style style:parent-style-name="742" style:display-name="T199" style:family="text" style:name="1539">
      <style:text-properties fo:font-family="Arial" style:font-family-complex="Arial"/>
      <style:paragraph-properties/>
    </style:style>
    <style:style style:parent-style-name="742" style:display-name="T200" style:family="text" style:name="1540">
      <style:text-properties fo:font-family="Courier New" style:font-family-complex="Courier New"/>
      <style:paragraph-properties/>
    </style:style>
    <style:style style:parent-style-name="742" style:display-name="T201" style:family="text" style:name="1541">
      <style:text-properties fo:font-family="Wingdings" style:font-family-complex="Wingdings"/>
      <style:paragraph-properties/>
    </style:style>
    <style:style style:parent-style-name="742" style:display-name="T202" style:family="text" style:name="1542">
      <style:text-properties fo:font-family="Symbol" style:font-family-complex="Symbol"/>
      <style:paragraph-properties/>
    </style:style>
    <style:style style:parent-style-name="742" style:display-name="T203" style:family="text" style:name="1543">
      <style:text-properties fo:font-family="Courier New" style:font-family-complex="Courier New"/>
      <style:paragraph-properties/>
    </style:style>
    <style:style style:parent-style-name="742" style:display-name="T204" style:family="text" style:name="1544">
      <style:text-properties fo:font-family="Wingdings" style:font-family-complex="Wingdings"/>
      <style:paragraph-properties/>
    </style:style>
    <style:style style:parent-style-name="742" style:display-name="T205" style:family="text" style:name="1545">
      <style:text-properties fo:font-family="Symbol" style:font-family-complex="Symbol"/>
      <style:paragraph-properties/>
    </style:style>
    <style:style style:parent-style-name="742" style:display-name="T206" style:family="text" style:name="1546">
      <style:text-properties fo:font-family="Courier New" style:font-family-complex="Courier New"/>
      <style:paragraph-properties/>
    </style:style>
    <style:style style:parent-style-name="742" style:display-name="T207" style:family="text" style:name="1547">
      <style:text-properties fo:font-family="Wingdings" style:font-family-complex="Wingdings"/>
      <style:paragraph-properties/>
    </style:style>
    <style:style style:parent-style-name="742" style:display-name="T208" style:family="text" style:name="1548">
      <style:text-properties fo:font-family="Arial" style:font-family-complex="Arial"/>
      <style:paragraph-properties/>
    </style:style>
    <style:style style:parent-style-name="742" style:display-name="T209" style:family="text" style:name="1549">
      <style:text-properties fo:font-family="Courier New" style:font-family-complex="Courier New"/>
      <style:paragraph-properties/>
    </style:style>
    <style:style style:parent-style-name="742" style:display-name="T210" style:family="text" style:name="1550">
      <style:text-properties fo:font-family="Wingdings" style:font-family-complex="Wingdings"/>
      <style:paragraph-properties/>
    </style:style>
    <style:style style:parent-style-name="742" style:display-name="T211" style:family="text" style:name="1551">
      <style:text-properties fo:font-family="Symbol" style:font-family-complex="Symbol"/>
      <style:paragraph-properties/>
    </style:style>
    <style:style style:parent-style-name="742" style:display-name="T212" style:family="text" style:name="1552">
      <style:text-properties fo:font-family="Courier New" style:font-family-complex="Courier New"/>
      <style:paragraph-properties/>
    </style:style>
    <style:style style:parent-style-name="742" style:display-name="T213" style:family="text" style:name="1553">
      <style:text-properties fo:font-family="Wingdings" style:font-family-complex="Wingdings"/>
      <style:paragraph-properties/>
    </style:style>
    <style:style style:parent-style-name="742" style:display-name="T214" style:family="text" style:name="1554">
      <style:text-properties fo:font-family="Symbol" style:font-family-complex="Symbol"/>
      <style:paragraph-properties/>
    </style:style>
    <style:style style:parent-style-name="742" style:display-name="T215" style:family="text" style:name="1555">
      <style:text-properties fo:font-family="Courier New" style:font-family-complex="Courier New"/>
      <style:paragraph-properties/>
    </style:style>
    <style:style style:parent-style-name="742" style:display-name="T216" style:family="text" style:name="1556">
      <style:text-properties fo:font-family="Wingdings" style:font-family-complex="Wingdings"/>
      <style:paragraph-properties/>
    </style:style>
    <style:style style:parent-style-name="742" style:display-name="T217" style:family="text" style:name="1557">
      <style:text-properties fo:font-family="Arial" style:font-family-complex="Arial"/>
      <style:paragraph-properties/>
    </style:style>
    <style:style style:parent-style-name="742" style:display-name="T218" style:family="text" style:name="1558">
      <style:text-properties fo:font-family="Courier New" style:font-family-complex="Courier New"/>
      <style:paragraph-properties/>
    </style:style>
    <style:style style:parent-style-name="742" style:display-name="T219" style:family="text" style:name="1559">
      <style:text-properties fo:font-family="Wingdings" style:font-family-complex="Wingdings"/>
      <style:paragraph-properties/>
    </style:style>
    <style:style style:parent-style-name="742" style:display-name="T220" style:family="text" style:name="1560">
      <style:text-properties fo:font-family="Symbol" style:font-family-complex="Symbol"/>
      <style:paragraph-properties/>
    </style:style>
    <style:style style:parent-style-name="742" style:display-name="T221" style:family="text" style:name="1561">
      <style:text-properties fo:font-family="Courier New" style:font-family-complex="Courier New"/>
      <style:paragraph-properties/>
    </style:style>
    <style:style style:parent-style-name="742" style:display-name="T222" style:family="text" style:name="1562">
      <style:text-properties fo:font-family="Wingdings" style:font-family-complex="Wingdings"/>
      <style:paragraph-properties/>
    </style:style>
    <style:style style:parent-style-name="742" style:display-name="T223" style:family="text" style:name="1563">
      <style:text-properties fo:font-family="Symbol" style:font-family-complex="Symbol"/>
      <style:paragraph-properties/>
    </style:style>
    <style:style style:parent-style-name="742" style:display-name="T224" style:family="text" style:name="1564">
      <style:text-properties fo:font-family="Courier New" style:font-family-complex="Courier New"/>
      <style:paragraph-properties/>
    </style:style>
    <style:style style:parent-style-name="742" style:display-name="T225" style:family="text" style:name="1565">
      <style:text-properties fo:font-family="Wingdings" style:font-family-complex="Wingdings"/>
      <style:paragraph-properties/>
    </style:style>
    <style:style style:parent-style-name="742" style:display-name="T226" style:family="text" style:name="1566">
      <style:text-properties fo:font-family="Arial" style:font-family-complex="Arial"/>
      <style:paragraph-properties/>
    </style:style>
    <style:style style:parent-style-name="742" style:display-name="T227" style:family="text" style:name="1567">
      <style:text-properties fo:font-family="Courier New" style:font-family-complex="Courier New"/>
      <style:paragraph-properties/>
    </style:style>
    <style:style style:parent-style-name="742" style:display-name="T228" style:family="text" style:name="1568">
      <style:text-properties fo:font-family="Wingdings" style:font-family-complex="Wingdings"/>
      <style:paragraph-properties/>
    </style:style>
    <style:style style:parent-style-name="742" style:display-name="T229" style:family="text" style:name="1569">
      <style:text-properties fo:font-family="Symbol" style:font-family-complex="Symbol"/>
      <style:paragraph-properties/>
    </style:style>
    <style:style style:parent-style-name="742" style:display-name="T230" style:family="text" style:name="1570">
      <style:text-properties fo:font-family="Courier New" style:font-family-complex="Courier New"/>
      <style:paragraph-properties/>
    </style:style>
    <style:style style:parent-style-name="742" style:display-name="T231" style:family="text" style:name="1571">
      <style:text-properties fo:font-family="Wingdings" style:font-family-complex="Wingdings"/>
      <style:paragraph-properties/>
    </style:style>
    <style:style style:parent-style-name="742" style:display-name="T232" style:family="text" style:name="1572">
      <style:text-properties fo:font-family="Symbol" style:font-family-complex="Symbol"/>
      <style:paragraph-properties/>
    </style:style>
    <style:style style:parent-style-name="742" style:display-name="T233" style:family="text" style:name="1573">
      <style:text-properties fo:font-family="Courier New" style:font-family-complex="Courier New"/>
      <style:paragraph-properties/>
    </style:style>
    <style:style style:parent-style-name="742" style:display-name="T234" style:family="text" style:name="1574">
      <style:text-properties fo:font-family="Wingdings" style:font-family-complex="Wingdings"/>
      <style:paragraph-properties/>
    </style:style>
    <style:style style:parent-style-name="742" style:display-name="T235" style:family="text" style:name="1575">
      <style:text-properties fo:font-family="Arial" style:font-family-complex="Arial"/>
      <style:paragraph-properties/>
    </style:style>
    <style:style style:parent-style-name="742" style:display-name="T236" style:family="text" style:name="1576">
      <style:text-properties fo:font-family="Courier New" style:font-family-complex="Courier New"/>
      <style:paragraph-properties/>
    </style:style>
    <style:style style:parent-style-name="742" style:display-name="T237" style:family="text" style:name="1577">
      <style:text-properties fo:font-family="Wingdings" style:font-family-complex="Wingdings"/>
      <style:paragraph-properties/>
    </style:style>
    <style:style style:parent-style-name="742" style:display-name="T238" style:family="text" style:name="1578">
      <style:text-properties fo:font-family="Symbol" style:font-family-complex="Symbol"/>
      <style:paragraph-properties/>
    </style:style>
    <style:style style:parent-style-name="742" style:display-name="T239" style:family="text" style:name="1579">
      <style:text-properties fo:font-family="Courier New" style:font-family-complex="Courier New"/>
      <style:paragraph-properties/>
    </style:style>
    <style:style style:parent-style-name="742" style:display-name="T240" style:family="text" style:name="1580">
      <style:text-properties fo:font-family="Wingdings" style:font-family-complex="Wingdings"/>
      <style:paragraph-properties/>
    </style:style>
    <style:style style:parent-style-name="742" style:display-name="T241" style:family="text" style:name="1581">
      <style:text-properties fo:font-family="Symbol" style:font-family-complex="Symbol"/>
      <style:paragraph-properties/>
    </style:style>
    <style:style style:parent-style-name="742" style:display-name="T242" style:family="text" style:name="1582">
      <style:text-properties fo:font-family="Courier New" style:font-family-complex="Courier New"/>
      <style:paragraph-properties/>
    </style:style>
    <style:style style:parent-style-name="742" style:display-name="T243" style:family="text" style:name="1583">
      <style:text-properties fo:font-family="Wingdings" style:font-family-complex="Wingdings"/>
      <style:paragraph-properties/>
    </style:style>
    <style:style style:family="text" style:name="T1">
      <style:text-properties fo:font-family="Arial" style:font-family-complex="Arial"/>
    </style:style>
    <style:style style:family="text" style:name="T2">
      <style:text-properties fo:font-family="Courier New" style:font-family-complex="Courier New"/>
    </style:style>
    <style:style style:family="text" style:name="T3">
      <style:text-properties fo:font-family="Wingdings" style:font-family-complex="Wingdings"/>
    </style:style>
    <style:style style:family="text" style:name="T4">
      <style:text-properties fo:font-family="Symbol" style:font-family-complex="Symbol"/>
    </style:style>
    <style:style style:family="text" style:name="T5">
      <style:text-properties fo:font-family="Courier New" style:font-family-complex="Courier New"/>
    </style:style>
    <style:style style:family="text" style:name="T6">
      <style:text-properties fo:font-family="Wingdings" style:font-family-complex="Wingdings"/>
    </style:style>
    <style:style style:family="text" style:name="T7">
      <style:text-properties fo:font-family="Symbol" style:font-family-complex="Symbol"/>
    </style:style>
    <style:style style:family="text" style:name="T8">
      <style:text-properties fo:font-family="Courier New" style:font-family-complex="Courier New"/>
    </style:style>
    <style:style style:family="text" style:name="T9">
      <style:text-properties fo:font-family="Wingdings" style:font-family-complex="Wingdings"/>
    </style:style>
    <style:style style:family="text" style:name="T10">
      <style:text-properties fo:font-family="Arial" style:font-family-complex="Arial"/>
    </style:style>
    <style:style style:family="text" style:name="T11">
      <style:text-properties fo:font-family="Courier New" style:font-family-complex="Courier New"/>
    </style:style>
    <style:style style:family="text" style:name="T12">
      <style:text-properties fo:font-family="Wingdings" style:font-family-complex="Wingdings"/>
    </style:style>
    <style:style style:family="text" style:name="T13">
      <style:text-properties fo:font-family="Symbol" style:font-family-complex="Symbol"/>
    </style:style>
    <style:style style:family="text" style:name="T14">
      <style:text-properties fo:font-family="Courier New" style:font-family-complex="Courier New"/>
    </style:style>
    <style:style style:family="text" style:name="T15">
      <style:text-properties fo:font-family="Wingdings" style:font-family-complex="Wingdings"/>
    </style:style>
    <style:style style:family="text" style:name="T16">
      <style:text-properties fo:font-family="Symbol" style:font-family-complex="Symbol"/>
    </style:style>
    <style:style style:family="text" style:name="T17">
      <style:text-properties fo:font-family="Courier New" style:font-family-complex="Courier New"/>
    </style:style>
    <style:style style:family="text" style:name="T18">
      <style:text-properties fo:font-family="Wingdings" style:font-family-complex="Wingdings"/>
    </style:style>
    <style:style style:family="text" style:name="T19">
      <style:text-properties fo:font-family="Arial" style:font-family-complex="Arial"/>
    </style:style>
    <style:style style:family="text" style:name="T20">
      <style:text-properties fo:font-family="Courier New" style:font-family-complex="Courier New"/>
    </style:style>
    <style:style style:family="text" style:name="T21">
      <style:text-properties fo:font-family="Wingdings" style:font-family-complex="Wingdings"/>
    </style:style>
    <style:style style:family="text" style:name="T22">
      <style:text-properties fo:font-family="Symbol" style:font-family-complex="Symbol"/>
    </style:style>
    <style:style style:family="text" style:name="T23">
      <style:text-properties fo:font-family="Courier New" style:font-family-complex="Courier New"/>
    </style:style>
    <style:style style:family="text" style:name="T24">
      <style:text-properties fo:font-family="Wingdings" style:font-family-complex="Wingdings"/>
    </style:style>
    <style:style style:family="text" style:name="T25">
      <style:text-properties fo:font-family="Symbol" style:font-family-complex="Symbol"/>
    </style:style>
    <style:style style:family="text" style:name="T26">
      <style:text-properties fo:font-family="Courier New" style:font-family-complex="Courier New"/>
    </style:style>
    <style:style style:family="text" style:name="T27">
      <style:text-properties fo:font-family="Wingdings" style:font-family-complex="Wingdings"/>
    </style:style>
    <style:style style:family="text" style:name="T28">
      <style:text-properties fo:font-family="Arial" style:font-family-complex="Arial"/>
    </style:style>
    <style:style style:family="text" style:name="T29">
      <style:text-properties fo:font-family="Courier New" style:font-family-complex="Courier New"/>
    </style:style>
    <style:style style:family="text" style:name="T30">
      <style:text-properties fo:font-family="Wingdings" style:font-family-complex="Wingdings"/>
    </style:style>
    <style:style style:family="text" style:name="T31">
      <style:text-properties fo:font-family="Symbol" style:font-family-complex="Symbol"/>
    </style:style>
    <style:style style:family="text" style:name="T32">
      <style:text-properties fo:font-family="Courier New" style:font-family-complex="Courier New"/>
    </style:style>
    <style:style style:family="text" style:name="T33">
      <style:text-properties fo:font-family="Wingdings" style:font-family-complex="Wingdings"/>
    </style:style>
    <style:style style:family="text" style:name="T34">
      <style:text-properties fo:font-family="Symbol" style:font-family-complex="Symbol"/>
    </style:style>
    <style:style style:family="text" style:name="T35">
      <style:text-properties fo:font-family="Courier New" style:font-family-complex="Courier New"/>
    </style:style>
    <style:style style:family="text" style:name="T36">
      <style:text-properties fo:font-family="Wingdings" style:font-family-complex="Wingdings"/>
    </style:style>
    <style:style style:family="text" style:name="T37">
      <style:text-properties fo:font-family="Arial" style:font-family-complex="Arial"/>
    </style:style>
    <style:style style:family="text" style:name="T38">
      <style:text-properties fo:font-family="Courier New" style:font-family-complex="Courier New"/>
    </style:style>
    <style:style style:family="text" style:name="T39">
      <style:text-properties fo:font-family="Wingdings" style:font-family-complex="Wingdings"/>
    </style:style>
    <style:style style:family="text" style:name="T40">
      <style:text-properties fo:font-family="Symbol" style:font-family-complex="Symbol"/>
    </style:style>
    <style:style style:family="text" style:name="T41">
      <style:text-properties fo:font-family="Courier New" style:font-family-complex="Courier New"/>
    </style:style>
    <style:style style:family="text" style:name="T42">
      <style:text-properties fo:font-family="Wingdings" style:font-family-complex="Wingdings"/>
    </style:style>
    <style:style style:family="text" style:name="T43">
      <style:text-properties fo:font-family="Symbol" style:font-family-complex="Symbol"/>
    </style:style>
    <style:style style:family="text" style:name="T44">
      <style:text-properties fo:font-family="Courier New" style:font-family-complex="Courier New"/>
    </style:style>
    <style:style style:family="text" style:name="T45">
      <style:text-properties fo:font-family="Wingdings" style:font-family-complex="Wingdings"/>
    </style:style>
    <style:style style:family="text" style:name="T46">
      <style:text-properties fo:font-family="Arial" style:font-family-complex="Arial"/>
    </style:style>
    <style:style style:family="text" style:name="T47">
      <style:text-properties fo:font-family="Courier New" style:font-family-complex="Courier New"/>
    </style:style>
    <style:style style:family="text" style:name="T48">
      <style:text-properties fo:font-family="Wingdings" style:font-family-complex="Wingdings"/>
    </style:style>
    <style:style style:family="text" style:name="T49">
      <style:text-properties fo:font-family="Symbol" style:font-family-complex="Symbol"/>
    </style:style>
    <style:style style:family="text" style:name="T50">
      <style:text-properties fo:font-family="Courier New" style:font-family-complex="Courier New"/>
    </style:style>
    <style:style style:family="text" style:name="T51">
      <style:text-properties fo:font-family="Wingdings" style:font-family-complex="Wingdings"/>
    </style:style>
    <style:style style:family="text" style:name="T52">
      <style:text-properties fo:font-family="Symbol" style:font-family-complex="Symbol"/>
    </style:style>
    <style:style style:family="text" style:name="T53">
      <style:text-properties fo:font-family="Courier New" style:font-family-complex="Courier New"/>
    </style:style>
    <style:style style:family="text" style:name="T54">
      <style:text-properties fo:font-family="Wingdings" style:font-family-complex="Wingdings"/>
    </style:style>
    <style:style style:family="text" style:name="T55">
      <style:text-properties fo:font-family="Arial" style:font-family-complex="Arial"/>
    </style:style>
    <style:style style:family="text" style:name="T56">
      <style:text-properties fo:font-family="Courier New" style:font-family-complex="Courier New"/>
    </style:style>
    <style:style style:family="text" style:name="T57">
      <style:text-properties fo:font-family="Wingdings" style:font-family-complex="Wingdings"/>
    </style:style>
    <style:style style:family="text" style:name="T58">
      <style:text-properties fo:font-family="Symbol" style:font-family-complex="Symbol"/>
    </style:style>
    <style:style style:family="text" style:name="T59">
      <style:text-properties fo:font-family="Courier New" style:font-family-complex="Courier New"/>
    </style:style>
    <style:style style:family="text" style:name="T60">
      <style:text-properties fo:font-family="Wingdings" style:font-family-complex="Wingdings"/>
    </style:style>
    <style:style style:family="text" style:name="T61">
      <style:text-properties fo:font-family="Symbol" style:font-family-complex="Symbol"/>
    </style:style>
    <style:style style:family="text" style:name="T62">
      <style:text-properties fo:font-family="Courier New" style:font-family-complex="Courier New"/>
    </style:style>
    <style:style style:family="text" style:name="T63">
      <style:text-properties fo:font-family="Wingdings" style:font-family-complex="Wingdings"/>
    </style:style>
    <style:style style:family="text" style:name="T64">
      <style:text-properties fo:font-family="Symbol" style:font-family-complex="Symbol"/>
    </style:style>
    <style:style style:family="text" style:name="T65">
      <style:text-properties fo:font-family="Courier New" style:font-family-complex="Courier New"/>
    </style:style>
    <style:style style:family="text" style:name="T66">
      <style:text-properties fo:font-family="Wingdings" style:font-family-complex="Wingdings"/>
    </style:style>
    <style:style style:family="text" style:name="T67">
      <style:text-properties fo:font-family="Symbol" style:font-family-complex="Symbol"/>
    </style:style>
    <style:style style:family="text" style:name="T68">
      <style:text-properties fo:font-family="Courier New" style:font-family-complex="Courier New"/>
    </style:style>
    <style:style style:family="text" style:name="T69">
      <style:text-properties fo:font-family="Wingdings" style:font-family-complex="Wingdings"/>
    </style:style>
    <style:style style:family="text" style:name="T70">
      <style:text-properties fo:font-family="Symbol" style:font-family-complex="Symbol"/>
    </style:style>
    <style:style style:family="text" style:name="T71">
      <style:text-properties fo:font-family="Courier New" style:font-family-complex="Courier New"/>
    </style:style>
    <style:style style:family="text" style:name="T72">
      <style:text-properties fo:font-family="Wingdings" style:font-family-complex="Wingdings"/>
    </style:style>
    <style:style style:family="text" style:name="T73">
      <style:text-properties fo:font-family="Arial" style:font-family-complex="Arial"/>
    </style:style>
    <style:style style:family="text" style:name="T74">
      <style:text-properties fo:font-family="Courier New" style:font-family-complex="Courier New"/>
    </style:style>
    <style:style style:family="text" style:name="T75">
      <style:text-properties fo:font-family="Wingdings" style:font-family-complex="Wingdings"/>
    </style:style>
    <style:style style:family="text" style:name="T76">
      <style:text-properties fo:font-family="Symbol" style:font-family-complex="Symbol"/>
    </style:style>
    <style:style style:family="text" style:name="T77">
      <style:text-properties fo:font-family="Courier New" style:font-family-complex="Courier New"/>
    </style:style>
    <style:style style:family="text" style:name="T78">
      <style:text-properties fo:font-family="Wingdings" style:font-family-complex="Wingdings"/>
    </style:style>
    <style:style style:family="text" style:name="T79">
      <style:text-properties fo:font-family="Symbol" style:font-family-complex="Symbol"/>
    </style:style>
    <style:style style:family="text" style:name="T80">
      <style:text-properties fo:font-family="Courier New" style:font-family-complex="Courier New"/>
    </style:style>
    <style:style style:family="text" style:name="T81">
      <style:text-properties fo:font-family="Wingdings" style:font-family-complex="Wingdings"/>
    </style:style>
    <style:style style:family="text" style:name="T82">
      <style:text-properties fo:font-family="Arial" style:font-family-complex="Arial"/>
    </style:style>
    <style:style style:family="text" style:name="T83">
      <style:text-properties fo:font-family="Courier New" style:font-family-complex="Courier New"/>
    </style:style>
    <style:style style:family="text" style:name="T84">
      <style:text-properties fo:font-family="Wingdings" style:font-family-complex="Wingdings"/>
    </style:style>
    <style:style style:family="text" style:name="T85">
      <style:text-properties fo:font-family="Symbol" style:font-family-complex="Symbol"/>
    </style:style>
    <style:style style:family="text" style:name="T86">
      <style:text-properties fo:font-family="Courier New" style:font-family-complex="Courier New"/>
    </style:style>
    <style:style style:family="text" style:name="T87">
      <style:text-properties fo:font-family="Wingdings" style:font-family-complex="Wingdings"/>
    </style:style>
    <style:style style:family="text" style:name="T88">
      <style:text-properties fo:font-family="Symbol" style:font-family-complex="Symbol"/>
    </style:style>
    <style:style style:family="text" style:name="T89">
      <style:text-properties fo:font-family="Courier New" style:font-family-complex="Courier New"/>
    </style:style>
    <style:style style:family="text" style:name="T90">
      <style:text-properties fo:font-family="Wingdings" style:font-family-complex="Wingdings"/>
    </style:style>
    <style:style style:family="text" style:name="T91">
      <style:text-properties fo:font-family="Arial" style:font-family-complex="Arial"/>
    </style:style>
    <style:style style:family="text" style:name="T92">
      <style:text-properties fo:font-family="Courier New" style:font-family-complex="Courier New"/>
    </style:style>
    <style:style style:family="text" style:name="T93">
      <style:text-properties fo:font-family="Wingdings" style:font-family-complex="Wingdings"/>
    </style:style>
    <style:style style:family="text" style:name="T94">
      <style:text-properties fo:font-family="Symbol" style:font-family-complex="Symbol"/>
    </style:style>
    <style:style style:family="text" style:name="T95">
      <style:text-properties fo:font-family="Courier New" style:font-family-complex="Courier New"/>
    </style:style>
    <style:style style:family="text" style:name="T96">
      <style:text-properties fo:font-family="Wingdings" style:font-family-complex="Wingdings"/>
    </style:style>
    <style:style style:family="text" style:name="T97">
      <style:text-properties fo:font-family="Symbol" style:font-family-complex="Symbol"/>
    </style:style>
    <style:style style:family="text" style:name="T98">
      <style:text-properties fo:font-family="Courier New" style:font-family-complex="Courier New"/>
    </style:style>
    <style:style style:family="text" style:name="T99">
      <style:text-properties fo:font-family="Wingdings" style:font-family-complex="Wingdings"/>
    </style:style>
    <style:style style:family="text" style:name="T100">
      <style:text-properties fo:font-family="Arial" style:font-family-complex="Arial"/>
    </style:style>
    <style:style style:family="text" style:name="T101">
      <style:text-properties fo:font-family="Courier New" style:font-family-complex="Courier New"/>
    </style:style>
    <style:style style:family="text" style:name="T102">
      <style:text-properties fo:font-family="Wingdings" style:font-family-complex="Wingdings"/>
    </style:style>
    <style:style style:family="text" style:name="T103">
      <style:text-properties fo:font-family="Symbol" style:font-family-complex="Symbol"/>
    </style:style>
    <style:style style:family="text" style:name="T104">
      <style:text-properties fo:font-family="Courier New" style:font-family-complex="Courier New"/>
    </style:style>
    <style:style style:family="text" style:name="T105">
      <style:text-properties fo:font-family="Wingdings" style:font-family-complex="Wingdings"/>
    </style:style>
    <style:style style:family="text" style:name="T106">
      <style:text-properties fo:font-family="Symbol" style:font-family-complex="Symbol"/>
    </style:style>
    <style:style style:family="text" style:name="T107">
      <style:text-properties fo:font-family="Courier New" style:font-family-complex="Courier New"/>
    </style:style>
    <style:style style:family="text" style:name="T108">
      <style:text-properties fo:font-family="Wingdings" style:font-family-complex="Wingdings"/>
    </style:style>
    <style:style style:family="text" style:name="T109">
      <style:text-properties fo:font-family="Arial" style:font-family-complex="Arial"/>
    </style:style>
    <style:style style:family="text" style:name="T110">
      <style:text-properties fo:font-family="Courier New" style:font-family-complex="Courier New"/>
    </style:style>
    <style:style style:family="text" style:name="T111">
      <style:text-properties fo:font-family="Wingdings" style:font-family-complex="Wingdings"/>
    </style:style>
    <style:style style:family="text" style:name="T112">
      <style:text-properties fo:font-family="Symbol" style:font-family-complex="Symbol"/>
    </style:style>
    <style:style style:family="text" style:name="T113">
      <style:text-properties fo:font-family="Courier New" style:font-family-complex="Courier New"/>
    </style:style>
    <style:style style:family="text" style:name="T114">
      <style:text-properties fo:font-family="Wingdings" style:font-family-complex="Wingdings"/>
    </style:style>
    <style:style style:family="text" style:name="T115">
      <style:text-properties fo:font-family="Symbol" style:font-family-complex="Symbol"/>
    </style:style>
    <style:style style:family="text" style:name="T116">
      <style:text-properties fo:font-family="Courier New" style:font-family-complex="Courier New"/>
    </style:style>
    <style:style style:family="text" style:name="T117">
      <style:text-properties fo:font-family="Wingdings" style:font-family-complex="Wingdings"/>
    </style:style>
    <style:style style:family="text" style:name="T118">
      <style:text-properties fo:font-family="Arial" style:font-family-complex="Arial"/>
    </style:style>
    <style:style style:family="text" style:name="T119">
      <style:text-properties fo:font-family="Courier New" style:font-family-complex="Courier New"/>
    </style:style>
    <style:style style:family="text" style:name="T120">
      <style:text-properties fo:font-family="Wingdings" style:font-family-complex="Wingdings"/>
    </style:style>
    <style:style style:family="text" style:name="T121">
      <style:text-properties fo:font-family="Symbol" style:font-family-complex="Symbol"/>
    </style:style>
    <style:style style:family="text" style:name="T122">
      <style:text-properties fo:font-family="Courier New" style:font-family-complex="Courier New"/>
    </style:style>
    <style:style style:family="text" style:name="T123">
      <style:text-properties fo:font-family="Wingdings" style:font-family-complex="Wingdings"/>
    </style:style>
    <style:style style:family="text" style:name="T124">
      <style:text-properties fo:font-family="Symbol" style:font-family-complex="Symbol"/>
    </style:style>
    <style:style style:family="text" style:name="T125">
      <style:text-properties fo:font-family="Courier New" style:font-family-complex="Courier New"/>
    </style:style>
    <style:style style:family="text" style:name="T126">
      <style:text-properties fo:font-family="Wingdings" style:font-family-complex="Wingdings"/>
    </style:style>
    <style:style style:family="text" style:name="T127">
      <style:text-properties fo:font-family="Arial" style:font-family-complex="Arial"/>
    </style:style>
    <style:style style:family="text" style:name="T128">
      <style:text-properties fo:font-family="Courier New" style:font-family-complex="Courier New"/>
    </style:style>
    <style:style style:family="text" style:name="T129">
      <style:text-properties fo:font-family="Wingdings" style:font-family-complex="Wingdings"/>
    </style:style>
    <style:style style:family="text" style:name="T130">
      <style:text-properties fo:font-family="Symbol" style:font-family-complex="Symbol"/>
    </style:style>
    <style:style style:family="text" style:name="T131">
      <style:text-properties fo:font-family="Courier New" style:font-family-complex="Courier New"/>
    </style:style>
    <style:style style:family="text" style:name="T132">
      <style:text-properties fo:font-family="Wingdings" style:font-family-complex="Wingdings"/>
    </style:style>
    <style:style style:family="text" style:name="T133">
      <style:text-properties fo:font-family="Symbol" style:font-family-complex="Symbol"/>
    </style:style>
    <style:style style:family="text" style:name="T134">
      <style:text-properties fo:font-family="Courier New" style:font-family-complex="Courier New"/>
    </style:style>
    <style:style style:family="text" style:name="T135">
      <style:text-properties fo:font-family="Wingdings" style:font-family-complex="Wingdings"/>
    </style:style>
    <style:style style:family="text" style:name="T136">
      <style:text-properties fo:font-family="Arial" style:font-family-complex="Arial"/>
    </style:style>
    <style:style style:family="text" style:name="T137">
      <style:text-properties fo:font-family="Courier New" style:font-family-complex="Courier New"/>
    </style:style>
    <style:style style:family="text" style:name="T138">
      <style:text-properties fo:font-family="Wingdings" style:font-family-complex="Wingdings"/>
    </style:style>
    <style:style style:family="text" style:name="T139">
      <style:text-properties fo:font-family="Symbol" style:font-family-complex="Symbol"/>
    </style:style>
    <style:style style:family="text" style:name="T140">
      <style:text-properties fo:font-family="Courier New" style:font-family-complex="Courier New"/>
    </style:style>
    <style:style style:family="text" style:name="T141">
      <style:text-properties fo:font-family="Wingdings" style:font-family-complex="Wingdings"/>
    </style:style>
    <style:style style:family="text" style:name="T142">
      <style:text-properties fo:font-family="Symbol" style:font-family-complex="Symbol"/>
    </style:style>
    <style:style style:family="text" style:name="T143">
      <style:text-properties fo:font-family="Courier New" style:font-family-complex="Courier New"/>
    </style:style>
    <style:style style:family="text" style:name="T144">
      <style:text-properties fo:font-family="Wingdings" style:font-family-complex="Wingdings"/>
    </style:style>
    <style:style style:family="text" style:name="T145">
      <style:text-properties fo:font-family="Arial" style:font-family-complex="Arial"/>
    </style:style>
    <style:style style:family="text" style:name="T146">
      <style:text-properties fo:font-family="Courier New" style:font-family-complex="Courier New"/>
    </style:style>
    <style:style style:family="text" style:name="T147">
      <style:text-properties fo:font-family="Wingdings" style:font-family-complex="Wingdings"/>
    </style:style>
    <style:style style:family="text" style:name="T148">
      <style:text-properties fo:font-family="Symbol" style:font-family-complex="Symbol"/>
    </style:style>
    <style:style style:family="text" style:name="T149">
      <style:text-properties fo:font-family="Courier New" style:font-family-complex="Courier New"/>
    </style:style>
    <style:style style:family="text" style:name="T150">
      <style:text-properties fo:font-family="Wingdings" style:font-family-complex="Wingdings"/>
    </style:style>
    <style:style style:family="text" style:name="T151">
      <style:text-properties fo:font-family="Symbol" style:font-family-complex="Symbol"/>
    </style:style>
    <style:style style:family="text" style:name="T152">
      <style:text-properties fo:font-family="Courier New" style:font-family-complex="Courier New"/>
    </style:style>
    <style:style style:family="text" style:name="T153">
      <style:text-properties fo:font-family="Wingdings" style:font-family-complex="Wingdings"/>
    </style:style>
    <style:style style:family="text" style:name="T154">
      <style:text-properties fo:font-family="Arial" style:font-family-complex="Arial"/>
    </style:style>
    <style:style style:family="text" style:name="T155">
      <style:text-properties fo:font-family="Courier New" style:font-family-complex="Courier New"/>
    </style:style>
    <style:style style:family="text" style:name="T156">
      <style:text-properties fo:font-family="Wingdings" style:font-family-complex="Wingdings"/>
    </style:style>
    <style:style style:family="text" style:name="T157">
      <style:text-properties fo:font-family="Symbol" style:font-family-complex="Symbol"/>
    </style:style>
    <style:style style:family="text" style:name="T158">
      <style:text-properties fo:font-family="Courier New" style:font-family-complex="Courier New"/>
    </style:style>
    <style:style style:family="text" style:name="T159">
      <style:text-properties fo:font-family="Wingdings" style:font-family-complex="Wingdings"/>
    </style:style>
    <style:style style:family="text" style:name="T160">
      <style:text-properties fo:font-family="Symbol" style:font-family-complex="Symbol"/>
    </style:style>
    <style:style style:family="text" style:name="T161">
      <style:text-properties fo:font-family="Courier New" style:font-family-complex="Courier New"/>
    </style:style>
    <style:style style:family="text" style:name="T162">
      <style:text-properties fo:font-family="Wingdings" style:font-family-complex="Wingdings"/>
    </style:style>
    <style:style style:family="text" style:name="T163">
      <style:text-properties fo:font-family="Arial" style:font-family-complex="Arial"/>
    </style:style>
    <style:style style:family="text" style:name="T164">
      <style:text-properties fo:font-family="Courier New" style:font-family-complex="Courier New"/>
    </style:style>
    <style:style style:family="text" style:name="T165">
      <style:text-properties fo:font-family="Wingdings" style:font-family-complex="Wingdings"/>
    </style:style>
    <style:style style:family="text" style:name="T166">
      <style:text-properties fo:font-family="Symbol" style:font-family-complex="Symbol"/>
    </style:style>
    <style:style style:family="text" style:name="T167">
      <style:text-properties fo:font-family="Courier New" style:font-family-complex="Courier New"/>
    </style:style>
    <style:style style:family="text" style:name="T168">
      <style:text-properties fo:font-family="Wingdings" style:font-family-complex="Wingdings"/>
    </style:style>
    <style:style style:family="text" style:name="T169">
      <style:text-properties fo:font-family="Symbol" style:font-family-complex="Symbol"/>
    </style:style>
    <style:style style:family="text" style:name="T170">
      <style:text-properties fo:font-family="Courier New" style:font-family-complex="Courier New"/>
    </style:style>
    <style:style style:family="text" style:name="T171">
      <style:text-properties fo:font-family="Wingdings" style:font-family-complex="Wingdings"/>
    </style:style>
    <style:style style:family="text" style:name="T172">
      <style:text-properties fo:font-family="Arial" style:font-family-complex="Arial"/>
    </style:style>
    <style:style style:family="text" style:name="T173">
      <style:text-properties fo:font-family="Courier New" style:font-family-complex="Courier New"/>
    </style:style>
    <style:style style:family="text" style:name="T174">
      <style:text-properties fo:font-family="Wingdings" style:font-family-complex="Wingdings"/>
    </style:style>
    <style:style style:family="text" style:name="T175">
      <style:text-properties fo:font-family="Symbol" style:font-family-complex="Symbol"/>
    </style:style>
    <style:style style:family="text" style:name="T176">
      <style:text-properties fo:font-family="Courier New" style:font-family-complex="Courier New"/>
    </style:style>
    <style:style style:family="text" style:name="T177">
      <style:text-properties fo:font-family="Wingdings" style:font-family-complex="Wingdings"/>
    </style:style>
    <style:style style:family="text" style:name="T178">
      <style:text-properties fo:font-family="Symbol" style:font-family-complex="Symbol"/>
    </style:style>
    <style:style style:family="text" style:name="T179">
      <style:text-properties fo:font-family="Courier New" style:font-family-complex="Courier New"/>
    </style:style>
    <style:style style:family="text" style:name="T180">
      <style:text-properties fo:font-family="Wingdings" style:font-family-complex="Wingdings"/>
    </style:style>
    <style:style style:family="text" style:name="T181">
      <style:text-properties fo:font-family="Arial" style:font-family-complex="Arial"/>
    </style:style>
    <style:style style:family="text" style:name="T182">
      <style:text-properties fo:font-family="Courier New" style:font-family-complex="Courier New"/>
    </style:style>
    <style:style style:family="text" style:name="T183">
      <style:text-properties fo:font-family="Wingdings" style:font-family-complex="Wingdings"/>
    </style:style>
    <style:style style:family="text" style:name="T184">
      <style:text-properties fo:font-family="Symbol" style:font-family-complex="Symbol"/>
    </style:style>
    <style:style style:family="text" style:name="T185">
      <style:text-properties fo:font-family="Courier New" style:font-family-complex="Courier New"/>
    </style:style>
    <style:style style:family="text" style:name="T186">
      <style:text-properties fo:font-family="Wingdings" style:font-family-complex="Wingdings"/>
    </style:style>
    <style:style style:family="text" style:name="T187">
      <style:text-properties fo:font-family="Symbol" style:font-family-complex="Symbol"/>
    </style:style>
    <style:style style:family="text" style:name="T188">
      <style:text-properties fo:font-family="Courier New" style:font-family-complex="Courier New"/>
    </style:style>
    <style:style style:family="text" style:name="T189">
      <style:text-properties fo:font-family="Wingdings" style:font-family-complex="Wingdings"/>
    </style:style>
    <style:style style:family="text" style:name="T190">
      <style:text-properties fo:font-family="Arial" style:font-family-complex="Arial"/>
    </style:style>
    <style:style style:family="text" style:name="T191">
      <style:text-properties fo:font-family="Courier New" style:font-family-complex="Courier New"/>
    </style:style>
    <style:style style:family="text" style:name="T192">
      <style:text-properties fo:font-family="Wingdings" style:font-family-complex="Wingdings"/>
    </style:style>
    <style:style style:family="text" style:name="T193">
      <style:text-properties fo:font-family="Symbol" style:font-family-complex="Symbol"/>
    </style:style>
    <style:style style:family="text" style:name="T194">
      <style:text-properties fo:font-family="Courier New" style:font-family-complex="Courier New"/>
    </style:style>
    <style:style style:family="text" style:name="T195">
      <style:text-properties fo:font-family="Wingdings" style:font-family-complex="Wingdings"/>
    </style:style>
    <style:style style:family="text" style:name="T196">
      <style:text-properties fo:font-family="Symbol" style:font-family-complex="Symbol"/>
    </style:style>
    <style:style style:family="text" style:name="T197">
      <style:text-properties fo:font-family="Courier New" style:font-family-complex="Courier New"/>
    </style:style>
    <style:style style:family="text" style:name="T198">
      <style:text-properties fo:font-family="Wingdings" style:font-family-complex="Wingdings"/>
    </style:style>
    <style:style style:family="text" style:name="T199">
      <style:text-properties fo:font-family="Arial" style:font-family-complex="Arial"/>
    </style:style>
    <style:style style:family="text" style:name="T200">
      <style:text-properties fo:font-family="Courier New" style:font-family-complex="Courier New"/>
    </style:style>
    <style:style style:family="text" style:name="T201">
      <style:text-properties fo:font-family="Wingdings" style:font-family-complex="Wingdings"/>
    </style:style>
    <style:style style:family="text" style:name="T202">
      <style:text-properties fo:font-family="Symbol" style:font-family-complex="Symbol"/>
    </style:style>
    <style:style style:family="text" style:name="T203">
      <style:text-properties fo:font-family="Courier New" style:font-family-complex="Courier New"/>
    </style:style>
    <style:style style:family="text" style:name="T204">
      <style:text-properties fo:font-family="Wingdings" style:font-family-complex="Wingdings"/>
    </style:style>
    <style:style style:family="text" style:name="T205">
      <style:text-properties fo:font-family="Symbol" style:font-family-complex="Symbol"/>
    </style:style>
    <style:style style:family="text" style:name="T206">
      <style:text-properties fo:font-family="Courier New" style:font-family-complex="Courier New"/>
    </style:style>
    <style:style style:family="text" style:name="T207">
      <style:text-properties fo:font-family="Wingdings" style:font-family-complex="Wingdings"/>
    </style:style>
    <style:style style:family="text" style:name="T208">
      <style:text-properties fo:font-family="Arial" style:font-family-complex="Arial"/>
    </style:style>
    <style:style style:family="text" style:name="T209">
      <style:text-properties fo:font-family="Courier New" style:font-family-complex="Courier New"/>
    </style:style>
    <style:style style:family="text" style:name="T210">
      <style:text-properties fo:font-family="Wingdings" style:font-family-complex="Wingdings"/>
    </style:style>
    <style:style style:family="text" style:name="T211">
      <style:text-properties fo:font-family="Symbol" style:font-family-complex="Symbol"/>
    </style:style>
    <style:style style:family="text" style:name="T212">
      <style:text-properties fo:font-family="Courier New" style:font-family-complex="Courier New"/>
    </style:style>
    <style:style style:family="text" style:name="T213">
      <style:text-properties fo:font-family="Wingdings" style:font-family-complex="Wingdings"/>
    </style:style>
    <style:style style:family="text" style:name="T214">
      <style:text-properties fo:font-family="Symbol" style:font-family-complex="Symbol"/>
    </style:style>
    <style:style style:family="text" style:name="T215">
      <style:text-properties fo:font-family="Courier New" style:font-family-complex="Courier New"/>
    </style:style>
    <style:style style:family="text" style:name="T216">
      <style:text-properties fo:font-family="Wingdings" style:font-family-complex="Wingdings"/>
    </style:style>
    <style:style style:family="text" style:name="T217">
      <style:text-properties fo:font-family="Arial" style:font-family-complex="Arial"/>
    </style:style>
    <style:style style:family="text" style:name="T218">
      <style:text-properties fo:font-family="Courier New" style:font-family-complex="Courier New"/>
    </style:style>
    <style:style style:family="text" style:name="T219">
      <style:text-properties fo:font-family="Wingdings" style:font-family-complex="Wingdings"/>
    </style:style>
    <style:style style:family="text" style:name="T220">
      <style:text-properties fo:font-family="Symbol" style:font-family-complex="Symbol"/>
    </style:style>
    <style:style style:family="text" style:name="T221">
      <style:text-properties fo:font-family="Courier New" style:font-family-complex="Courier New"/>
    </style:style>
    <style:style style:family="text" style:name="T222">
      <style:text-properties fo:font-family="Wingdings" style:font-family-complex="Wingdings"/>
    </style:style>
    <style:style style:family="text" style:name="T223">
      <style:text-properties fo:font-family="Symbol" style:font-family-complex="Symbol"/>
    </style:style>
    <style:style style:family="text" style:name="T224">
      <style:text-properties fo:font-family="Courier New" style:font-family-complex="Courier New"/>
    </style:style>
    <style:style style:family="text" style:name="T225">
      <style:text-properties fo:font-family="Wingdings" style:font-family-complex="Wingdings"/>
    </style:style>
    <style:style style:family="text" style:name="T226">
      <style:text-properties fo:font-family="Arial" style:font-family-complex="Arial"/>
    </style:style>
    <style:style style:family="text" style:name="T227">
      <style:text-properties fo:font-family="Courier New" style:font-family-complex="Courier New"/>
    </style:style>
    <style:style style:family="text" style:name="T228">
      <style:text-properties fo:font-family="Wingdings" style:font-family-complex="Wingdings"/>
    </style:style>
    <style:style style:family="text" style:name="T229">
      <style:text-properties fo:font-family="Symbol" style:font-family-complex="Symbol"/>
    </style:style>
    <style:style style:family="text" style:name="T230">
      <style:text-properties fo:font-family="Courier New" style:font-family-complex="Courier New"/>
    </style:style>
    <style:style style:family="text" style:name="T231">
      <style:text-properties fo:font-family="Wingdings" style:font-family-complex="Wingdings"/>
    </style:style>
    <style:style style:family="text" style:name="T232">
      <style:text-properties fo:font-family="Symbol" style:font-family-complex="Symbol"/>
    </style:style>
    <style:style style:family="text" style:name="T233">
      <style:text-properties fo:font-family="Courier New" style:font-family-complex="Courier New"/>
    </style:style>
    <style:style style:family="text" style:name="T234">
      <style:text-properties fo:font-family="Wingdings" style:font-family-complex="Wingdings"/>
    </style:style>
    <style:style style:family="text" style:name="T235">
      <style:text-properties fo:font-family="Arial" style:font-family-complex="Arial"/>
    </style:style>
    <style:style style:family="text" style:name="T236">
      <style:text-properties fo:font-family="Courier New" style:font-family-complex="Courier New"/>
    </style:style>
    <style:style style:family="text" style:name="T237">
      <style:text-properties fo:font-family="Wingdings" style:font-family-complex="Wingdings"/>
    </style:style>
    <style:style style:family="text" style:name="T238">
      <style:text-properties fo:font-family="Symbol" style:font-family-complex="Symbol"/>
    </style:style>
    <style:style style:family="text" style:name="T239">
      <style:text-properties fo:font-family="Courier New" style:font-family-complex="Courier New"/>
    </style:style>
    <style:style style:family="text" style:name="T240">
      <style:text-properties fo:font-family="Wingdings" style:font-family-complex="Wingdings"/>
    </style:style>
    <style:style style:family="text" style:name="T241">
      <style:text-properties fo:font-family="Symbol" style:font-family-complex="Symbol"/>
    </style:style>
    <style:style style:family="text" style:name="T242">
      <style:text-properties fo:font-family="Courier New" style:font-family-complex="Courier New"/>
    </style:style>
    <style:style style:family="text" style:name="T243">
      <style:text-properties fo:font-family="Wingdings" style:font-family-complex="Wingdings"/>
    </style:style>
    <text:list-style style:name="WWNum1">
      <text:list-level-style-bullet text:level="1" text:style-name="T1"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2"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3"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4"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5"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6"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7"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8"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9"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2">
      <text:list-level-style-bullet text:level="1" text:style-name="T10"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11"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2"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3"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4"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5"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6"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7"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8"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3">
      <text:list-level-style-bullet text:level="1" text:style-name="T19"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20"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21"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22"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23"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24"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25"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26"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27"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4">
      <text:list-level-style-bullet text:level="1" text:style-name="T28"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29"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30"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31"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32"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33"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34"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35"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36"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5">
      <text:list-level-style-bullet text:level="1" text:style-name="T37"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38"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39"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40"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41"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42"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43"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44"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45"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6">
      <text:list-level-style-bullet text:level="1" text:style-name="T46"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47"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48"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49"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50"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51"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52"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53"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54"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7">
      <text:list-level-style-bullet text:level="1" text:style-name="T55"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56"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57"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58"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59"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60"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61"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62"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63"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8">
      <text:list-level-style-bullet text:level="1" text:style-name="T64"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65"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66"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67"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68"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69"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70"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71"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72"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9">
      <text:list-level-style-bullet text:level="1" text:style-name="T73"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74"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75"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76"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77"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78"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79"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80"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81"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0">
      <text:list-level-style-bullet text:level="1" text:style-name="T82"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83"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84"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85"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86"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87"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88"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89"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90"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1">
      <text:list-level-style-bullet text:level="1" text:style-name="T91"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92"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93"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94"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95"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96"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97"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98"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99"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2">
      <text:list-level-style-bullet text:level="1" text:style-name="T100"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101"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02"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03"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04"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05"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06"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07"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08"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3">
      <text:list-level-style-bullet text:level="1" text:style-name="T109"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110"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11"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12"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13"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14"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15"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16"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17"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4">
      <text:list-level-style-bullet text:level="1" text:style-name="T118"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119"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20"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21"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22"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23"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24"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25"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26"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5">
      <text:list-level-style-bullet text:level="1" text:style-name="T127"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128"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29"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30"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31"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32"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33"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34"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35"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6">
      <text:list-level-style-bullet text:level="1" text:style-name="T136"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137"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38"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39"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40"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41"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42"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43"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44"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7">
      <text:list-level-style-bullet text:level="1" text:style-name="T145"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146"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47"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48"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49"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50"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51"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52"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53"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8">
      <text:list-level-style-bullet text:level="1" text:style-name="T154"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155"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56"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57"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58"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59"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60"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61"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62"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9">
      <text:list-level-style-bullet text:level="1" text:style-name="T163"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164"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65"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66"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67"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68"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69"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70"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71"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20">
      <text:list-level-style-bullet text:level="1" text:style-name="T172"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173"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74"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75"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76"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77"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78"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79"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80"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21">
      <text:list-level-style-bullet text:level="1" text:style-name="T181"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182"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83"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84"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85"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86"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87"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88"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89"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22">
      <text:list-level-style-bullet text:level="1" text:style-name="T190"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191"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92"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93"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94"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95"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96"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97"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98"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23">
      <text:list-level-style-bullet text:level="1" text:style-name="T199" text:bullet-char="–">
        <style:list-level-properties text:list-level-position-and-space-mode="label-alignment">
          <style:list-level-label-alignment fo:text-indent="-0.635cm" fo:margin-left="2.5cm"/>
        </style:list-level-properties>
        <style:text-properties fo:font-family="Arial" style:font-family-complex="Arial"/>
      </text:list-level-style-bullet>
      <text:list-level-style-bullet text:level="2" text:style-name="T200" text:bullet-char="o">
        <style:list-level-properties text:list-level-position-and-space-mode="label-alignment">
          <style:list-level-label-alignment fo:text-indent="-0.635cm" fo:margin-left="3.77cm"/>
        </style:list-level-properties>
        <style:text-properties fo:font-family="Courier New" style:font-family-complex="Courier New"/>
      </text:list-level-style-bullet>
      <text:list-level-style-bullet text:level="3" text:style-name="T201" text:bullet-char="§">
        <style:list-level-properties text:list-level-position-and-space-mode="label-alignment">
          <style:list-level-label-alignment fo:text-indent="-0.635cm" fo:margin-left="5.04cm"/>
        </style:list-level-properties>
        <style:text-properties fo:font-family="Wingdings" style:font-family-complex="Wingdings"/>
      </text:list-level-style-bullet>
      <text:list-level-style-bullet text:level="4" text:style-name="T202" text:bullet-char="·">
        <style:list-level-properties text:list-level-position-and-space-mode="label-alignment">
          <style:list-level-label-alignment fo:text-indent="-0.635cm" fo:margin-left="6.31cm"/>
        </style:list-level-properties>
        <style:text-properties fo:font-family="Symbol" style:font-family-complex="Symbol"/>
      </text:list-level-style-bullet>
      <text:list-level-style-bullet text:level="5" text:style-name="T203" text:bullet-char="o">
        <style:list-level-properties text:list-level-position-and-space-mode="label-alignment">
          <style:list-level-label-alignment fo:text-indent="-0.635cm" fo:margin-left="7.58cm"/>
        </style:list-level-properties>
        <style:text-properties fo:font-family="Courier New" style:font-family-complex="Courier New"/>
      </text:list-level-style-bullet>
      <text:list-level-style-bullet text:level="6" text:style-name="T204" text:bullet-char="§">
        <style:list-level-properties text:list-level-position-and-space-mode="label-alignment">
          <style:list-level-label-alignment fo:text-indent="-0.635cm" fo:margin-left="8.85cm"/>
        </style:list-level-properties>
        <style:text-properties fo:font-family="Wingdings" style:font-family-complex="Wingdings"/>
      </text:list-level-style-bullet>
      <text:list-level-style-bullet text:level="7" text:style-name="T205" text:bullet-char="·">
        <style:list-level-properties text:list-level-position-and-space-mode="label-alignment">
          <style:list-level-label-alignment fo:text-indent="-0.635cm" fo:margin-left="10.12cm"/>
        </style:list-level-properties>
        <style:text-properties fo:font-family="Symbol" style:font-family-complex="Symbol"/>
      </text:list-level-style-bullet>
      <text:list-level-style-bullet text:level="8" text:style-name="T206" text:bullet-char="o">
        <style:list-level-properties text:list-level-position-and-space-mode="label-alignment">
          <style:list-level-label-alignment fo:text-indent="-0.635cm" fo:margin-left="11.39cm"/>
        </style:list-level-properties>
        <style:text-properties fo:font-family="Courier New" style:font-family-complex="Courier New"/>
      </text:list-level-style-bullet>
      <text:list-level-style-bullet text:level="9" text:style-name="T207" text:bullet-char="§">
        <style:list-level-properties text:list-level-position-and-space-mode="label-alignment">
          <style:list-level-label-alignment fo:text-indent="-0.635cm" fo:margin-left="12.66cm"/>
        </style:list-level-properties>
        <style:text-properties fo:font-family="Wingdings" style:font-family-complex="Wingdings"/>
      </text:list-level-style-bullet>
    </text:list-style>
    <text:list-style style:name="WWNum24">
      <text:list-level-style-bullet text:level="1" text:style-name="T208"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209"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210"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211"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212"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213"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214"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215"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216"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25">
      <text:list-level-style-bullet text:level="1" text:style-name="T217"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218"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219"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220"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221"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222"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223"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224"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225"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26">
      <text:list-level-style-bullet text:level="1" text:style-name="T226"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227"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228"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229"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230"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231"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232"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233"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234"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27">
      <text:list-level-style-bullet text:level="1" text:style-name="T235"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236"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237"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238"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239"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240"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241"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242"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243"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office:styles>
  <office:automatic-styles>
    <style:page-layout style:name="Mpm1">
      <style:page-layout-properties fo:page-width="21cm" fo:page-height="29.7cm" style:print-orientation="landscape" fo:margin-top="4.001cm" fo:margin-bottom="1.251cm" fo:margin-left="2.54cm" fo:margin-right="2.54cm"/>
      <style:header-style>
        <style:header-footer-properties svg:height="2.54cm" fo:min-height="2.54cm"/>
      </style:header-style>
    </style:page-layout>
    <style:page-layout style:name="Mpm2">
      <style:page-layout-properties fo:page-width="21cm" fo:page-height="29.7cm" style:print-orientation="landscape" fo:margin-top="4.001cm" fo:margin-bottom="1.251cm" fo:margin-left="2.54cm" fo:margin-right="2.54cm"/>
      <style:header-style>
        <style:header-footer-properties svg:height="2.54cm" fo:min-height="2.54cm"/>
      </style:header-style>
    </style:page-layout>
    <style:style style:parent-style-name="714" style:family="paragraph" style:name="P38">
      <style:text-properties/>
      <style:paragraph-properties>
        <style:tab-stops>
          <style:tab-stop style:position="12.6cm" style:type="center"/>
          <style:tab-stop style:position="25.2cm" style:type="right"/>
        </style:tab-stops>
      </style:paragraph-properties>
    </style:style>
    <style:style style:parent-style-name="714" style:family="paragraph" style:name="P40">
      <style:text-properties/>
      <style:paragraph-properties>
        <style:tab-stops>
          <style:tab-stop style:position="12.6cm" style:type="center"/>
          <style:tab-stop style:position="25.2cm" style:type="right"/>
        </style:tab-stops>
      </style:paragraph-properties>
    </style:style>
  </office:automatic-styles>
  <office:master-styles>
    <style:master-page style:name="Standard" style:page-layout-name="Mpm1">
      <style:header>
        <text:p text:style-name="P38"><text:span/><text:span/></text:p>
      </style:header>
    </style:master-page>
    <style:master-page style:name="MasterPage2" style:page-layout-name="Mpm2">
      <style:header>
        <text:p text:style-name="P40"><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5.1.23</meta:generator>
  </office:meta>
</office:document-meta>
</file>